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content.xml" manifest:media-type="text/xml"/>
  <manifest:file-entry manifest:full-path="Object 18/settings.xml" manifest:media-type="text/xml"/>
  <manifest:file-entry manifest:full-path="Object 18/styles.xml" manifest:media-type="text/xml"/>
  <manifest:file-entry manifest:full-path="Object 18/" manifest:version="1.2" manifest:media-type="application/vnd.oasis.opendocument.spreadshee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content.xml" manifest:media-type="text/xml"/>
  <manifest:file-entry manifest:full-path="Object 30/settings.xml" manifest:media-type="text/xml"/>
  <manifest:file-entry manifest:full-path="Object 30/styles.xml" manifest:media-type="text/xml"/>
  <manifest:file-entry manifest:full-path="Object 30/" manifest:version="1.2" manifest:media-type="application/vnd.oasis.opendocument.spreadshee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manifest.rdf" manifest:media-type="application/rdf+xml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content.xml" manifest:media-type="text/xml"/>
  <manifest:file-entry manifest:full-path="Object 33/settings.xml" manifest:media-type="text/xml"/>
  <manifest:file-entry manifest:full-path="Object 33/styles.xml" manifest:media-type="text/xml"/>
  <manifest:file-entry manifest:full-path="Object 33/" manifest:version="1.2" manifest:media-type="application/vnd.oasis.opendocument.spreadshee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6/content.xml" manifest:media-type="text/xml"/>
  <manifest:file-entry manifest:full-path="Object 36/settings.xml" manifest:media-type="text/xml"/>
  <manifest:file-entry manifest:full-path="Object 36/styles.xml" manifest:media-type="text/xml"/>
  <manifest:file-entry manifest:full-path="Object 36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content.xml" manifest:media-type="text/xml"/>
  <manifest:file-entry manifest:full-path="Object 21/settings.xml" manifest:media-type="text/xml"/>
  <manifest:file-entry manifest:full-path="Object 21/styles.xml" manifest:media-type="text/xml"/>
  <manifest:file-entry manifest:full-path="Object 21/" manifest:version="1.2" manifest:media-type="application/vnd.oasis.opendocument.spreadshee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settings.xml" manifest:media-type="text/xml"/>
  <manifest:file-entry manifest:full-path="Object 24/styles.xml" manifest:media-type="text/xml"/>
  <manifest:file-entry manifest:full-path="Object 24/" manifest:version="1.2" manifest:media-type="application/vnd.oasis.opendocument.spreadshee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settings.xml" manifest:media-type="text/xml"/>
  <manifest:file-entry manifest:full-path="Object 27/styles.xml" manifest:media-type="text/xml"/>
  <manifest:file-entry manifest:full-path="Object 27/" manifest:version="1.2" manifest:media-type="application/vnd.oasis.opendocument.spreadshee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9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30" manifest:media-type="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15/content.xml" manifest:media-type="text/xml"/>
  <manifest:file-entry manifest:full-path="Object 15/settings.xml" manifest:media-type="text/xml"/>
  <manifest:file-entry manifest:full-path="Object 15/styles.xml" manifest:media-type="text/xml"/>
  <manifest:file-entry manifest:full-path="Object 15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8pt" fo:font-weight="bold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18pt" style:font-weight-asian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ção Trabalho Pratico 3</text:p>
      <text:p text:style-name="P1">Estevão Moraes de Andrade</text:p>
      <text:p text:style-name="P1">Gabriel Alves Fernand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ntrodução</text:p>
      <text:p text:style-name="P5"><text:tab/></text:p>
      <text:p text:style-name="P6"><text:tab/><text:span text:style-name="T1">O problema proposto é desenvolver um simulador de memória virtual . Para tanto foram implementadas soluções que focam em testar e simular o funcionamento dos algoritmos de reposição sem focar a eficiencia quanto a implementação , mas buscando reduzir a complexidade do codigo de tal maneira que ele execute com um tempo reduzido.</text:span></text:p>
      <text:p text:style-name="P6"><text:span text:style-name="T1"><text:tab/>Para isso foi criado uma estrutura “page” que reflete as caracteristicas de uma pagina que será reposta. Ela é a principal variavel do programa porque define o endereço , o ultimo acesso e o tipo de acesso ( leitura / escrita ) .</text:span></text:p>
      <text:p text:style-name="P6"><text:span text:style-name="T1"><text:tab/>Para simular a tabela de paginas é criado um vetor que é alocado dinamicamente para o tamanho de paginas possíveis. Esse tamanho é calculado , baseado no tamanho da pagina , logo considerando 32bits , uma pagina que possua x bits , o tamanho da tabela de paginas é de 32bits – x . <text:s/>Nessa estrutura é armazenado o indice da pagina na memoria fisica . E o indice desse vetor identifica a pagina , essa escolha de implementação foi com proposito de reduzir a complexidade do acesso a pagina , para O(1) , tornando mais rapido o acesso aos dados na memória . </text:span></text:p>
      <text:p text:style-name="P6"><text:span text:style-name="T1"><text:tab/>Como dito antes , a memoria fisica é utilizada para armazenar as paginas , para isso , é criado um vetor do tipo “page” que recebe as paginas a serem colocadas na memória . Essa variavel é uma simulação da memória fisica , para isso , o indice do vetor de memoria é armazenado no vetor de tabelas de paginas , onde o indice é a pagina que será carregada . </text:span></text:p>
      <text:p text:style-name="P6"><text:span text:style-name="T1"><text:tab/>Para tratar do tipo de acesso e contabilizar page faults e paginas escritas . Existem duas variaveis globais chamadas page_faults e paginas_escritas. Page_faults é contabilizado a cada acesso na memória , caso a pagina não esteja alocada é incrementado essa variavel . Já paginas_escritas é incrementada a cada momento que uma pagina foi alterada na memória . Nesse caso , para considerar a alteração de uma pagina , toda vez que uma pagina com acesso “W” é retirada da memória fisica , a variavel paginas_escritas é incrementada , assim oferecendo a estatistica no final do programa.</text:span></text:p>
      <text:p text:style-name="P6"><text:span text:style-name="T1"><text:tab/>Quanto a estrutura do arquivo , para modularização do codigo , os arquivos são separados por sua estrutura ou funções basicas . Assim , existe a seguinte treefile</text:span></text:p>
      <text:p text:style-name="P6"><text:span text:style-name="T1"><text:tab/>Root</text:span></text:p>
      <text:list xml:id="list1340745789" text:style-name="L1">
        <text:list-item>
          <text:list>
            <text:list-item>
              <text:list>
                <text:list-item>
                  <text:p text:style-name="P7"><text:span text:style-name="T1">main.c : Arquivo contendo conteudo de execução do codigo</text:span></text:p>
                </text:list-item>
                <text:list-item>
                  <text:p text:style-name="P7"><text:span text:style-name="T1">page.h : Arquivo com a estrutura e funções relacionadas a paginas</text:span></text:p>
                </text:list-item>
                <text:list-item>
                  <text:p text:style-name="P7"><text:span text:style-name="T1">funcoes.c : Arquivo com as funções principais do codigo , inclusive metodos de reposição</text:span></text:p>
                </text:list-item>
                <text:list-item>
                  <text:p text:style-name="P7"><text:span text:style-name="T1">memoria.h : Arquivo contendo a variavel global MEMORIA e funções que trabalhem sobre ela.</text:span></text:p>
                </text:list-item>
                <text:list-item>
                  <text:p text:style-name="P7"><text:span text:style-name="T1">tabela.h : Arquivo contendo a variavel global TABELA_PAGINAS e as funções que trabalhem sobre ela</text:span></text:p>
                </text:list-item>
                <text:list-item>
                  <text:p text:style-name="P7"><text:span text:style-name="T1">globais.h : As variaveis globais de estatistica</text:span></text:p>
                </text:list-item>
              </text:list>
            </text:list-item>
          </text:list>
        </text:list-item>
      </text:list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4"><text:span text:style-name="T1">Metodos de Reposição</text:span></text:p>
      <text:p text:style-name="P4"><text:span text:style-name="T1"><text:tab/></text:span></text:p>
      <text:p text:style-name="P6"><text:span text:style-name="T1"><text:tab/>Os metodos de reposição são baseados nos dois vetores já descritos anteriormente . O vetor de memória possui as estruturas page e para avaliar qual pagina deve ser retirado é utilizada um campo dentro da pagina . É um valor inteiro que é contabilizado a cada acesso ao arquivo de log, dessa maneira cada pagina recebe um tempo de acesso e assim é possível utilizar o metodo FIFO e LRU sem necessidade de implementar uma fila ou algo do tipo. </text:span></text:p>
      <text:p text:style-name="P6"><text:span text:style-name="T1"/></text:p>
      <text:p text:style-name="P4"><text:span text:style-name="T1"><text:tab/>FIFO</text:span></text:p>
      <text:p text:style-name="P4"><text:span text:style-name="T1"><text:tab/><text:tab/></text:span><text:span text:style-name="T3"> O metodo retira o primeiro item inserido , independente de hits postériores ou não , para tanto , a cada acesso a uma page , ela é verificada na tabela de paginas se está na memória e caso esteja a complexidade para buscar essa pagina é O(1) . Dessa maneira ocorre um hit ou no caso de page fault é feita uma pesquisa na memória e avaliado a pagina com tempo menor.</text:span></text:p>
      <text:p text:style-name="P4"><text:span text:style-name="T3"/></text:p>
      <text:p text:style-name="P4"><text:span text:style-name="T3"><text:tab/></text:span><text:span text:style-name="T2">LRU</text:span></text:p>
      <text:p text:style-name="P4"><text:span text:style-name="T2"><text:tab/><text:tab/></text:span><text:span text:style-name="T4">Esse metodo retira a pagina mais antiga , a diferença vital entre o FIFO é que a cada hit a pagina na memória tem o tempo atualizado , assim garantindo que o ultimo acessado realmente seja retirado .</text:span></text:p>
      <text:p text:style-name="P4"><text:span text:style-name="T4"><text:tab/></text:span></text:p>
      <text:p text:style-name="P4"><text:span text:style-name="T4"><text:tab/></text:span><text:span text:style-name="T2">RANDOM</text:span></text:p>
      <text:p text:style-name="P4"><text:span text:style-name="T2"><text:tab/><text:tab/></text:span><text:span text:style-name="T4">O metodo simplesmente seleciona um valor aleatório e retira da memória o indice que foi selecionado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3"><text:span text:style-name="T1">Resultados</text:span></text:p>
      <text:p text:style-name="P3"><text:span text:style-name="T1"><text:tab/></text:span><text:span text:style-name="T4">Os resultados para cada metodo de reposição serão mostrados em uma tabela com duas linhas , uma para as page faults e um para as paginas escritas . Dessa maneira serão 2 graficos para cada. Considerando que um grafico deve variar o tamanho da pagina na seguinte sequência ( 2,4,8,16,32,64 ) e o tamanho da memória fisica na seguinte sequência ( 128 , 256, 512 , 1024, 2048 , 4096 , 8192 , 16384 ). </text:span></text:p>
      <text:p text:style-name="P3"><text:span text:style-name="T4"><text:tab/>Para melhor identificar essa analise o grafico pode ser lido de duas maneiras , a curva da linha representa para cada tamanho de memoria a variação do tamanho da pagina . Porém caso a leitura seja interessada em visualizar o tamanho fixo de uma pagina relacionado ao crescimento do tamanho da memória , basta analisar os pontos naquele tamanho de pagina e verificar a altura de cada ponto.</text:span></text:p>
      <text:p text:style-name="P3"><text:span text:style-name="T4"><text:tab/>Analisando de uma maneira geral os graficos , foi possível identificar um padrão comum para todos os metodos de reposição , a medida que o tamanho de pagina crescia a quantidade de page faults e paginas escritas cresciam com eles . Porém esse crescimento era variavel a medida que a memória também crescia . </text:span></text:p>
      <text:p text:style-name="P3"><text:span text:style-name="T4"><text:tab/>Considerando assim para o caso de uma memória de 128 kb a curva com maior crescimento. </text:span></text:p>
      <text:p text:style-name="P3"><text:span text:style-name="T4"><text:tab/>Para os padrões de reposição , abaixo trataremos das especificidades apresentadas nos seus graficos em comparação aos demais.</text:span></text:p>
      <text:p text:style-name="P3"><text:span text:style-name="T4"><text:tab/></text:span></text:p>
      <text:p text:style-name="P3"><text:span text:style-name="T4"><text:tab/></text:span><text:span text:style-name="T5">FIFO</text:span></text:p>
      <text:p text:style-name="P3"><text:span text:style-name="T4"><text:tab/><text:tab/>Como já esperado esse metodo de reposição foi o que teve os piores resultados , apesar do metodo random configurar um padrão aleatório , até o mesmo possuiu resultados mais agradaveis do que o FIFO .</text:span></text:p>
      <text:p text:style-name="P3"><text:span text:style-name="T4"><text:tab/><text:tab/>Para o fifo a inclinação da curva foi bem maior do que os demais se avaliando cada alteração de tamanho de memória . <text:s/>E também aquele que possuiu a maior diferença de page faults quando haviam a alteração do tamanho da memoria fixando um tamanho de pagina . Especialmente essa curva aumentava bastante quando a memoria era alterada e o tamanho da pagina permanecia em 32KB.</text:span></text:p>
      <text:p text:style-name="P3"><text:span text:style-name="T4"><text:tab/><text:tab/>Um peculiaridade aconteceu , a conhecida anomalia de belamy foi encontrada em uma situação . Para o arquivo de matriz.log quando a tamanho da pagina foi fixada em 32kb , o tamanho de memoria 128kb teve menos page faults do que uma memoria de tamanho 256 kB.</text:span></text:p>
      <text:p text:style-name="P3"><text:span text:style-name="T4"><text:tab/><text:tab/>Outra fato observado é que para o programa compressor ao atingir uma memória de tamanho 16mb , 8mb e 4mb a medida que o tamanho da pagina é aumentado , ao inves de aumentar o número de pages faults , ele diminui , contrariando a logica de que menos paginas disponiveis , deveriamos haver mais page faults.</text:span></text:p>
      <text:p text:style-name="P3"><text:span text:style-name="T4"><text:s/></text:span></text:p>
      <text:p text:style-name="P3"><text:span text:style-name="T4"><text:tab/></text:span><text:span text:style-name="T5">LRU</text:span></text:p>
      <text:p text:style-name="P3"><text:span text:style-name="T4"><text:tab/><text:tab/>Também como esperado , o metodo de reposição LRU foi o mais eficiente , o programa que apresentou maior quantidade de page faults foi o matriz.log que possuiu por volta de 370 mil page fauls . Se comparado o mesmo grafico aos demais metodos de reposição foi evidentemente o mais eficiente , considerando que os demais tiveram valores na cada dos 470 mil . Para isso esse valores são considerados para tamanho de pagina 64kb e tamanho de memoria 128kb . Porém é possível estender esse resultado para os demais tamanhos de memória e paginas pois , como mostra nos graficos os crescimentos seguem um padrão comum , alterando somente sua taxa de variação baseado no tamanho da memoria . Ou seja memorias maiores possuem uma variação menor da curva de crescimento.</text:span></text:p>
      <text:p text:style-name="P3"><text:span text:style-name="T4"><text:tab/><text:tab/>Outro fato interessante é que em alguns casos as paginas escritas retiradas </text:span><text:soft-page-break/><text:span text:style-name="T4">da memoria foram nulas . Ou seja , aquelas que foram escritas inicialmente não sairam da fila de memória.</text:span></text:p>
      <text:p text:style-name="P3"><text:span text:style-name="T4"><text:tab/><text:tab/>Acompanhando um fato que ocorreu no FIFO , porem agora em outro programa, no simulador.log , para um tamanho de memória 16Mb ao aumentar o tamanho das paginas os page faults cairam , contrariando a expectativa. Esse fato ainda se repetiu no programa compressor e matriz , onde a memoria estando em 16Mb os valores de page fault cairam a medida que foir aumentado o tamanho das paginas. </text:span></text:p>
      <text:p text:style-name="P3"><text:span text:style-name="T4"/></text:p>
      <text:p text:style-name="P3"><text:span text:style-name="T4"><text:tab/></text:span><text:span text:style-name="T5">RANDOM</text:span></text:p>
      <text:p text:style-name="P3"><text:span text:style-name="T4"><text:tab/><text:tab/>Seguindo o padrão de crescimento dos outros metodos de reposição , apesar do metodo aleatorio não possuir uma expectativa anterior , ele seguiu um padrão estavel , se compararmos o grafico dos 4 programas é possível verificar que os maiores crescimentos de page faults foram realmente de tamanhos de memória entre 128Kb e 512Kb , a medida que o tamanho das paginas iam crescendo. </text:span></text:p>
      <text:p text:style-name="P3"><text:span text:style-name="T4"><text:tab/>Analisando esse fato é possível perceber que a medida que é acrescida a memoria , independente do tamanho da pagina a diferença entre os page faults é bem pequena . Porém , não um dado levantado , mas ao longo dos experimentos foi possível perceber que para memorias muito grandes o tempo de execução do programa realmente era maior , partindo desse ponto , é possível encontrar um ponto de equilibro entre o tempo de execução de um programa e a quantidade de memoria .</text:span></text:p>
      <text:p text:style-name="P3"><text:span text:style-name="T4"/></text:p>
      <text:p text:style-name="P4"><text:span text:style-name="T1">Conclusão geral</text:span></text:p>
      <text:p text:style-name="P3"><text:span text:style-name="T4"/></text:p>
      <text:p text:style-name="P3"><text:span text:style-name="T4"><text:tab/>Após a analise dos graficos abaixo e da serie de testes foi possível perceber que o metodo de reposição de paginas LRU é o mais eficiente , não apenas por questões de page faults , mas também pela retirada de paginas escritas . Se considerarmos que em alguns casos essas paginas escritas não foram retiradas da memória podemos considerar que há um problema no sentido de ter um disco com dados desatualizados , porém , para vias de testes , a não seleção dessas paginas demonstra que o programa le o maior número de informações diferentes, não que isso seja onus do simulador , mas sim do metodo de reposição .</text:span></text:p>
      <text:p text:style-name="P3"><text:span text:style-name="T4"><text:tab/>A relação tempo x tamanho de memória também foi percebido . Para programas que executaram em tamanhos de memória muito grandes como 16Mb o tempo de execução foi bem superior se comparado a execução de uma memória de 512 kb , entretando , em alguns casos , como no LRU e fixando o tamanho da pagina , foi possível perceber que a quantidade de pages faults era bem pequena , mostrando que o tamanho da memória não influenciava tanto assim no resultado . Dado esses fatos é possível presumir que para os arquivos de logs testado a melhor configuração , seria roda-los em uma memória de 2MB com tamanho de pagina de 8kb. Pois em todos os graficos foi possível perceber que a diferença de page faults para memorias maiores é bem próximo e para os tamanhos de pagina a mesma coisa . Consideramos assim , a configuração mais eficaz.</text:span></text:p>
      <text:p text:style-name="P3"><text:span text:style-name="T4"><text:tab/>Abaixo seguem os graficos que dão base a essa analise , lembrando que os valores estão escritos em uma tabela abaixo do grafico . Essa tabela retem os valores exatos de page faults e paginas escritas . As analises feitas nesse trabalho são baseados no comportamento das linhas nesses graficos e dos resultados descritos nessa tabela . Como o grafico não reflete bem o detalhe dos valores , por esses serem muito grandes , a tabela serve de auxilio para determina eventos de valores menores , mas ainda assim importantes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FIFO</text:span></text:p>
      <text:p text:style-name="P3"><text:span text:style-name="T4">compilador.log</text:span></text:p>
      <text:p text:style-name="P3"><draw:frame draw:style-name="fr1" draw:name="Object3" text:anchor-type="paragraph" svg:x="-0.037cm" svg:y="18.066cm" svg:width="16.75cm" svg:height="5.872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2" text:anchor-type="paragraph" svg:x="0.818cm" svg:y="0.455cm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713cm" svg:y="9.567cm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<text:tab/><text:tab/></text:span></text:p>
      <text:p text:style-name="P3"><text:soft-page-break/><text:span text:style-name="T4"/></text:p>
      <text:p text:style-name="P3"><text:span text:style-name="T4">simulador.log</text:span></text:p>
      <text:p text:style-name="P3"><text:span text:style-name="T4"/></text:p>
      <text:p text:style-name="P3"><draw:frame draw:style-name="fr1" draw:name="Object4" text:anchor-type="paragraph" svg:x="0.501cm" svg:y="0cm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/></text:p>
      <text:p text:style-name="P3"><draw:frame draw:style-name="fr2" draw:name="Object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4"/></text:p>
      <text:p text:style-name="P3"><draw:frame draw:style-name="fr2" draw:name="Object6" text:anchor-type="paragraph" svg:width="16.828cm" svg:height="5.72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4"/></text:p>
      <text:p text:style-name="P3"><text:soft-page-break/><text:span text:style-name="T4">compressor.log</text:span></text:p>
      <text:p text:style-name="P3"><draw:frame draw:style-name="fr1" draw:name="Object7" text:anchor-type="paragraph" svg:x="0.501cm" svg:y="0.235cm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ct8" text:anchor-type="paragraph" svg:x="0.342cm" svg:y="8.932cm" svg:width="15.998cm" svg:height="8.999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ct9" text:anchor-type="paragraph" svg:x="-0.099cm" svg:y="18.103cm" svg:width="17.041cm" svg:height="6.234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4"/></text:p>
      <text:p text:style-name="P3"><text:soft-page-break/><text:span text:style-name="T4">matriz.log</text:span></text:p>
      <text:p text:style-name="P3"><draw:frame draw:style-name="fr2" draw:name="Object10" text:anchor-type="paragraph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draw:frame draw:style-name="fr2" draw:name="Object11" text:anchor-type="paragraph" svg:width="16cm" svg:height="8.999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4"/></text:p>
      <text:p text:style-name="P3"><draw:frame draw:style-name="fr2" draw:name="Object12" text:anchor-type="paragraph" svg:width="16.113cm" svg:height="5.368cm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4"/></text:p>
      <text:p text:style-name="P3"><text:soft-page-break/><text:span text:style-name="T4">LRU</text:span></text:p>
      <text:p text:style-name="P3"><text:span text:style-name="T4"/></text:p>
      <text:p text:style-name="P3"><text:span text:style-name="T4">compilador.log</text:span></text:p>
      <text:p text:style-name="P3"><text:span text:style-name="T4"/></text:p>
      <text:p text:style-name="P3"><draw:frame draw:style-name="fr2" draw:name="Object13" text:anchor-type="paragraph" svg:width="16cm" svg:height="8.999cm" draw:z-index="12"><draw:object xlink:href="./Object 13" xlink:type="simple" xlink:show="embed" xlink:actuate="onLoad"/><draw:image xlink:href="./ObjectReplacements/Object 13" xlink:type="simple" xlink:show="embed" xlink:actuate="onLoad"/></draw:frame><draw:frame draw:style-name="fr1" draw:name="Object14" text:anchor-type="paragraph" svg:x="0.501cm" svg:y="8.998cm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draw:frame draw:style-name="fr1" draw:name="Object15" text:anchor-type="paragraph" svg:x="0.616cm" svg:y="17.995cm" svg:width="15.242cm" svg:height="5.165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4"/></text:p>
      <text:p text:style-name="P3"><text:soft-page-break/><text:span text:style-name="T4">simulador.log</text:span></text:p>
      <text:p text:style-name="P3"><text:span text:style-name="T4"/></text:p>
      <text:p text:style-name="P3"><draw:frame draw:style-name="fr1" draw:name="Object16" text:anchor-type="paragraph" svg:x="0.501cm" svg:y="0cm" svg:width="16cm" svg:height="8.999cm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4"/></text:p>
      <text:p text:style-name="P3"><draw:frame draw:style-name="fr2" draw:name="Object17" text:anchor-type="paragraph" svg:width="16cm" svg:height="8.999cm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T4"/></text:p>
      <text:p text:style-name="P3"><draw:frame draw:style-name="fr2" draw:name="Object18" text:anchor-type="paragraph" svg:width="16.868cm" svg:height="5.717cm" draw:z-index="17"><draw:object xlink:href="./Object 18" xlink:type="simple" xlink:show="embed" xlink:actuate="onLoad"/><draw:image xlink:href="./ObjectReplacements/Object 18" xlink:type="simple" xlink:show="embed" xlink:actuate="onLoad"/></draw:frame><text:span text:style-name="T4"/></text:p>
      <text:p text:style-name="P3"><text:soft-page-break/><text:span text:style-name="T4">compressor.log</text:span></text:p>
      <text:p text:style-name="P3"><text:span text:style-name="T4"/></text:p>
      <text:p text:style-name="P3"><draw:frame draw:style-name="fr1" draw:name="Object19" text:anchor-type="paragraph" svg:x="0.501cm" svg:y="0cm" svg:width="16cm" svg:height="8.999cm" draw:z-index="18"><draw:object xlink:href="./Object 19" xlink:type="simple" xlink:show="embed" xlink:actuate="onLoad"/><draw:image xlink:href="./ObjectReplacements/Object 19" xlink:type="simple" xlink:show="embed" xlink:actuate="onLoad"/></draw:frame><text:span text:style-name="T4"/></text:p>
      <text:p text:style-name="P3"><draw:frame draw:style-name="fr2" draw:name="Object20" text:anchor-type="paragraph" svg:width="16cm" svg:height="8.999cm" draw:z-index="19"><draw:object xlink:href="./Object 20" xlink:type="simple" xlink:show="embed" xlink:actuate="onLoad"/><draw:image xlink:href="./ObjectReplacements/Object 20" xlink:type="simple" xlink:show="embed" xlink:actuate="onLoad"/></draw:frame><text:span text:style-name="T4"/></text:p>
      <text:p text:style-name="P3"><draw:frame draw:style-name="fr2" draw:name="Object21" text:anchor-type="paragraph" svg:width="15.439cm" svg:height="4.884cm" draw:z-index="20"><draw:object xlink:href="./Object 21" xlink:type="simple" xlink:show="embed" xlink:actuate="onLoad"/><draw:image xlink:href="./ObjectReplacements/Object 21" xlink:type="simple" xlink:show="embed" xlink:actuate="onLoad"/></draw:frame><text:span text:style-name="T4"/></text:p>
      <text:p text:style-name="P3"><text:soft-page-break/><text:span text:style-name="T4">matriz.log</text:span></text:p>
      <text:p text:style-name="P3"><text:span text:style-name="T4"/></text:p>
      <text:p text:style-name="P3"><draw:frame draw:style-name="fr3" draw:name="Object22" text:anchor-type="paragraph" svg:width="16cm" svg:height="8.999cm" draw:z-index="21"><draw:object xlink:href="./Object 22" xlink:type="simple" xlink:show="embed" xlink:actuate="onLoad"/><draw:image xlink:href="./ObjectReplacements/Object 22" xlink:type="simple" xlink:show="embed" xlink:actuate="onLoad"/></draw:frame><text:span text:style-name="T4"/></text:p>
      <text:p text:style-name="P3"><draw:frame draw:style-name="fr2" draw:name="Object23" text:anchor-type="paragraph" svg:width="16cm" svg:height="8.999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4"/></text:p>
      <text:p text:style-name="P3"><draw:frame draw:style-name="fr2" draw:name="Object24" text:anchor-type="paragraph" svg:width="16.298cm" svg:height="5.136cm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4"/></text:p>
      <text:p text:style-name="P3"><text:soft-page-break/><text:span text:style-name="T4">RANDOM</text:span></text:p>
      <text:p text:style-name="P3"><text:span text:style-name="T4">compilador.log</text:span></text:p>
      <text:p text:style-name="P3"><text:span text:style-name="T4"/></text:p>
      <text:p text:style-name="P3"><draw:frame draw:style-name="fr3" draw:name="Object25" text:anchor-type="paragraph" svg:width="16cm" svg:height="8.999cm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T4"/></text:p>
      <text:p text:style-name="P3"><draw:frame draw:style-name="fr2" draw:name="Object26" text:anchor-type="paragraph" svg:width="16cm" svg:height="8.999cm" draw:z-index="25"><draw:object xlink:href="./Object 26" xlink:type="simple" xlink:show="embed" xlink:actuate="onLoad"/><draw:image xlink:href="./ObjectReplacements/Object 26" xlink:type="simple" xlink:show="embed" xlink:actuate="onLoad"/></draw:frame><text:span text:style-name="T4"/></text:p>
      <text:p text:style-name="P3"><draw:frame draw:style-name="fr2" draw:name="Object27" text:anchor-type="paragraph" svg:width="16.828cm" svg:height="5.23cm" draw:z-index="26"><draw:object xlink:href="./Object 27" xlink:type="simple" xlink:show="embed" xlink:actuate="onLoad"/><draw:image xlink:href="./ObjectReplacements/Object 27" xlink:type="simple" xlink:show="embed" xlink:actuate="onLoad"/></draw:frame><text:span text:style-name="T4"/></text:p>
      <text:p text:style-name="P3"><text:soft-page-break/><text:span text:style-name="T4">simulador.log</text:span></text:p>
      <text:p text:style-name="P3"><text:span text:style-name="T4"/></text:p>
      <text:p text:style-name="P3"><draw:frame draw:style-name="fr3" draw:name="Object28" text:anchor-type="paragraph" svg:width="16cm" svg:height="8.999cm" draw:z-index="27"><draw:object xlink:href="./Object 28" xlink:type="simple" xlink:show="embed" xlink:actuate="onLoad"/><draw:image xlink:href="./ObjectReplacements/Object 28" xlink:type="simple" xlink:show="embed" xlink:actuate="onLoad"/></draw:frame><text:span text:style-name="T4"/></text:p>
      <text:p text:style-name="P3"><draw:frame draw:style-name="fr3" draw:name="Object29" text:anchor-type="paragraph" svg:width="16cm" svg:height="8.999cm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4"/></text:p>
      <text:p text:style-name="P3"><draw:frame draw:style-name="fr2" draw:name="Object30" text:anchor-type="paragraph" svg:width="16.113cm" svg:height="5.191cm" draw:z-index="29"><draw:object xlink:href="./Object 30" xlink:type="simple" xlink:show="embed" xlink:actuate="onLoad"/><draw:image xlink:href="./ObjectReplacements/Object 30" xlink:type="simple" xlink:show="embed" xlink:actuate="onLoad"/></draw:frame><text:span text:style-name="T4"/></text:p>
      <text:p text:style-name="P3"><text:soft-page-break/><text:span text:style-name="T4">compressor.log</text:span></text:p>
      <text:p text:style-name="P3"><text:span text:style-name="T4"/></text:p>
      <text:p text:style-name="P3"><draw:frame draw:style-name="fr3" draw:name="Object31" text:anchor-type="paragraph" svg:width="16cm" svg:height="8.999cm" draw:z-index="30"><draw:object xlink:href="./Object 31" xlink:type="simple" xlink:show="embed" xlink:actuate="onLoad"/><draw:image xlink:href="./ObjectReplacements/Object 31" xlink:type="simple" xlink:show="embed" xlink:actuate="onLoad"/></draw:frame><text:span text:style-name="T4"/></text:p>
      <text:p text:style-name="P3"><draw:frame draw:style-name="fr3" draw:name="Object32" text:anchor-type="paragraph" svg:width="16cm" svg:height="8.999cm" draw:z-index="31"><draw:object xlink:href="./Object 32" xlink:type="simple" xlink:show="embed" xlink:actuate="onLoad"/><draw:image xlink:href="./ObjectReplacements/Object 32" xlink:type="simple" xlink:show="embed" xlink:actuate="onLoad"/></draw:frame><text:span text:style-name="T4"/></text:p>
      <text:p text:style-name="P3"><draw:frame draw:style-name="fr2" draw:name="Object33" text:anchor-type="paragraph" svg:width="16.305cm" svg:height="5.618cm" draw:z-index="32"><draw:object xlink:href="./Object 33" xlink:type="simple" xlink:show="embed" xlink:actuate="onLoad"/><draw:image xlink:href="./ObjectReplacements/Object 33" xlink:type="simple" xlink:show="embed" xlink:actuate="onLoad"/></draw:frame><text:span text:style-name="T4"/></text:p>
      <text:p text:style-name="P3"><text:soft-page-break/><text:span text:style-name="T4">matriz.log</text:span></text:p>
      <text:p text:style-name="P3"><text:span text:style-name="T4"/></text:p>
      <text:p text:style-name="P3"><draw:frame draw:style-name="fr3" draw:name="Object34" text:anchor-type="paragraph" svg:width="16cm" svg:height="8.999cm" draw:z-index="33"><draw:object xlink:href="./Object 34" xlink:type="simple" xlink:show="embed" xlink:actuate="onLoad"/><draw:image xlink:href="./ObjectReplacements/Object 34" xlink:type="simple" xlink:show="embed" xlink:actuate="onLoad"/></draw:frame><text:span text:style-name="T4"/></text:p>
      <text:p text:style-name="P3"><draw:frame draw:style-name="fr3" draw:name="Object35" text:anchor-type="paragraph" svg:width="16cm" svg:height="8.999cm" draw:z-index="34"><draw:object xlink:href="./Object 35" xlink:type="simple" xlink:show="embed" xlink:actuate="onLoad"/><draw:image xlink:href="./ObjectReplacements/Object 35" xlink:type="simple" xlink:show="embed" xlink:actuate="onLoad"/></draw:frame><text:span text:style-name="T4"/></text:p>
      <text:p text:style-name="P3"><draw:frame draw:style-name="fr1" draw:name="Object36" text:anchor-type="paragraph" svg:x="0.272cm" svg:y="0cm" svg:width="16.644cm" svg:height="5.526cm" draw:z-index="35"><draw:object xlink:href="./Object 36" xlink:type="simple" xlink:show="embed" xlink:actuate="onLoad"/><draw:image xlink:href="./ObjectReplacements/Object 36" xlink:type="simple" xlink:show="embed" xlink:actuate="onLoad"/></draw:frame><text:span text:style-name="T4"/></text:p>
      <text:p text:style-name="P3"><text:soft-page-break/><text:span text:style-name="T1">BUG e Decisões de Projeto</text:span></text:p>
      <text:p text:style-name="P3"><text:span text:style-name="T1"><text:tab/></text:span><text:span text:style-name="T3">Aparentemente não foram encontrados bugs no programa. Porém o programa em si não trata falha de linhas de execução sem parametro. Ele trata apenas a falta do parametro para debug , nesse caso não é apresentado as linhas de debug.</text:span></text:p>
      <text:p text:style-name="P3"><text:span text:style-name="T3"><text:tab/>Aproveitando , para debugar o programa é simples , basta adicionar um parametro ao final da linha de execução utilizando 0 ou 1 . No caso 0 indica sem debug , 1 indica o debug . Esse mostra qual registro vai ser inserido e como é o status da memória , nesse caso quais paginas estão alocadas na memória , qual o tempo que ela foi alocada e qual é o tipo de permissão de acesso ( “R” ou “W” ) . </text:span></text:p>
      <text:p text:style-name="P3"><text:span text:style-name="T3"><text:tab/>Em caso de ativação do modo debug o programa que executa em segundos tem um aumento drastico para horas , isso porque para cada inserção é mostrado o vetor da memória , e percorre-lo todo é custosso. </text:span></text:p>
      <text:p text:style-name="P3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ao </meta:initial-creator>
    <meta:creation-date>2013-06-23T21:12:01</meta:creation-date>
    <dc:date>2013-06-25T13:04:51</dc:date>
    <dc:creator>estevao </dc:creator>
    <meta:editing-duration>P1DT15H37M39S</meta:editing-duration>
    <meta:editing-cycles>11</meta:editing-cycles>
    <meta:generator>LibreOffice/3.5$Linux_x86 LibreOffice_project/350m1$Build-2</meta:generator>
    <meta:document-statistic meta:table-count="0" meta:image-count="0" meta:object-count="36" meta:page-count="18" meta:paragraph-count="73" meta:word-count="2049" meta:character-count="11575" meta:non-whitespace-character-count="95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22cm" svg:y="0.315cm" chart:style-name="ch2">
          <text:p>Compilador FIFO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684cm" svg:y="8.018cm" chart:style-name="ch7">
              <text:p>Tamanho da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446">
                <text:p>8446</text:p>
              </table:table-cell>
              <table:table-cell office:value-type="float" office:value="5912">
                <text:p>5912</text:p>
              </table:table-cell>
              <table:table-cell office:value-type="float" office:value="4261">
                <text:p>4261</text:p>
              </table:table-cell>
              <table:table-cell office:value-type="float" office:value="2448">
                <text:p>2448</text:p>
              </table:table-cell>
              <table:table-cell office:value-type="float" office:value="1388">
                <text:p>1388</text:p>
              </table:table-cell>
              <table:table-cell office:value-type="float" office:value="779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935">
                <text:p>9935</text:p>
              </table:table-cell>
              <table:table-cell office:value-type="float" office:value="7018">
                <text:p>7018</text:p>
              </table:table-cell>
              <table:table-cell office:value-type="float" office:value="4911">
                <text:p>4911</text:p>
              </table:table-cell>
              <table:table-cell office:value-type="float" office:value="3425">
                <text:p>3425</text:p>
              </table:table-cell>
              <table:table-cell office:value-type="float" office:value="1776">
                <text:p>1776</text:p>
              </table:table-cell>
              <table:table-cell office:value-type="float" office:value="959">
                <text:p>959</text:p>
              </table:table-cell>
              <table:table-cell office:value-type="float" office:value="517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997">
                <text:p>13997</text:p>
              </table:table-cell>
              <table:table-cell office:value-type="float" office:value="9596">
                <text:p>9596</text:p>
              </table:table-cell>
              <table:table-cell office:value-type="float" office:value="6797">
                <text:p>6797</text:p>
              </table:table-cell>
              <table:table-cell office:value-type="float" office:value="4649">
                <text:p>4649</text:p>
              </table:table-cell>
              <table:table-cell office:value-type="float" office:value="2976">
                <text:p>2976</text:p>
              </table:table-cell>
              <table:table-cell office:value-type="float" office:value="1464">
                <text:p>1464</text:p>
              </table:table-cell>
              <table:table-cell office:value-type="float" office:value="757">
                <text:p>75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806">
                <text:p>21806</text:p>
              </table:table-cell>
              <table:table-cell office:value-type="float" office:value="13291">
                <text:p>13291</text:p>
              </table:table-cell>
              <table:table-cell office:value-type="float" office:value="8905">
                <text:p>8905</text:p>
              </table:table-cell>
              <table:table-cell office:value-type="float" office:value="6144">
                <text:p>6144</text:p>
              </table:table-cell>
              <table:table-cell office:value-type="float" office:value="4126">
                <text:p>4126</text:p>
              </table:table-cell>
              <table:table-cell office:value-type="float" office:value="2465">
                <text:p>2465</text:p>
              </table:table-cell>
              <table:table-cell office:value-type="float" office:value="1070">
                <text:p>107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417">
                <text:p>33417</text:p>
              </table:table-cell>
              <table:table-cell office:value-type="float" office:value="19598">
                <text:p>19598</text:p>
              </table:table-cell>
              <table:table-cell office:value-type="float" office:value="11706">
                <text:p>11706</text:p>
              </table:table-cell>
              <table:table-cell office:value-type="float" office:value="7566">
                <text:p>7566</text:p>
              </table:table-cell>
              <table:table-cell office:value-type="float" office:value="4876">
                <text:p>4876</text:p>
              </table:table-cell>
              <table:table-cell office:value-type="float" office:value="3142">
                <text:p>3142</text:p>
              </table:table-cell>
              <table:table-cell office:value-type="float" office:value="1579">
                <text:p>157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5109">
                <text:p>55109</text:p>
              </table:table-cell>
              <table:table-cell office:value-type="float" office:value="30603">
                <text:p>30603</text:p>
              </table:table-cell>
              <table:table-cell office:value-type="float" office:value="17686">
                <text:p>17686</text:p>
              </table:table-cell>
              <table:table-cell office:value-type="float" office:value="10386">
                <text:p>10386</text:p>
              </table:table-cell>
              <table:table-cell office:value-type="float" office:value="6451">
                <text:p>6451</text:p>
              </table:table-cell>
              <table:table-cell office:value-type="float" office:value="3927">
                <text:p>3927</text:p>
              </table:table-cell>
              <table:table-cell office:value-type="float" office:value="2400">
                <text:p>2400</text:p>
              </table:table-cell>
              <table:table-cell office:value-type="float" office:value="1100">
                <text:p>1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527cm" svg:y="0.315cm" chart:style-name="ch2">
          <text:p>MATRIZ FIFO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36893">
                <text:p>36893</text:p>
              </table:table-cell>
              <table:table-cell office:value-type="float" office:value="20441">
                <text:p>20441</text:p>
              </table:table-cell>
              <table:table-cell office:value-type="float" office:value="10669">
                <text:p>10669</text:p>
              </table:table-cell>
              <table:table-cell office:value-type="float" office:value="6097">
                <text:p>6097</text:p>
              </table:table-cell>
              <table:table-cell office:value-type="float" office:value="4027">
                <text:p>4027</text:p>
              </table:table-cell>
              <table:table-cell office:value-type="float" office:value="3367">
                <text:p>3367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1638">
                <text:p>81638</text:p>
              </table:table-cell>
              <table:table-cell office:value-type="float" office:value="30422">
                <text:p>30422</text:p>
              </table:table-cell>
              <table:table-cell office:value-type="float" office:value="17523">
                <text:p>17523</text:p>
              </table:table-cell>
              <table:table-cell office:value-type="float" office:value="8551">
                <text:p>8551</text:p>
              </table:table-cell>
              <table:table-cell office:value-type="float" office:value="4850">
                <text:p>4850</text:p>
              </table:table-cell>
              <table:table-cell office:value-type="float" office:value="3261">
                <text:p>3261</text:p>
              </table:table-cell>
              <table:table-cell office:value-type="float" office:value="2798">
                <text:p>2798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1346">
                <text:p>211346</text:p>
              </table:table-cell>
              <table:table-cell office:value-type="float" office:value="77190">
                <text:p>77190</text:p>
              </table:table-cell>
              <table:table-cell office:value-type="float" office:value="27104">
                <text:p>27104</text:p>
              </table:table-cell>
              <table:table-cell office:value-type="float" office:value="15410">
                <text:p>15410</text:p>
              </table:table-cell>
              <table:table-cell office:value-type="float" office:value="6672">
                <text:p>6672</text:p>
              </table:table-cell>
              <table:table-cell office:value-type="float" office:value="3840">
                <text:p>3840</text:p>
              </table:table-cell>
              <table:table-cell office:value-type="float" office:value="2778">
                <text:p>277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4507">
                <text:p>324507</text:p>
              </table:table-cell>
              <table:table-cell office:value-type="float" office:value="205727">
                <text:p>205727</text:p>
              </table:table-cell>
              <table:table-cell office:value-type="float" office:value="70151">
                <text:p>70151</text:p>
              </table:table-cell>
              <table:table-cell office:value-type="float" office:value="22815">
                <text:p>22815</text:p>
              </table:table-cell>
              <table:table-cell office:value-type="float" office:value="12021">
                <text:p>12021</text:p>
              </table:table-cell>
              <table:table-cell office:value-type="float" office:value="4910">
                <text:p>4910</text:p>
              </table:table-cell>
              <table:table-cell office:value-type="float" office:value="3027">
                <text:p>3027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4797">
                <text:p>304797</text:p>
              </table:table-cell>
              <table:table-cell office:value-type="float" office:value="314398">
                <text:p>314398</text:p>
              </table:table-cell>
              <table:table-cell office:value-type="float" office:value="188541">
                <text:p>188541</text:p>
              </table:table-cell>
              <table:table-cell office:value-type="float" office:value="59061">
                <text:p>59061</text:p>
              </table:table-cell>
              <table:table-cell office:value-type="float" office:value="19309">
                <text:p>19309</text:p>
              </table:table-cell>
              <table:table-cell office:value-type="float" office:value="9506">
                <text:p>9506</text:p>
              </table:table-cell>
              <table:table-cell office:value-type="float" office:value="4013">
                <text:p>4013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58585">
                <text:p>458585</text:p>
              </table:table-cell>
              <table:table-cell office:value-type="float" office:value="350270">
                <text:p>350270</text:p>
              </table:table-cell>
              <table:table-cell office:value-type="float" office:value="271380">
                <text:p>271380</text:p>
              </table:table-cell>
              <table:table-cell office:value-type="float" office:value="137751">
                <text:p>137751</text:p>
              </table:table-cell>
              <table:table-cell office:value-type="float" office:value="40262">
                <text:p>40262</text:p>
              </table:table-cell>
              <table:table-cell office:value-type="float" office:value="14861">
                <text:p>14861</text:p>
              </table:table-cell>
              <table:table-cell office:value-type="float" office:value="6848">
                <text:p>6848</text:p>
              </table:table-cell>
              <table:table-cell office:value-type="float" office:value="3175">
                <text:p>31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527cm" svg:y="0.315cm" chart:style-name="ch2">
          <text:p>MATRIZ FIFO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6388">
                <text:p>6388</text:p>
              </table:table-cell>
              <table:table-cell office:value-type="float" office:value="3604">
                <text:p>3604</text:p>
              </table:table-cell>
              <table:table-cell office:value-type="float" office:value="2044">
                <text:p>2044</text:p>
              </table:table-cell>
              <table:table-cell office:value-type="float" office:value="1281">
                <text:p>1281</text:p>
              </table:table-cell>
              <table:table-cell office:value-type="float" office:value="882">
                <text:p>882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319">
                <text:p>14319</text:p>
              </table:table-cell>
              <table:table-cell office:value-type="float" office:value="5492">
                <text:p>5492</text:p>
              </table:table-cell>
              <table:table-cell office:value-type="float" office:value="3204">
                <text:p>3204</text:p>
              </table:table-cell>
              <table:table-cell office:value-type="float" office:value="1693">
                <text:p>1693</text:p>
              </table:table-cell>
              <table:table-cell office:value-type="float" office:value="1025">
                <text:p>1025</text:p>
              </table:table-cell>
              <table:table-cell office:value-type="float" office:value="664">
                <text:p>664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7940">
                <text:p>37940</text:p>
              </table:table-cell>
              <table:table-cell office:value-type="float" office:value="13617">
                <text:p>13617</text:p>
              </table:table-cell>
              <table:table-cell office:value-type="float" office:value="4907">
                <text:p>4907</text:p>
              </table:table-cell>
              <table:table-cell office:value-type="float" office:value="2818">
                <text:p>2818</text:p>
              </table:table-cell>
              <table:table-cell office:value-type="float" office:value="1311">
                <text:p>1311</text:p>
              </table:table-cell>
              <table:table-cell office:value-type="float" office:value="829">
                <text:p>829</text:p>
              </table:table-cell>
              <table:table-cell office:value-type="float" office:value="538">
                <text:p>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4859">
                <text:p>44859</text:p>
              </table:table-cell>
              <table:table-cell office:value-type="float" office:value="37160">
                <text:p>37160</text:p>
              </table:table-cell>
              <table:table-cell office:value-type="float" office:value="12436">
                <text:p>12436</text:p>
              </table:table-cell>
              <table:table-cell office:value-type="float" office:value="4170">
                <text:p>4170</text:p>
              </table:table-cell>
              <table:table-cell office:value-type="float" office:value="2255">
                <text:p>2255</text:p>
              </table:table-cell>
              <table:table-cell office:value-type="float" office:value="1021">
                <text:p>1021</text:p>
              </table:table-cell>
              <table:table-cell office:value-type="float" office:value="692">
                <text:p>69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6468">
                <text:p>46468</text:p>
              </table:table-cell>
              <table:table-cell office:value-type="float" office:value="44647">
                <text:p>44647</text:p>
              </table:table-cell>
              <table:table-cell office:value-type="float" office:value="34708">
                <text:p>34708</text:p>
              </table:table-cell>
              <table:table-cell office:value-type="float" office:value="10287">
                <text:p>10287</text:p>
              </table:table-cell>
              <table:table-cell office:value-type="float" office:value="3458">
                <text:p>3458</text:p>
              </table:table-cell>
              <table:table-cell office:value-type="float" office:value="1780">
                <text:p>1780</text:p>
              </table:table-cell>
              <table:table-cell office:value-type="float" office:value="847">
                <text:p>84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1746">
                <text:p>51746</text:p>
              </table:table-cell>
              <table:table-cell office:value-type="float" office:value="45133">
                <text:p>45133</text:p>
              </table:table-cell>
              <table:table-cell office:value-type="float" office:value="45461">
                <text:p>45461</text:p>
              </table:table-cell>
              <table:table-cell office:value-type="float" office:value="26232">
                <text:p>26232</text:p>
              </table:table-cell>
              <table:table-cell office:value-type="float" office:value="6739">
                <text:p>6739</text:p>
              </table:table-cell>
              <table:table-cell office:value-type="float" office:value="2581">
                <text:p>2581</text:p>
              </table:table-cell>
              <table:table-cell office:value-type="float" office:value="1265">
                <text:p>1265</text:p>
              </table:table-cell>
              <table:table-cell office:value-type="float" office:value="659">
                <text:p>6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7">
          <table:table-cell table:number-columns-repeated="9"/>
        </table:table-row>
        <table:table-row table:style-name="ro2">
          <table:table-cell office:value-type="string">
            <text:p>FIFO</text:p>
          </table:table-cell>
          <table:table-cell office:value-type="string">
            <text:p>PAGE FAUL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6893">
            <text:p>36893</text:p>
          </table:table-cell>
          <table:table-cell office:value-type="float" office:value="20441">
            <text:p>20441</text:p>
          </table:table-cell>
          <table:table-cell office:value-type="float" office:value="10669">
            <text:p>10669</text:p>
          </table:table-cell>
          <table:table-cell office:value-type="float" office:value="6097">
            <text:p>6097</text:p>
          </table:table-cell>
          <table:table-cell office:value-type="float" office:value="4027">
            <text:p>4027</text:p>
          </table:table-cell>
          <table:table-cell office:value-type="float" office:value="3367">
            <text:p>3367</text:p>
          </table:table-cell>
          <table:table-cell table:number-columns-repeated="2" office:value-type="float" office:value="2994">
            <text:p>29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638">
            <text:p>81638</text:p>
          </table:table-cell>
          <table:table-cell office:value-type="float" office:value="30422">
            <text:p>30422</text:p>
          </table:table-cell>
          <table:table-cell office:value-type="float" office:value="17523">
            <text:p>17523</text:p>
          </table:table-cell>
          <table:table-cell office:value-type="float" office:value="8551">
            <text:p>8551</text:p>
          </table:table-cell>
          <table:table-cell office:value-type="float" office:value="4850">
            <text:p>4850</text:p>
          </table:table-cell>
          <table:table-cell office:value-type="float" office:value="3261">
            <text:p>3261</text:p>
          </table:table-cell>
          <table:table-cell office:value-type="float" office:value="2798">
            <text:p>2798</text:p>
          </table:table-cell>
          <table:table-cell office:value-type="float" office:value="2543">
            <text:p>254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1346">
            <text:p>211346</text:p>
          </table:table-cell>
          <table:table-cell office:value-type="float" office:value="77190">
            <text:p>77190</text:p>
          </table:table-cell>
          <table:table-cell office:value-type="float" office:value="27104">
            <text:p>27104</text:p>
          </table:table-cell>
          <table:table-cell office:value-type="float" office:value="15410">
            <text:p>15410</text:p>
          </table:table-cell>
          <table:table-cell office:value-type="float" office:value="6672">
            <text:p>6672</text:p>
          </table:table-cell>
          <table:table-cell office:value-type="float" office:value="3840">
            <text:p>3840</text:p>
          </table:table-cell>
          <table:table-cell office:value-type="float" office:value="2778">
            <text:p>2778</text:p>
          </table:table-cell>
          <table:table-cell office:value-type="float" office:value="2326">
            <text:p>232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4507">
            <text:p>324507</text:p>
          </table:table-cell>
          <table:table-cell office:value-type="float" office:value="205727">
            <text:p>205727</text:p>
          </table:table-cell>
          <table:table-cell office:value-type="float" office:value="70151">
            <text:p>70151</text:p>
          </table:table-cell>
          <table:table-cell office:value-type="float" office:value="22815">
            <text:p>22815</text:p>
          </table:table-cell>
          <table:table-cell office:value-type="float" office:value="12021">
            <text:p>12021</text:p>
          </table:table-cell>
          <table:table-cell office:value-type="float" office:value="4910">
            <text:p>4910</text:p>
          </table:table-cell>
          <table:table-cell office:value-type="float" office:value="3027">
            <text:p>3027</text:p>
          </table:table-cell>
          <table:table-cell office:value-type="float" office:value="2294">
            <text:p>229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04797">
            <text:p>304797</text:p>
          </table:table-cell>
          <table:table-cell office:value-type="float" office:value="314398">
            <text:p>314398</text:p>
          </table:table-cell>
          <table:table-cell office:value-type="float" office:value="188541">
            <text:p>188541</text:p>
          </table:table-cell>
          <table:table-cell office:value-type="float" office:value="59061">
            <text:p>59061</text:p>
          </table:table-cell>
          <table:table-cell office:value-type="float" office:value="19309">
            <text:p>19309</text:p>
          </table:table-cell>
          <table:table-cell office:value-type="float" office:value="9506">
            <text:p>9506</text:p>
          </table:table-cell>
          <table:table-cell office:value-type="float" office:value="4013">
            <text:p>4013</text:p>
          </table:table-cell>
          <table:table-cell office:value-type="float" office:value="2461">
            <text:p>246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58585">
            <text:p>458585</text:p>
          </table:table-cell>
          <table:table-cell office:value-type="float" office:value="350270">
            <text:p>350270</text:p>
          </table:table-cell>
          <table:table-cell office:value-type="float" office:value="271380">
            <text:p>271380</text:p>
          </table:table-cell>
          <table:table-cell office:value-type="float" office:value="137751">
            <text:p>137751</text:p>
          </table:table-cell>
          <table:table-cell office:value-type="float" office:value="40262">
            <text:p>40262</text:p>
          </table:table-cell>
          <table:table-cell office:value-type="float" office:value="14861">
            <text:p>14861</text:p>
          </table:table-cell>
          <table:table-cell office:value-type="float" office:value="6848">
            <text:p>6848</text:p>
          </table:table-cell>
          <table:table-cell office:value-type="float" office:value="3175">
            <text:p>3175</text:p>
          </table:table-cell>
        </table:table-row>
        <table:table-row table:style-name="ro2">
          <table:table-cell office:value-type="string">
            <text:p>FIFO</text:p>
          </table:table-cell>
          <table:table-cell office:value-type="string">
            <text:p>PAGINAS ESCRITAS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388">
            <text:p>6388</text:p>
          </table:table-cell>
          <table:table-cell office:value-type="float" office:value="3604">
            <text:p>3604</text:p>
          </table:table-cell>
          <table:table-cell office:value-type="float" office:value="2044">
            <text:p>2044</text:p>
          </table:table-cell>
          <table:table-cell office:value-type="float" office:value="1281">
            <text:p>1281</text:p>
          </table:table-cell>
          <table:table-cell office:value-type="float" office:value="882">
            <text:p>882</text:p>
          </table:table-cell>
          <table:table-cell office:value-type="float" office:value="436">
            <text:p>4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319">
            <text:p>14319</text:p>
          </table:table-cell>
          <table:table-cell office:value-type="float" office:value="5492">
            <text:p>5492</text:p>
          </table:table-cell>
          <table:table-cell office:value-type="float" office:value="3204">
            <text:p>3204</text:p>
          </table:table-cell>
          <table:table-cell office:value-type="float" office:value="1693">
            <text:p>1693</text:p>
          </table:table-cell>
          <table:table-cell office:value-type="float" office:value="1025">
            <text:p>1025</text:p>
          </table:table-cell>
          <table:table-cell office:value-type="float" office:value="664">
            <text:p>664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940">
            <text:p>37940</text:p>
          </table:table-cell>
          <table:table-cell office:value-type="float" office:value="13617">
            <text:p>13617</text:p>
          </table:table-cell>
          <table:table-cell office:value-type="float" office:value="4907">
            <text:p>4907</text:p>
          </table:table-cell>
          <table:table-cell office:value-type="float" office:value="2818">
            <text:p>2818</text:p>
          </table:table-cell>
          <table:table-cell office:value-type="float" office:value="1311">
            <text:p>1311</text:p>
          </table:table-cell>
          <table:table-cell office:value-type="float" office:value="829">
            <text:p>829</text:p>
          </table:table-cell>
          <table:table-cell office:value-type="float" office:value="538">
            <text:p>538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4859">
            <text:p>44859</text:p>
          </table:table-cell>
          <table:table-cell office:value-type="float" office:value="37160">
            <text:p>37160</text:p>
          </table:table-cell>
          <table:table-cell office:value-type="float" office:value="12436">
            <text:p>12436</text:p>
          </table:table-cell>
          <table:table-cell office:value-type="float" office:value="4170">
            <text:p>4170</text:p>
          </table:table-cell>
          <table:table-cell office:value-type="float" office:value="2255">
            <text:p>2255</text:p>
          </table:table-cell>
          <table:table-cell office:value-type="float" office:value="1021">
            <text:p>1021</text:p>
          </table:table-cell>
          <table:table-cell office:value-type="float" office:value="692">
            <text:p>692</text:p>
          </table:table-cell>
          <table:table-cell office:value-type="float" office:value="431">
            <text:p>43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6468">
            <text:p>46468</text:p>
          </table:table-cell>
          <table:table-cell office:value-type="float" office:value="44647">
            <text:p>44647</text:p>
          </table:table-cell>
          <table:table-cell office:value-type="float" office:value="34708">
            <text:p>34708</text:p>
          </table:table-cell>
          <table:table-cell office:value-type="float" office:value="10287">
            <text:p>10287</text:p>
          </table:table-cell>
          <table:table-cell office:value-type="float" office:value="3458">
            <text:p>3458</text:p>
          </table:table-cell>
          <table:table-cell office:value-type="float" office:value="1780">
            <text:p>1780</text:p>
          </table:table-cell>
          <table:table-cell office:value-type="float" office:value="847">
            <text:p>847</text:p>
          </table:table-cell>
          <table:table-cell office:value-type="float" office:value="552">
            <text:p>55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1746">
            <text:p>51746</text:p>
          </table:table-cell>
          <table:table-cell office:value-type="float" office:value="45133">
            <text:p>45133</text:p>
          </table:table-cell>
          <table:table-cell office:value-type="float" office:value="45461">
            <text:p>45461</text:p>
          </table:table-cell>
          <table:table-cell office:value-type="float" office:value="26232">
            <text:p>26232</text:p>
          </table:table-cell>
          <table:table-cell office:value-type="float" office:value="6739">
            <text:p>6739</text:p>
          </table:table-cell>
          <table:table-cell office:value-type="float" office:value="2581">
            <text:p>2581</text:p>
          </table:table-cell>
          <table:table-cell office:value-type="float" office:value="1265">
            <text:p>1265</text:p>
          </table:table-cell>
          <table:table-cell office:value-type="float" office:value="659">
            <text:p>659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31cm" svg:y="0.315cm" chart:style-name="ch2">
          <text:p>COMPILADOR LRU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73200">
                <text:p>73200</text:p>
              </table:table-cell>
              <table:table-cell office:value-type="float" office:value="50674">
                <text:p>50674</text:p>
              </table:table-cell>
              <table:table-cell office:value-type="float" office:value="32556">
                <text:p>32556</text:p>
              </table:table-cell>
              <table:table-cell office:value-type="float" office:value="15330">
                <text:p>15330</text:p>
              </table:table-cell>
              <table:table-cell office:value-type="float" office:value="7074">
                <text:p>7074</text:p>
              </table:table-cell>
              <table:table-cell office:value-type="float" office:value="3828">
                <text:p>3828</text:p>
              </table:table-cell>
              <table:table-cell office:value-type="float" office:value="3621">
                <text:p>3621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4401">
                <text:p>84401</text:p>
              </table:table-cell>
              <table:table-cell office:value-type="float" office:value="59089">
                <text:p>59089</text:p>
              </table:table-cell>
              <table:table-cell office:value-type="float" office:value="40821">
                <text:p>40821</text:p>
              </table:table-cell>
              <table:table-cell office:value-type="float" office:value="25308">
                <text:p>25308</text:p>
              </table:table-cell>
              <table:table-cell office:value-type="float" office:value="10425">
                <text:p>10425</text:p>
              </table:table-cell>
              <table:table-cell office:value-type="float" office:value="4391">
                <text:p>4391</text:p>
              </table:table-cell>
              <table:table-cell office:value-type="float" office:value="2904">
                <text:p>2904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0909">
                <text:p>110909</text:p>
              </table:table-cell>
              <table:table-cell office:value-type="float" office:value="79010">
                <text:p>79010</text:p>
              </table:table-cell>
              <table:table-cell office:value-type="float" office:value="54286">
                <text:p>54286</text:p>
              </table:table-cell>
              <table:table-cell office:value-type="float" office:value="36707">
                <text:p>36707</text:p>
              </table:table-cell>
              <table:table-cell office:value-type="float" office:value="21091">
                <text:p>21091</text:p>
              </table:table-cell>
              <table:table-cell office:value-type="float" office:value="7632">
                <text:p>7632</text:p>
              </table:table-cell>
              <table:table-cell office:value-type="float" office:value="3107">
                <text:p>310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6690">
                <text:p>156690</text:p>
              </table:table-cell>
              <table:table-cell office:value-type="float" office:value="102959">
                <text:p>102959</text:p>
              </table:table-cell>
              <table:table-cell office:value-type="float" office:value="71099">
                <text:p>71099</text:p>
              </table:table-cell>
              <table:table-cell office:value-type="float" office:value="47424">
                <text:p>47424</text:p>
              </table:table-cell>
              <table:table-cell office:value-type="float" office:value="30686">
                <text:p>30686</text:p>
              </table:table-cell>
              <table:table-cell office:value-type="float" office:value="15873">
                <text:p>15873</text:p>
              </table:table-cell>
              <table:table-cell office:value-type="float" office:value="5084">
                <text:p>5084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0633">
                <text:p>210633</text:p>
              </table:table-cell>
              <table:table-cell office:value-type="float" office:value="140671">
                <text:p>140671</text:p>
              </table:table-cell>
              <table:table-cell office:value-type="float" office:value="91213">
                <text:p>91213</text:p>
              </table:table-cell>
              <table:table-cell office:value-type="float" office:value="60336">
                <text:p>60336</text:p>
              </table:table-cell>
              <table:table-cell office:value-type="float" office:value="38641">
                <text:p>38641</text:p>
              </table:table-cell>
              <table:table-cell office:value-type="float" office:value="23928">
                <text:p>23928</text:p>
              </table:table-cell>
              <table:table-cell office:value-type="float" office:value="10295">
                <text:p>10295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08261">
                <text:p>308261</text:p>
              </table:table-cell>
              <table:table-cell office:value-type="float" office:value="179986">
                <text:p>179986</text:p>
              </table:table-cell>
              <table:table-cell office:value-type="float" office:value="120815">
                <text:p>120815</text:p>
              </table:table-cell>
              <table:table-cell office:value-type="float" office:value="77837">
                <text:p>77837</text:p>
              </table:table-cell>
              <table:table-cell office:value-type="float" office:value="49571">
                <text:p>49571</text:p>
              </table:table-cell>
              <table:table-cell office:value-type="float" office:value="30416">
                <text:p>30416</text:p>
              </table:table-cell>
              <table:table-cell office:value-type="float" office:value="17265">
                <text:p>17265</text:p>
              </table:table-cell>
              <table:table-cell office:value-type="float" office:value="6270">
                <text:p>627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31cm" svg:y="0.315cm" chart:style-name="ch2">
          <text:p>COMPILADOR LRU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7154">
                <text:p>7154</text:p>
              </table:table-cell>
              <table:table-cell office:value-type="float" office:value="4923">
                <text:p>4923</text:p>
              </table:table-cell>
              <table:table-cell office:value-type="float" office:value="3552">
                <text:p>3552</text:p>
              </table:table-cell>
              <table:table-cell office:value-type="float" office:value="1950">
                <text:p>1950</text:p>
              </table:table-cell>
              <table:table-cell office:value-type="float" office:value="1105">
                <text:p>1105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039">
                <text:p>8039</text:p>
              </table:table-cell>
              <table:table-cell office:value-type="float" office:value="5885">
                <text:p>5885</text:p>
              </table:table-cell>
              <table:table-cell office:value-type="float" office:value="4002">
                <text:p>4002</text:p>
              </table:table-cell>
              <table:table-cell office:value-type="float" office:value="2848">
                <text:p>2848</text:p>
              </table:table-cell>
              <table:table-cell office:value-type="float" office:value="1384">
                <text:p>1384</text:p>
              </table:table-cell>
              <table:table-cell office:value-type="float" office:value="726">
                <text:p>726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10">
                <text:p>10010</text:p>
              </table:table-cell>
              <table:table-cell office:value-type="float" office:value="7854">
                <text:p>7854</text:p>
              </table:table-cell>
              <table:table-cell office:value-type="float" office:value="5572">
                <text:p>5572</text:p>
              </table:table-cell>
              <table:table-cell office:value-type="float" office:value="3728">
                <text:p>3728</text:p>
              </table:table-cell>
              <table:table-cell office:value-type="float" office:value="2549">
                <text:p>2549</text:p>
              </table:table-cell>
              <table:table-cell office:value-type="float" office:value="1095">
                <text:p>1095</text:p>
              </table:table-cell>
              <table:table-cell office:value-type="float" office:value="573">
                <text:p>57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033">
                <text:p>15033</text:p>
              </table:table-cell>
              <table:table-cell office:value-type="float" office:value="9550">
                <text:p>9550</text:p>
              </table:table-cell>
              <table:table-cell office:value-type="float" office:value="7346">
                <text:p>7346</text:p>
              </table:table-cell>
              <table:table-cell office:value-type="float" office:value="4995">
                <text:p>4995</text:p>
              </table:table-cell>
              <table:table-cell office:value-type="float" office:value="3228">
                <text:p>3228</text:p>
              </table:table-cell>
              <table:table-cell office:value-type="float" office:value="1975">
                <text:p>1975</text:p>
              </table:table-cell>
              <table:table-cell office:value-type="float" office:value="797">
                <text:p>79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5454">
                <text:p>25454</text:p>
              </table:table-cell>
              <table:table-cell office:value-type="float" office:value="13317">
                <text:p>13317</text:p>
              </table:table-cell>
              <table:table-cell office:value-type="float" office:value="8383">
                <text:p>8383</text:p>
              </table:table-cell>
              <table:table-cell office:value-type="float" office:value="6137">
                <text:p>6137</text:p>
              </table:table-cell>
              <table:table-cell office:value-type="float" office:value="3809">
                <text:p>3809</text:p>
              </table:table-cell>
              <table:table-cell office:value-type="float" office:value="2340">
                <text:p>2340</text:p>
              </table:table-cell>
              <table:table-cell office:value-type="float" office:value="1230">
                <text:p>123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3732">
                <text:p>53732</text:p>
              </table:table-cell>
              <table:table-cell office:value-type="float" office:value="22970">
                <text:p>22970</text:p>
              </table:table-cell>
              <table:table-cell office:value-type="float" office:value="11771">
                <text:p>11771</text:p>
              </table:table-cell>
              <table:table-cell office:value-type="float" office:value="7440">
                <text:p>7440</text:p>
              </table:table-cell>
              <table:table-cell office:value-type="float" office:value="5089">
                <text:p>5089</text:p>
              </table:table-cell>
              <table:table-cell office:value-type="float" office:value="2875">
                <text:p>2875</text:p>
              </table:table-cell>
              <table:table-cell office:value-type="float" office:value="1778">
                <text:p>1778</text:p>
              </table:table-cell>
              <table:table-cell office:value-type="float" office:value="771">
                <text:p>77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7">
          <table:table-cell table:number-columns-repeated="9"/>
        </table:table-row>
        <table:table-row table:style-name="ro2">
          <table:table-cell office:value-type="string">
            <text:p>LRU</text:p>
          </table:table-cell>
          <table:table-cell office:value-type="string">
            <text:p>PAGE FAUL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200">
            <text:p>73200</text:p>
          </table:table-cell>
          <table:table-cell office:value-type="float" office:value="50674">
            <text:p>50674</text:p>
          </table:table-cell>
          <table:table-cell office:value-type="float" office:value="32556">
            <text:p>32556</text:p>
          </table:table-cell>
          <table:table-cell office:value-type="float" office:value="15330">
            <text:p>15330</text:p>
          </table:table-cell>
          <table:table-cell office:value-type="float" office:value="7074">
            <text:p>7074</text:p>
          </table:table-cell>
          <table:table-cell office:value-type="float" office:value="3828">
            <text:p>3828</text:p>
          </table:table-cell>
          <table:table-cell table:number-columns-repeated="2" office:value-type="float" office:value="3621">
            <text:p>362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4401">
            <text:p>84401</text:p>
          </table:table-cell>
          <table:table-cell office:value-type="float" office:value="59089">
            <text:p>59089</text:p>
          </table:table-cell>
          <table:table-cell office:value-type="float" office:value="40821">
            <text:p>40821</text:p>
          </table:table-cell>
          <table:table-cell office:value-type="float" office:value="25308">
            <text:p>25308</text:p>
          </table:table-cell>
          <table:table-cell office:value-type="float" office:value="10425">
            <text:p>10425</text:p>
          </table:table-cell>
          <table:table-cell office:value-type="float" office:value="4391">
            <text:p>4391</text:p>
          </table:table-cell>
          <table:table-cell office:value-type="float" office:value="2904">
            <text:p>2904</text:p>
          </table:table-cell>
          <table:table-cell office:value-type="float" office:value="2852">
            <text:p>285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0909">
            <text:p>110909</text:p>
          </table:table-cell>
          <table:table-cell office:value-type="float" office:value="79010">
            <text:p>79010</text:p>
          </table:table-cell>
          <table:table-cell office:value-type="float" office:value="54286">
            <text:p>54286</text:p>
          </table:table-cell>
          <table:table-cell office:value-type="float" office:value="36707">
            <text:p>36707</text:p>
          </table:table-cell>
          <table:table-cell office:value-type="float" office:value="21091">
            <text:p>21091</text:p>
          </table:table-cell>
          <table:table-cell office:value-type="float" office:value="7632">
            <text:p>7632</text:p>
          </table:table-cell>
          <table:table-cell office:value-type="float" office:value="3107">
            <text:p>3107</text:p>
          </table:table-cell>
          <table:table-cell office:value-type="float" office:value="2391">
            <text:p>239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6690">
            <text:p>156690</text:p>
          </table:table-cell>
          <table:table-cell office:value-type="float" office:value="102959">
            <text:p>102959</text:p>
          </table:table-cell>
          <table:table-cell office:value-type="float" office:value="71099">
            <text:p>71099</text:p>
          </table:table-cell>
          <table:table-cell office:value-type="float" office:value="47424">
            <text:p>47424</text:p>
          </table:table-cell>
          <table:table-cell office:value-type="float" office:value="30686">
            <text:p>30686</text:p>
          </table:table-cell>
          <table:table-cell office:value-type="float" office:value="15873">
            <text:p>15873</text:p>
          </table:table-cell>
          <table:table-cell office:value-type="float" office:value="5084">
            <text:p>5084</text:p>
          </table:table-cell>
          <table:table-cell office:value-type="float" office:value="2215">
            <text:p>221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0633">
            <text:p>210633</text:p>
          </table:table-cell>
          <table:table-cell office:value-type="float" office:value="140671">
            <text:p>140671</text:p>
          </table:table-cell>
          <table:table-cell office:value-type="float" office:value="91213">
            <text:p>91213</text:p>
          </table:table-cell>
          <table:table-cell office:value-type="float" office:value="60336">
            <text:p>60336</text:p>
          </table:table-cell>
          <table:table-cell office:value-type="float" office:value="38641">
            <text:p>38641</text:p>
          </table:table-cell>
          <table:table-cell office:value-type="float" office:value="23928">
            <text:p>23928</text:p>
          </table:table-cell>
          <table:table-cell office:value-type="float" office:value="10295">
            <text:p>10295</text:p>
          </table:table-cell>
          <table:table-cell office:value-type="float" office:value="3204">
            <text:p>320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08261">
            <text:p>308261</text:p>
          </table:table-cell>
          <table:table-cell office:value-type="float" office:value="179986">
            <text:p>179986</text:p>
          </table:table-cell>
          <table:table-cell office:value-type="float" office:value="120815">
            <text:p>120815</text:p>
          </table:table-cell>
          <table:table-cell office:value-type="float" office:value="77837">
            <text:p>77837</text:p>
          </table:table-cell>
          <table:table-cell office:value-type="float" office:value="49571">
            <text:p>49571</text:p>
          </table:table-cell>
          <table:table-cell office:value-type="float" office:value="30416">
            <text:p>30416</text:p>
          </table:table-cell>
          <table:table-cell office:value-type="float" office:value="17265">
            <text:p>17265</text:p>
          </table:table-cell>
          <table:table-cell office:value-type="float" office:value="6270">
            <text:p>6270</text:p>
          </table:table-cell>
        </table:table-row>
        <table:table-row table:style-name="ro2">
          <table:table-cell office:value-type="string">
            <text:p>LRU</text:p>
          </table:table-cell>
          <table:table-cell office:value-type="string">
            <text:p>PAGINAS ESCRITAS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154">
            <text:p>7154</text:p>
          </table:table-cell>
          <table:table-cell office:value-type="float" office:value="4923">
            <text:p>4923</text:p>
          </table:table-cell>
          <table:table-cell office:value-type="float" office:value="3552">
            <text:p>3552</text:p>
          </table:table-cell>
          <table:table-cell office:value-type="float" office:value="1950">
            <text:p>1950</text:p>
          </table:table-cell>
          <table:table-cell office:value-type="float" office:value="1105">
            <text:p>1105</text:p>
          </table:table-cell>
          <table:table-cell office:value-type="float" office:value="622">
            <text:p>6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039">
            <text:p>8039</text:p>
          </table:table-cell>
          <table:table-cell office:value-type="float" office:value="5885">
            <text:p>5885</text:p>
          </table:table-cell>
          <table:table-cell office:value-type="float" office:value="4002">
            <text:p>4002</text:p>
          </table:table-cell>
          <table:table-cell office:value-type="float" office:value="2848">
            <text:p>2848</text:p>
          </table:table-cell>
          <table:table-cell office:value-type="float" office:value="1384">
            <text:p>1384</text:p>
          </table:table-cell>
          <table:table-cell office:value-type="float" office:value="726">
            <text:p>726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10">
            <text:p>10010</text:p>
          </table:table-cell>
          <table:table-cell office:value-type="float" office:value="7854">
            <text:p>7854</text:p>
          </table:table-cell>
          <table:table-cell office:value-type="float" office:value="5572">
            <text:p>5572</text:p>
          </table:table-cell>
          <table:table-cell office:value-type="float" office:value="3728">
            <text:p>3728</text:p>
          </table:table-cell>
          <table:table-cell office:value-type="float" office:value="2549">
            <text:p>2549</text:p>
          </table:table-cell>
          <table:table-cell office:value-type="float" office:value="1095">
            <text:p>1095</text:p>
          </table:table-cell>
          <table:table-cell office:value-type="float" office:value="573">
            <text:p>573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033">
            <text:p>15033</text:p>
          </table:table-cell>
          <table:table-cell office:value-type="float" office:value="9550">
            <text:p>9550</text:p>
          </table:table-cell>
          <table:table-cell office:value-type="float" office:value="7346">
            <text:p>7346</text:p>
          </table:table-cell>
          <table:table-cell office:value-type="float" office:value="4995">
            <text:p>4995</text:p>
          </table:table-cell>
          <table:table-cell office:value-type="float" office:value="3228">
            <text:p>3228</text:p>
          </table:table-cell>
          <table:table-cell office:value-type="float" office:value="1975">
            <text:p>1975</text:p>
          </table:table-cell>
          <table:table-cell office:value-type="float" office:value="797">
            <text:p>797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5454">
            <text:p>25454</text:p>
          </table:table-cell>
          <table:table-cell office:value-type="float" office:value="13317">
            <text:p>13317</text:p>
          </table:table-cell>
          <table:table-cell office:value-type="float" office:value="8383">
            <text:p>8383</text:p>
          </table:table-cell>
          <table:table-cell office:value-type="float" office:value="6137">
            <text:p>6137</text:p>
          </table:table-cell>
          <table:table-cell office:value-type="float" office:value="3809">
            <text:p>3809</text:p>
          </table:table-cell>
          <table:table-cell office:value-type="float" office:value="2340">
            <text:p>2340</text:p>
          </table:table-cell>
          <table:table-cell office:value-type="float" office:value="1230">
            <text:p>1230</text:p>
          </table:table-cell>
          <table:table-cell office:value-type="float" office:value="518">
            <text:p>51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3732">
            <text:p>53732</text:p>
          </table:table-cell>
          <table:table-cell office:value-type="float" office:value="22970">
            <text:p>22970</text:p>
          </table:table-cell>
          <table:table-cell office:value-type="float" office:value="11771">
            <text:p>11771</text:p>
          </table:table-cell>
          <table:table-cell office:value-type="float" office:value="7440">
            <text:p>7440</text:p>
          </table:table-cell>
          <table:table-cell office:value-type="float" office:value="5089">
            <text:p>5089</text:p>
          </table:table-cell>
          <table:table-cell office:value-type="float" office:value="2875">
            <text:p>2875</text:p>
          </table:table-cell>
          <table:table-cell office:value-type="float" office:value="1778">
            <text:p>1778</text:p>
          </table:table-cell>
          <table:table-cell office:value-type="float" office:value="771">
            <text:p>771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03cm" svg:y="0.315cm" chart:style-name="ch2">
          <text:p>SIMULADOR LRU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4cm" svg:width="10.212cm" svg:height="4.678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52359">
                <text:p>52359</text:p>
              </table:table-cell>
              <table:table-cell office:value-type="float" office:value="27355">
                <text:p>27355</text:p>
              </table:table-cell>
              <table:table-cell office:value-type="float" office:value="15219">
                <text:p>15219</text:p>
              </table:table-cell>
              <table:table-cell office:value-type="float" office:value="8364">
                <text:p>8364</text:p>
              </table:table-cell>
              <table:table-cell office:value-type="float" office:value="6250">
                <text:p>6250</text:p>
              </table:table-cell>
              <table:table-cell office:value-type="float" office:value="5415">
                <text:p>5415</text:p>
              </table:table-cell>
              <table:table-cell office:value-type="float" office:value="5152">
                <text:p>5152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7747">
                <text:p>67747</text:p>
              </table:table-cell>
              <table:table-cell office:value-type="float" office:value="41186">
                <text:p>41186</text:p>
              </table:table-cell>
              <table:table-cell office:value-type="float" office:value="21090">
                <text:p>21090</text:p>
              </table:table-cell>
              <table:table-cell office:value-type="float" office:value="11240">
                <text:p>11240</text:p>
              </table:table-cell>
              <table:table-cell office:value-type="float" office:value="5823">
                <text:p>5823</text:p>
              </table:table-cell>
              <table:table-cell office:value-type="float" office:value="4468">
                <text:p>4468</text:p>
              </table:table-cell>
              <table:table-cell office:value-type="float" office:value="3951">
                <text:p>3951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880">
                <text:p>100880</text:p>
              </table:table-cell>
              <table:table-cell office:value-type="float" office:value="61335">
                <text:p>61335</text:p>
              </table:table-cell>
              <table:table-cell office:value-type="float" office:value="33827">
                <text:p>33827</text:p>
              </table:table-cell>
              <table:table-cell office:value-type="float" office:value="16479">
                <text:p>16479</text:p>
              </table:table-cell>
              <table:table-cell office:value-type="float" office:value="8556">
                <text:p>8556</text:p>
              </table:table-cell>
              <table:table-cell office:value-type="float" office:value="4732">
                <text:p>4732</text:p>
              </table:table-cell>
              <table:table-cell office:value-type="float" office:value="3784">
                <text:p>3784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5689">
                <text:p>155689</text:p>
              </table:table-cell>
              <table:table-cell office:value-type="float" office:value="90243">
                <text:p>90243</text:p>
              </table:table-cell>
              <table:table-cell office:value-type="float" office:value="55174">
                <text:p>55174</text:p>
              </table:table-cell>
              <table:table-cell office:value-type="float" office:value="29547">
                <text:p>29547</text:p>
              </table:table-cell>
              <table:table-cell office:value-type="float" office:value="12822">
                <text:p>12822</text:p>
              </table:table-cell>
              <table:table-cell office:value-type="float" office:value="6520">
                <text:p>6520</text:p>
              </table:table-cell>
              <table:table-cell office:value-type="float" office:value="3924">
                <text:p>3924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06695">
                <text:p>206695</text:p>
              </table:table-cell>
              <table:table-cell office:value-type="float" office:value="133374">
                <text:p>133374</text:p>
              </table:table-cell>
              <table:table-cell office:value-type="float" office:value="79053">
                <text:p>79053</text:p>
              </table:table-cell>
              <table:table-cell office:value-type="float" office:value="48088">
                <text:p>48088</text:p>
              </table:table-cell>
              <table:table-cell office:value-type="float" office:value="22126">
                <text:p>22126</text:p>
              </table:table-cell>
              <table:table-cell office:value-type="float" office:value="9348">
                <text:p>9348</text:p>
              </table:table-cell>
              <table:table-cell office:value-type="float" office:value="4517">
                <text:p>4517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60820">
                <text:p>360820</text:p>
              </table:table-cell>
              <table:table-cell office:value-type="float" office:value="182456">
                <text:p>182456</text:p>
              </table:table-cell>
              <table:table-cell office:value-type="float" office:value="116031">
                <text:p>116031</text:p>
              </table:table-cell>
              <table:table-cell office:value-type="float" office:value="61829">
                <text:p>61829</text:p>
              </table:table-cell>
              <table:table-cell office:value-type="float" office:value="36761">
                <text:p>36761</text:p>
              </table:table-cell>
              <table:table-cell office:value-type="float" office:value="12665">
                <text:p>12665</text:p>
              </table:table-cell>
              <table:table-cell office:value-type="float" office:value="5510">
                <text:p>5510</text:p>
              </table:table-cell>
              <table:table-cell office:value-type="float" office:value="2786">
                <text:p>27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03cm" svg:y="0.315cm" chart:style-name="ch2">
          <text:p>SIMULADOR LRU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844">
                <text:p>8844</text:p>
              </table:table-cell>
              <table:table-cell office:value-type="float" office:value="6338">
                <text:p>6338</text:p>
              </table:table-cell>
              <table:table-cell office:value-type="float" office:value="4356">
                <text:p>4356</text:p>
              </table:table-cell>
              <table:table-cell office:value-type="float" office:value="2885">
                <text:p>2885</text:p>
              </table:table-cell>
              <table:table-cell office:value-type="float" office:value="2284">
                <text:p>2284</text:p>
              </table:table-cell>
              <table:table-cell office:value-type="float" office:value="1803">
                <text:p>1803</text:p>
              </table:table-cell>
              <table:table-cell office:value-type="float" office:value="644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084">
                <text:p>11084</text:p>
              </table:table-cell>
              <table:table-cell office:value-type="float" office:value="7638">
                <text:p>7638</text:p>
              </table:table-cell>
              <table:table-cell office:value-type="float" office:value="5156">
                <text:p>5156</text:p>
              </table:table-cell>
              <table:table-cell office:value-type="float" office:value="3346">
                <text:p>3346</text:p>
              </table:table-cell>
              <table:table-cell office:value-type="float" office:value="2087">
                <text:p>2087</text:p>
              </table:table-cell>
              <table:table-cell office:value-type="float" office:value="1624">
                <text:p>1624</text:p>
              </table:table-cell>
              <table:table-cell office:value-type="float" office:value="1227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882">
                <text:p>15882</text:p>
              </table:table-cell>
              <table:table-cell office:value-type="float" office:value="10375">
                <text:p>10375</text:p>
              </table:table-cell>
              <table:table-cell office:value-type="float" office:value="7027">
                <text:p>7027</text:p>
              </table:table-cell>
              <table:table-cell office:value-type="float" office:value="4412">
                <text:p>4412</text:p>
              </table:table-cell>
              <table:table-cell office:value-type="float" office:value="2819">
                <text:p>2819</text:p>
              </table:table-cell>
              <table:table-cell office:value-type="float" office:value="1794">
                <text:p>1794</text:p>
              </table:table-cell>
              <table:table-cell office:value-type="float" office:value="1403">
                <text:p>1403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578">
                <text:p>27578</text:p>
              </table:table-cell>
              <table:table-cell office:value-type="float" office:value="14658">
                <text:p>14658</text:p>
              </table:table-cell>
              <table:table-cell office:value-type="float" office:value="9520">
                <text:p>9520</text:p>
              </table:table-cell>
              <table:table-cell office:value-type="float" office:value="6452">
                <text:p>6452</text:p>
              </table:table-cell>
              <table:table-cell office:value-type="float" office:value="3845">
                <text:p>3845</text:p>
              </table:table-cell>
              <table:table-cell office:value-type="float" office:value="2398">
                <text:p>2398</text:p>
              </table:table-cell>
              <table:table-cell office:value-type="float" office:value="1545">
                <text:p>154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5238">
                <text:p>45238</text:p>
              </table:table-cell>
              <table:table-cell office:value-type="float" office:value="23888">
                <text:p>23888</text:p>
              </table:table-cell>
              <table:table-cell office:value-type="float" office:value="12673">
                <text:p>12673</text:p>
              </table:table-cell>
              <table:table-cell office:value-type="float" office:value="8245">
                <text:p>8245</text:p>
              </table:table-cell>
              <table:table-cell office:value-type="float" office:value="5379">
                <text:p>5379</text:p>
              </table:table-cell>
              <table:table-cell office:value-type="float" office:value="2953">
                <text:p>2953</text:p>
              </table:table-cell>
              <table:table-cell office:value-type="float" office:value="1758">
                <text:p>1758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9763">
                <text:p>109763</text:p>
              </table:table-cell>
              <table:table-cell office:value-type="float" office:value="39214">
                <text:p>39214</text:p>
              </table:table-cell>
              <table:table-cell office:value-type="float" office:value="19646">
                <text:p>19646</text:p>
              </table:table-cell>
              <table:table-cell office:value-type="float" office:value="9088">
                <text:p>9088</text:p>
              </table:table-cell>
              <table:table-cell office:value-type="float" office:value="5621">
                <text:p>5621</text:p>
              </table:table-cell>
              <table:table-cell office:value-type="float" office:value="3325">
                <text:p>3325</text:p>
              </table:table-cell>
              <table:table-cell office:value-type="float" office:value="1849">
                <text:p>1849</text:p>
              </table:table-cell>
              <table:table-cell office:value-type="float" office:value="1127">
                <text:p>112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 office:value-type="string">
            <text:p>SIMULADOR</text:p>
          </table:table-cell>
          <table:table-cell table:number-columns-repeated="8"/>
        </table:table-row>
        <table:table-row table:style-name="ro2">
          <table:table-cell office:value-type="string">
            <text:p>LRU</text:p>
          </table:table-cell>
          <table:table-cell office:value-type="string">
            <text:p>PAGE FAUL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359">
            <text:p>52359</text:p>
          </table:table-cell>
          <table:table-cell office:value-type="float" office:value="27355">
            <text:p>27355</text:p>
          </table:table-cell>
          <table:table-cell office:value-type="float" office:value="15219">
            <text:p>15219</text:p>
          </table:table-cell>
          <table:table-cell office:value-type="float" office:value="8364">
            <text:p>8364</text:p>
          </table:table-cell>
          <table:table-cell office:value-type="float" office:value="6250">
            <text:p>6250</text:p>
          </table:table-cell>
          <table:table-cell office:value-type="float" office:value="5415">
            <text:p>5415</text:p>
          </table:table-cell>
          <table:table-cell office:value-type="float" office:value="5152">
            <text:p>5152</text:p>
          </table:table-cell>
          <table:table-cell office:value-type="float" office:value="5144">
            <text:p>514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7747">
            <text:p>67747</text:p>
          </table:table-cell>
          <table:table-cell office:value-type="float" office:value="41186">
            <text:p>41186</text:p>
          </table:table-cell>
          <table:table-cell office:value-type="float" office:value="21090">
            <text:p>21090</text:p>
          </table:table-cell>
          <table:table-cell office:value-type="float" office:value="11240">
            <text:p>11240</text:p>
          </table:table-cell>
          <table:table-cell office:value-type="float" office:value="5823">
            <text:p>5823</text:p>
          </table:table-cell>
          <table:table-cell office:value-type="float" office:value="4468">
            <text:p>4468</text:p>
          </table:table-cell>
          <table:table-cell office:value-type="float" office:value="3951">
            <text:p>3951</text:p>
          </table:table-cell>
          <table:table-cell office:value-type="float" office:value="3890">
            <text:p>389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880">
            <text:p>100880</text:p>
          </table:table-cell>
          <table:table-cell office:value-type="float" office:value="61335">
            <text:p>61335</text:p>
          </table:table-cell>
          <table:table-cell office:value-type="float" office:value="33827">
            <text:p>33827</text:p>
          </table:table-cell>
          <table:table-cell office:value-type="float" office:value="16479">
            <text:p>16479</text:p>
          </table:table-cell>
          <table:table-cell office:value-type="float" office:value="8556">
            <text:p>8556</text:p>
          </table:table-cell>
          <table:table-cell office:value-type="float" office:value="4732">
            <text:p>4732</text:p>
          </table:table-cell>
          <table:table-cell office:value-type="float" office:value="3784">
            <text:p>3784</text:p>
          </table:table-cell>
          <table:table-cell office:value-type="float" office:value="3405">
            <text:p>340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5689">
            <text:p>155689</text:p>
          </table:table-cell>
          <table:table-cell office:value-type="float" office:value="90243">
            <text:p>90243</text:p>
          </table:table-cell>
          <table:table-cell office:value-type="float" office:value="55174">
            <text:p>55174</text:p>
          </table:table-cell>
          <table:table-cell office:value-type="float" office:value="29547">
            <text:p>29547</text:p>
          </table:table-cell>
          <table:table-cell office:value-type="float" office:value="12822">
            <text:p>12822</text:p>
          </table:table-cell>
          <table:table-cell office:value-type="float" office:value="6520">
            <text:p>6520</text:p>
          </table:table-cell>
          <table:table-cell office:value-type="float" office:value="3924">
            <text:p>3924</text:p>
          </table:table-cell>
          <table:table-cell office:value-type="float" office:value="3155">
            <text:p>315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6695">
            <text:p>206695</text:p>
          </table:table-cell>
          <table:table-cell office:value-type="float" office:value="133374">
            <text:p>133374</text:p>
          </table:table-cell>
          <table:table-cell office:value-type="float" office:value="79053">
            <text:p>79053</text:p>
          </table:table-cell>
          <table:table-cell office:value-type="float" office:value="48088">
            <text:p>48088</text:p>
          </table:table-cell>
          <table:table-cell office:value-type="float" office:value="22126">
            <text:p>22126</text:p>
          </table:table-cell>
          <table:table-cell office:value-type="float" office:value="9348">
            <text:p>9348</text:p>
          </table:table-cell>
          <table:table-cell office:value-type="float" office:value="4517">
            <text:p>4517</text:p>
          </table:table-cell>
          <table:table-cell office:value-type="float" office:value="2997">
            <text:p>299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60820">
            <text:p>360820</text:p>
          </table:table-cell>
          <table:table-cell office:value-type="float" office:value="182456">
            <text:p>182456</text:p>
          </table:table-cell>
          <table:table-cell office:value-type="float" office:value="116031">
            <text:p>116031</text:p>
          </table:table-cell>
          <table:table-cell office:value-type="float" office:value="61829">
            <text:p>61829</text:p>
          </table:table-cell>
          <table:table-cell office:value-type="float" office:value="36761">
            <text:p>36761</text:p>
          </table:table-cell>
          <table:table-cell office:value-type="float" office:value="12665">
            <text:p>12665</text:p>
          </table:table-cell>
          <table:table-cell office:value-type="float" office:value="5510">
            <text:p>5510</text:p>
          </table:table-cell>
          <table:table-cell office:value-type="float" office:value="2786">
            <text:p>2786</text:p>
          </table:table-cell>
        </table:table-row>
        <table:table-row table:style-name="ro2">
          <table:table-cell office:value-type="string">
            <text:p>LRU</text:p>
          </table:table-cell>
          <table:table-cell office:value-type="string">
            <text:p>PAGINAS ESCRITAS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844">
            <text:p>8844</text:p>
          </table:table-cell>
          <table:table-cell office:value-type="float" office:value="6338">
            <text:p>6338</text:p>
          </table:table-cell>
          <table:table-cell office:value-type="float" office:value="4356">
            <text:p>4356</text:p>
          </table:table-cell>
          <table:table-cell office:value-type="float" office:value="2885">
            <text:p>2885</text:p>
          </table:table-cell>
          <table:table-cell office:value-type="float" office:value="2284">
            <text:p>2284</text:p>
          </table:table-cell>
          <table:table-cell office:value-type="float" office:value="1803">
            <text:p>1803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084">
            <text:p>11084</text:p>
          </table:table-cell>
          <table:table-cell office:value-type="float" office:value="7638">
            <text:p>7638</text:p>
          </table:table-cell>
          <table:table-cell office:value-type="float" office:value="5156">
            <text:p>5156</text:p>
          </table:table-cell>
          <table:table-cell office:value-type="float" office:value="3346">
            <text:p>3346</text:p>
          </table:table-cell>
          <table:table-cell office:value-type="float" office:value="2087">
            <text:p>2087</text:p>
          </table:table-cell>
          <table:table-cell office:value-type="float" office:value="1624">
            <text:p>1624</text:p>
          </table:table-cell>
          <table:table-cell office:value-type="float" office:value="1227">
            <text:p>12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882">
            <text:p>15882</text:p>
          </table:table-cell>
          <table:table-cell office:value-type="float" office:value="10375">
            <text:p>10375</text:p>
          </table:table-cell>
          <table:table-cell office:value-type="float" office:value="7027">
            <text:p>7027</text:p>
          </table:table-cell>
          <table:table-cell office:value-type="float" office:value="4412">
            <text:p>4412</text:p>
          </table:table-cell>
          <table:table-cell office:value-type="float" office:value="2819">
            <text:p>2819</text:p>
          </table:table-cell>
          <table:table-cell office:value-type="float" office:value="1794">
            <text:p>1794</text:p>
          </table:table-cell>
          <table:table-cell office:value-type="float" office:value="1403">
            <text:p>1403</text:p>
          </table:table-cell>
          <table:table-cell office:value-type="float" office:value="919">
            <text:p>91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578">
            <text:p>27578</text:p>
          </table:table-cell>
          <table:table-cell office:value-type="float" office:value="14658">
            <text:p>14658</text:p>
          </table:table-cell>
          <table:table-cell office:value-type="float" office:value="9520">
            <text:p>9520</text:p>
          </table:table-cell>
          <table:table-cell office:value-type="float" office:value="6452">
            <text:p>6452</text:p>
          </table:table-cell>
          <table:table-cell office:value-type="float" office:value="3845">
            <text:p>3845</text:p>
          </table:table-cell>
          <table:table-cell office:value-type="float" office:value="2398">
            <text:p>2398</text:p>
          </table:table-cell>
          <table:table-cell office:value-type="float" office:value="1545">
            <text:p>1545</text:p>
          </table:table-cell>
          <table:table-cell office:value-type="float" office:value="1170">
            <text:p>117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5238">
            <text:p>45238</text:p>
          </table:table-cell>
          <table:table-cell office:value-type="float" office:value="23888">
            <text:p>23888</text:p>
          </table:table-cell>
          <table:table-cell office:value-type="float" office:value="12673">
            <text:p>12673</text:p>
          </table:table-cell>
          <table:table-cell office:value-type="float" office:value="8245">
            <text:p>8245</text:p>
          </table:table-cell>
          <table:table-cell office:value-type="float" office:value="5379">
            <text:p>5379</text:p>
          </table:table-cell>
          <table:table-cell office:value-type="float" office:value="2953">
            <text:p>2953</text:p>
          </table:table-cell>
          <table:table-cell office:value-type="float" office:value="1758">
            <text:p>1758</text:p>
          </table:table-cell>
          <table:table-cell office:value-type="float" office:value="1179">
            <text:p>117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9763">
            <text:p>109763</text:p>
          </table:table-cell>
          <table:table-cell office:value-type="float" office:value="39214">
            <text:p>39214</text:p>
          </table:table-cell>
          <table:table-cell office:value-type="float" office:value="19646">
            <text:p>19646</text:p>
          </table:table-cell>
          <table:table-cell office:value-type="float" office:value="9088">
            <text:p>9088</text:p>
          </table:table-cell>
          <table:table-cell office:value-type="float" office:value="5621">
            <text:p>5621</text:p>
          </table:table-cell>
          <table:table-cell office:value-type="float" office:value="3325">
            <text:p>3325</text:p>
          </table:table-cell>
          <table:table-cell office:value-type="float" office:value="1849">
            <text:p>1849</text:p>
          </table:table-cell>
          <table:table-cell office:value-type="float" office:value="1127">
            <text:p>1127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826cm" svg:y="0.315cm" chart:style-name="ch2">
          <text:p>COMPRESSOR LRU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688">
                <text:p>1688</text:p>
              </table:table-cell>
              <table:table-cell office:value-type="float" office:value="1134">
                <text:p>1134</text:p>
              </table:table-cell>
              <table:table-cell office:value-type="float" office:value="642">
                <text:p>642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1264">
                <text:p>1264</text:p>
              </table:table-cell>
              <table:table-cell office:value-type="float" office:value="771">
                <text:p>771</text:p>
              </table:table-cell>
              <table:table-cell office:value-type="float" office:value="397">
                <text:p>39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57">
                <text:p>2757</text:p>
              </table:table-cell>
              <table:table-cell office:value-type="float" office:value="1558">
                <text:p>1558</text:p>
              </table:table-cell>
              <table:table-cell office:value-type="float" office:value="934">
                <text:p>934</text:p>
              </table:table-cell>
              <table:table-cell office:value-type="float" office:value="533">
                <text:p>53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033">
                <text:p>7033</text:p>
              </table:table-cell>
              <table:table-cell office:value-type="float" office:value="2302">
                <text:p>2302</text:p>
              </table:table-cell>
              <table:table-cell office:value-type="float" office:value="1259">
                <text:p>1259</text:p>
              </table:table-cell>
              <table:table-cell office:value-type="float" office:value="729">
                <text:p>729</text:p>
              </table:table-cell>
              <table:table-cell office:value-type="float" office:value="366">
                <text:p>366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7734">
                <text:p>77734</text:p>
              </table:table-cell>
              <table:table-cell office:value-type="float" office:value="6524">
                <text:p>6524</text:p>
              </table:table-cell>
              <table:table-cell office:value-type="float" office:value="1811">
                <text:p>1811</text:p>
              </table:table-cell>
              <table:table-cell office:value-type="float" office:value="911">
                <text:p>911</text:p>
              </table:table-cell>
              <table:table-cell office:value-type="float" office:value="515">
                <text:p>515</text:p>
              </table:table-cell>
              <table:table-cell office:value-type="float" office:value="231">
                <text:p>231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5977">
                <text:p>145977</text:p>
              </table:table-cell>
              <table:table-cell office:value-type="float" office:value="74278">
                <text:p>74278</text:p>
              </table:table-cell>
              <table:table-cell office:value-type="float" office:value="6248">
                <text:p>6248</text:p>
              </table:table-cell>
              <table:table-cell office:value-type="float" office:value="1566">
                <text:p>1566</text:p>
              </table:table-cell>
              <table:table-cell office:value-type="float" office:value="718">
                <text:p>718</text:p>
              </table:table-cell>
              <table:table-cell office:value-type="float" office:value="357">
                <text:p>357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22cm" svg:y="0.315cm" chart:style-name="ch2">
          <text:p>Compilador FIFO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4cm" svg:width="10.212cm" svg:height="4.678cm"/>
          <chart:axis chart:dimension="x" chart:name="primary-x" chart:style-name="ch6" chartooo:axis-type="auto">
            <chartooo:date-scale/>
            <chart:title svg:x="5.684cm" svg:y="8.018cm" chart:style-name="ch7">
              <text:p>Tamanho da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4419">
                <text:p>84419</text:p>
              </table:table-cell>
              <table:table-cell office:value-type="float" office:value="59035">
                <text:p>59035</text:p>
              </table:table-cell>
              <table:table-cell office:value-type="float" office:value="40341">
                <text:p>40341</text:p>
              </table:table-cell>
              <table:table-cell office:value-type="float" office:value="21639">
                <text:p>21639</text:p>
              </table:table-cell>
              <table:table-cell office:value-type="float" office:value="10190">
                <text:p>10190</text:p>
              </table:table-cell>
              <table:table-cell office:value-type="float" office:value="4849">
                <text:p>4849</text:p>
              </table:table-cell>
              <table:table-cell office:value-type="float" office:value="3621">
                <text:p>3621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8067">
                <text:p>98067</text:p>
              </table:table-cell>
              <table:table-cell office:value-type="float" office:value="70315">
                <text:p>70315</text:p>
              </table:table-cell>
              <table:table-cell office:value-type="float" office:value="48526">
                <text:p>48526</text:p>
              </table:table-cell>
              <table:table-cell office:value-type="float" office:value="31698">
                <text:p>31698</text:p>
              </table:table-cell>
              <table:table-cell office:value-type="float" office:value="15609">
                <text:p>15609</text:p>
              </table:table-cell>
              <table:table-cell office:value-type="float" office:value="6673">
                <text:p>6673</text:p>
              </table:table-cell>
              <table:table-cell office:value-type="float" office:value="3432">
                <text:p>3432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2386">
                <text:p>132386</text:p>
              </table:table-cell>
              <table:table-cell office:value-type="float" office:value="92279">
                <text:p>92279</text:p>
              </table:table-cell>
              <table:table-cell office:value-type="float" office:value="65270">
                <text:p>65270</text:p>
              </table:table-cell>
              <table:table-cell office:value-type="float" office:value="44465">
                <text:p>44465</text:p>
              </table:table-cell>
              <table:table-cell office:value-type="float" office:value="26928">
                <text:p>26928</text:p>
              </table:table-cell>
              <table:table-cell office:value-type="float" office:value="11951">
                <text:p>11951</text:p>
              </table:table-cell>
              <table:table-cell office:value-type="float" office:value="4825">
                <text:p>4825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9322">
                <text:p>189322</text:p>
              </table:table-cell>
              <table:table-cell office:value-type="float" office:value="123455">
                <text:p>123455</text:p>
              </table:table-cell>
              <table:table-cell office:value-type="float" office:value="83950">
                <text:p>83950</text:p>
              </table:table-cell>
              <table:table-cell office:value-type="float" office:value="57600">
                <text:p>57600</text:p>
              </table:table-cell>
              <table:table-cell office:value-type="float" office:value="38430">
                <text:p>38430</text:p>
              </table:table-cell>
              <table:table-cell office:value-type="float" office:value="21527">
                <text:p>21527</text:p>
              </table:table-cell>
              <table:table-cell office:value-type="float" office:value="8198">
                <text:p>8198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63907">
                <text:p>263907</text:p>
              </table:table-cell>
              <table:table-cell office:value-type="float" office:value="170963">
                <text:p>170963</text:p>
              </table:table-cell>
              <table:table-cell office:value-type="float" office:value="109458">
                <text:p>109458</text:p>
              </table:table-cell>
              <table:table-cell office:value-type="float" office:value="72140">
                <text:p>72140</text:p>
              </table:table-cell>
              <table:table-cell office:value-type="float" office:value="47785">
                <text:p>47785</text:p>
              </table:table-cell>
              <table:table-cell office:value-type="float" office:value="30752">
                <text:p>30752</text:p>
              </table:table-cell>
              <table:table-cell office:value-type="float" office:value="14172">
                <text:p>14172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70856">
                <text:p>370856</text:p>
              </table:table-cell>
              <table:table-cell office:value-type="float" office:value="227915">
                <text:p>227915</text:p>
              </table:table-cell>
              <table:table-cell office:value-type="float" office:value="147332">
                <text:p>147332</text:p>
              </table:table-cell>
              <table:table-cell office:value-type="float" office:value="93778">
                <text:p>93778</text:p>
              </table:table-cell>
              <table:table-cell office:value-type="float" office:value="60369">
                <text:p>60369</text:p>
              </table:table-cell>
              <table:table-cell office:value-type="float" office:value="38496">
                <text:p>38496</text:p>
              </table:table-cell>
              <table:table-cell office:value-type="float" office:value="22804">
                <text:p>22804</text:p>
              </table:table-cell>
              <table:table-cell office:value-type="float" office:value="9859">
                <text:p>98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826cm" svg:y="0.315cm" chart:style-name="ch2">
          <text:p>COMPRESSOR LRU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4cm" svg:width="10.397cm" svg:height="4.678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288">
                <text:p>288</text:p>
              </table:table-cell>
              <table:table-cell office:value-type="float" office:value="223">
                <text:p>223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9">
                <text:p>299</text:p>
              </table:table-cell>
              <table:table-cell office:value-type="float" office:value="224">
                <text:p>224</text:p>
              </table:table-cell>
              <table:table-cell office:value-type="float" office:value="148">
                <text:p>148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6">
                <text:p>316</text:p>
              </table:table-cell>
              <table:table-cell office:value-type="float" office:value="229">
                <text:p>229</text:p>
              </table:table-cell>
              <table:table-cell office:value-type="float" office:value="172">
                <text:p>17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79">
                <text:p>379</text:p>
              </table:table-cell>
              <table:table-cell office:value-type="float" office:value="274">
                <text:p>274</text:p>
              </table:table-cell>
              <table:table-cell office:value-type="float" office:value="198">
                <text:p>198</text:p>
              </table:table-cell>
              <table:table-cell office:value-type="float" office:value="146">
                <text:p>14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765">
                <text:p>4765</text:p>
              </table:table-cell>
              <table:table-cell office:value-type="float" office:value="319">
                <text:p>319</text:p>
              </table:table-cell>
              <table:table-cell office:value-type="float" office:value="225">
                <text:p>225</text:p>
              </table:table-cell>
              <table:table-cell office:value-type="float" office:value="155">
                <text:p>155</text:p>
              </table:table-cell>
              <table:table-cell office:value-type="float" office:value="114">
                <text:p>11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1122">
                <text:p>21122</text:p>
              </table:table-cell>
              <table:table-cell office:value-type="float" office:value="4747">
                <text:p>4747</text:p>
              </table:table-cell>
              <table:table-cell office:value-type="float" office:value="309">
                <text:p>309</text:p>
              </table:table-cell>
              <table:table-cell office:value-type="float" office:value="206">
                <text:p>206</text:p>
              </table:table-cell>
              <table:table-cell office:value-type="float" office:value="128">
                <text:p>128</text:p>
              </table:table-cell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COMPRESS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LRU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88">
            <text:p>1688</text:p>
          </table:table-cell>
          <table:table-cell office:value-type="float" office:value="1134">
            <text:p>1134</text:p>
          </table:table-cell>
          <table:table-cell office:value-type="float" office:value="642">
            <text:p>642</text:p>
          </table:table-cell>
          <table:table-cell table:number-columns-repeated="5" office:value-type="float" office:value="419">
            <text:p>4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33">
            <text:p>2133</text:p>
          </table:table-cell>
          <table:table-cell office:value-type="float" office:value="1264">
            <text:p>1264</text:p>
          </table:table-cell>
          <table:table-cell office:value-type="float" office:value="771">
            <text:p>771</text:p>
          </table:table-cell>
          <table:table-cell office:value-type="float" office:value="397">
            <text:p>397</text:p>
          </table:table-cell>
          <table:table-cell table:number-columns-repeated="4" office:value-type="float" office:value="317">
            <text:p>3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57">
            <text:p>2757</text:p>
          </table:table-cell>
          <table:table-cell office:value-type="float" office:value="1558">
            <text:p>1558</text:p>
          </table:table-cell>
          <table:table-cell office:value-type="float" office:value="934">
            <text:p>934</text:p>
          </table:table-cell>
          <table:table-cell office:value-type="float" office:value="533">
            <text:p>533</text:p>
          </table:table-cell>
          <table:table-cell table:number-columns-repeated="4" office:value-type="float" office:value="255">
            <text:p>2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33">
            <text:p>7033</text:p>
          </table:table-cell>
          <table:table-cell office:value-type="float" office:value="2302">
            <text:p>2302</text:p>
          </table:table-cell>
          <table:table-cell office:value-type="float" office:value="1259">
            <text:p>1259</text:p>
          </table:table-cell>
          <table:table-cell office:value-type="float" office:value="729">
            <text:p>729</text:p>
          </table:table-cell>
          <table:table-cell office:value-type="float" office:value="366">
            <text:p>366</text:p>
          </table:table-cell>
          <table:table-cell table:number-columns-repeated="3" office:value-type="float" office:value="209">
            <text:p>20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7734">
            <text:p>77734</text:p>
          </table:table-cell>
          <table:table-cell office:value-type="float" office:value="6524">
            <text:p>6524</text:p>
          </table:table-cell>
          <table:table-cell office:value-type="float" office:value="1811">
            <text:p>1811</text:p>
          </table:table-cell>
          <table:table-cell office:value-type="float" office:value="911">
            <text:p>911</text:p>
          </table:table-cell>
          <table:table-cell office:value-type="float" office:value="515">
            <text:p>515</text:p>
          </table:table-cell>
          <table:table-cell office:value-type="float" office:value="231">
            <text:p>231</text:p>
          </table:table-cell>
          <table:table-cell table:number-columns-repeated="2" office:value-type="float" office:value="172">
            <text:p>17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45977">
            <text:p>145977</text:p>
          </table:table-cell>
          <table:table-cell office:value-type="float" office:value="74278">
            <text:p>74278</text:p>
          </table:table-cell>
          <table:table-cell office:value-type="float" office:value="6248">
            <text:p>6248</text:p>
          </table:table-cell>
          <table:table-cell office:value-type="float" office:value="1566">
            <text:p>1566</text:p>
          </table:table-cell>
          <table:table-cell office:value-type="float" office:value="718">
            <text:p>718</text:p>
          </table:table-cell>
          <table:table-cell office:value-type="float" office:value="357">
            <text:p>357</text:p>
          </table:table-cell>
          <table:table-cell table:number-columns-repeated="2" office:value-type="float" office:value="137">
            <text:p>137</text:p>
          </table:table-cell>
        </table:table-row>
        <table:table-row table:style-name="ro2">
          <table:table-cell office:value-type="string">
            <text:p>LRU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23">
            <text:p>223</text:p>
          </table:table-cell>
          <table:table-cell office:value-type="float" office:value="95">
            <text:p>9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99">
            <text:p>299</text:p>
          </table:table-cell>
          <table:table-cell office:value-type="float" office:value="224">
            <text:p>224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16">
            <text:p>316</text:p>
          </table:table-cell>
          <table:table-cell office:value-type="float" office:value="229">
            <text:p>229</text:p>
          </table:table-cell>
          <table:table-cell office:value-type="float" office:value="172">
            <text:p>172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9">
            <text:p>379</text:p>
          </table:table-cell>
          <table:table-cell office:value-type="float" office:value="274">
            <text:p>274</text:p>
          </table:table-cell>
          <table:table-cell office:value-type="float" office:value="198">
            <text:p>198</text:p>
          </table:table-cell>
          <table:table-cell office:value-type="float" office:value="146">
            <text:p>146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765">
            <text:p>4765</text:p>
          </table:table-cell>
          <table:table-cell office:value-type="float" office:value="319">
            <text:p>319</text:p>
          </table:table-cell>
          <table:table-cell office:value-type="float" office:value="225">
            <text:p>225</text:p>
          </table:table-cell>
          <table:table-cell office:value-type="float" office:value="155">
            <text:p>155</text:p>
          </table:table-cell>
          <table:table-cell office:value-type="float" office:value="114">
            <text:p>114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1122">
            <text:p>21122</text:p>
          </table:table-cell>
          <table:table-cell office:value-type="float" office:value="4747">
            <text:p>4747</text:p>
          </table:table-cell>
          <table:table-cell office:value-type="float" office:value="309">
            <text:p>309</text:p>
          </table:table-cell>
          <table:table-cell office:value-type="float" office:value="206">
            <text:p>206</text:p>
          </table:table-cell>
          <table:table-cell office:value-type="float" office:value="128">
            <text:p>128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593cm" svg:y="0.315cm" chart:style-name="ch2">
          <text:p>MATRIZ LRU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4cm" svg:width="10.212cm" svg:height="4.678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26003">
                <text:p>26003</text:p>
              </table:table-cell>
              <table:table-cell office:value-type="float" office:value="16791">
                <text:p>16791</text:p>
              </table:table-cell>
              <table:table-cell office:value-type="float" office:value="7172">
                <text:p>7172</text:p>
              </table:table-cell>
              <table:table-cell office:value-type="float" office:value="4744">
                <text:p>4744</text:p>
              </table:table-cell>
              <table:table-cell office:value-type="float" office:value="3373">
                <text:p>3373</text:p>
              </table:table-cell>
              <table:table-cell office:value-type="float" office:value="3061">
                <text:p>3061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8254">
                <text:p>48254</text:p>
              </table:table-cell>
              <table:table-cell office:value-type="float" office:value="21656">
                <text:p>21656</text:p>
              </table:table-cell>
              <table:table-cell office:value-type="float" office:value="13250">
                <text:p>13250</text:p>
              </table:table-cell>
              <table:table-cell office:value-type="float" office:value="5673">
                <text:p>5673</text:p>
              </table:table-cell>
              <table:table-cell office:value-type="float" office:value="3632">
                <text:p>3632</text:p>
              </table:table-cell>
              <table:table-cell office:value-type="float" office:value="2803">
                <text:p>2803</text:p>
              </table:table-cell>
              <table:table-cell office:value-type="float" office:value="2576">
                <text:p>2576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9540">
                <text:p>169540</text:p>
              </table:table-cell>
              <table:table-cell office:value-type="float" office:value="44904">
                <text:p>44904</text:p>
              </table:table-cell>
              <table:table-cell office:value-type="float" office:value="19141">
                <text:p>19141</text:p>
              </table:table-cell>
              <table:table-cell office:value-type="float" office:value="10928">
                <text:p>10928</text:p>
              </table:table-cell>
              <table:table-cell office:value-type="float" office:value="4745">
                <text:p>4745</text:p>
              </table:table-cell>
              <table:table-cell office:value-type="float" office:value="2950">
                <text:p>2950</text:p>
              </table:table-cell>
              <table:table-cell office:value-type="float" office:value="2398">
                <text:p>2398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9236">
                <text:p>279236</text:p>
              </table:table-cell>
              <table:table-cell office:value-type="float" office:value="165115">
                <text:p>165115</text:p>
              </table:table-cell>
              <table:table-cell office:value-type="float" office:value="39728">
                <text:p>39728</text:p>
              </table:table-cell>
              <table:table-cell office:value-type="float" office:value="15904">
                <text:p>15904</text:p>
              </table:table-cell>
              <table:table-cell office:value-type="float" office:value="7876">
                <text:p>7876</text:p>
              </table:table-cell>
              <table:table-cell office:value-type="float" office:value="3828">
                <text:p>3828</text:p>
              </table:table-cell>
              <table:table-cell office:value-type="float" office:value="2380">
                <text:p>238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2851">
                <text:p>332851</text:p>
              </table:table-cell>
              <table:table-cell office:value-type="float" office:value="270086">
                <text:p>270086</text:p>
              </table:table-cell>
              <table:table-cell office:value-type="float" office:value="153176">
                <text:p>153176</text:p>
              </table:table-cell>
              <table:table-cell office:value-type="float" office:value="32282">
                <text:p>32282</text:p>
              </table:table-cell>
              <table:table-cell office:value-type="float" office:value="13230">
                <text:p>13230</text:p>
              </table:table-cell>
              <table:table-cell office:value-type="float" office:value="5974">
                <text:p>5974</text:p>
              </table:table-cell>
              <table:table-cell office:value-type="float" office:value="2961">
                <text:p>2961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76284">
                <text:p>376284</text:p>
              </table:table-cell>
              <table:table-cell office:value-type="float" office:value="284027">
                <text:p>284027</text:p>
              </table:table-cell>
              <table:table-cell office:value-type="float" office:value="234688">
                <text:p>234688</text:p>
              </table:table-cell>
              <table:table-cell office:value-type="float" office:value="115886">
                <text:p>115886</text:p>
              </table:table-cell>
              <table:table-cell office:value-type="float" office:value="21930">
                <text:p>21930</text:p>
              </table:table-cell>
              <table:table-cell office:value-type="float" office:value="9963">
                <text:p>9963</text:p>
              </table:table-cell>
              <table:table-cell office:value-type="float" office:value="4328">
                <text:p>4328</text:p>
              </table:table-cell>
              <table:table-cell office:value-type="float" office:value="2331">
                <text:p>233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593cm" svg:y="0.315cm" chart:style-name="ch2">
          <text:p>MATRIZ LRU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4748">
                <text:p>4748</text:p>
              </table:table-cell>
              <table:table-cell office:value-type="float" office:value="3080">
                <text:p>3080</text:p>
              </table:table-cell>
              <table:table-cell office:value-type="float" office:value="1660">
                <text:p>1660</text:p>
              </table:table-cell>
              <table:table-cell office:value-type="float" office:value="1163">
                <text:p>1163</text:p>
              </table:table-cell>
              <table:table-cell office:value-type="float" office:value="835">
                <text:p>835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903">
                <text:p>7903</text:p>
              </table:table-cell>
              <table:table-cell office:value-type="float" office:value="4128">
                <text:p>4128</text:p>
              </table:table-cell>
              <table:table-cell office:value-type="float" office:value="2585">
                <text:p>2585</text:p>
              </table:table-cell>
              <table:table-cell office:value-type="float" office:value="1317">
                <text:p>1317</text:p>
              </table:table-cell>
              <table:table-cell office:value-type="float" office:value="923">
                <text:p>923</text:p>
              </table:table-cell>
              <table:table-cell office:value-type="float" office:value="643">
                <text:p>643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1630">
                <text:p>41630</text:p>
              </table:table-cell>
              <table:table-cell office:value-type="float" office:value="7356">
                <text:p>7356</text:p>
              </table:table-cell>
              <table:table-cell office:value-type="float" office:value="3601">
                <text:p>3601</text:p>
              </table:table-cell>
              <table:table-cell office:value-type="float" office:value="2194">
                <text:p>2194</text:p>
              </table:table-cell>
              <table:table-cell office:value-type="float" office:value="1125">
                <text:p>1125</text:p>
              </table:table-cell>
              <table:table-cell office:value-type="float" office:value="777">
                <text:p>777</text:p>
              </table:table-cell>
              <table:table-cell office:value-type="float" office:value="487">
                <text:p>48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3997">
                <text:p>43997</text:p>
              </table:table-cell>
              <table:table-cell office:value-type="float" office:value="41220">
                <text:p>41220</text:p>
              </table:table-cell>
              <table:table-cell office:value-type="float" office:value="6539">
                <text:p>6539</text:p>
              </table:table-cell>
              <table:table-cell office:value-type="float" office:value="3002">
                <text:p>3002</text:p>
              </table:table-cell>
              <table:table-cell office:value-type="float" office:value="1665">
                <text:p>1665</text:p>
              </table:table-cell>
              <table:table-cell office:value-type="float" office:value="912">
                <text:p>912</text:p>
              </table:table-cell>
              <table:table-cell office:value-type="float" office:value="636">
                <text:p>63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5309">
                <text:p>45309</text:p>
              </table:table-cell>
              <table:table-cell office:value-type="float" office:value="43835">
                <text:p>43835</text:p>
              </table:table-cell>
              <table:table-cell office:value-type="float" office:value="40184">
                <text:p>40184</text:p>
              </table:table-cell>
              <table:table-cell office:value-type="float" office:value="4954">
                <text:p>4954</text:p>
              </table:table-cell>
              <table:table-cell office:value-type="float" office:value="2501">
                <text:p>2501</text:p>
              </table:table-cell>
              <table:table-cell office:value-type="float" office:value="1282">
                <text:p>1282</text:p>
              </table:table-cell>
              <table:table-cell office:value-type="float" office:value="725">
                <text:p>72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1640">
                <text:p>51640</text:p>
              </table:table-cell>
              <table:table-cell office:value-type="float" office:value="43993">
                <text:p>43993</text:p>
              </table:table-cell>
              <table:table-cell office:value-type="float" office:value="42763">
                <text:p>42763</text:p>
              </table:table-cell>
              <table:table-cell office:value-type="float" office:value="33029">
                <text:p>33029</text:p>
              </table:table-cell>
              <table:table-cell office:value-type="float" office:value="2907">
                <text:p>2907</text:p>
              </table:table-cell>
              <table:table-cell office:value-type="float" office:value="1799">
                <text:p>1799</text:p>
              </table:table-cell>
              <table:table-cell office:value-type="float" office:value="953">
                <text:p>953</text:p>
              </table:table-cell>
              <table:table-cell office:value-type="float" office:value="585">
                <text:p>5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MATRIZ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LRU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6003">
            <text:p>26003</text:p>
          </table:table-cell>
          <table:table-cell office:value-type="float" office:value="16791">
            <text:p>16791</text:p>
          </table:table-cell>
          <table:table-cell office:value-type="float" office:value="7172">
            <text:p>7172</text:p>
          </table:table-cell>
          <table:table-cell office:value-type="float" office:value="4744">
            <text:p>4744</text:p>
          </table:table-cell>
          <table:table-cell office:value-type="float" office:value="3373">
            <text:p>3373</text:p>
          </table:table-cell>
          <table:table-cell office:value-type="float" office:value="3061">
            <text:p>3061</text:p>
          </table:table-cell>
          <table:table-cell table:number-columns-repeated="2" office:value-type="float" office:value="2994">
            <text:p>29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8254">
            <text:p>48254</text:p>
          </table:table-cell>
          <table:table-cell office:value-type="float" office:value="21656">
            <text:p>21656</text:p>
          </table:table-cell>
          <table:table-cell office:value-type="float" office:value="13250">
            <text:p>13250</text:p>
          </table:table-cell>
          <table:table-cell office:value-type="float" office:value="5673">
            <text:p>5673</text:p>
          </table:table-cell>
          <table:table-cell office:value-type="float" office:value="3632">
            <text:p>3632</text:p>
          </table:table-cell>
          <table:table-cell office:value-type="float" office:value="2803">
            <text:p>2803</text:p>
          </table:table-cell>
          <table:table-cell office:value-type="float" office:value="2576">
            <text:p>2576</text:p>
          </table:table-cell>
          <table:table-cell office:value-type="float" office:value="2543">
            <text:p>254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9540">
            <text:p>169540</text:p>
          </table:table-cell>
          <table:table-cell office:value-type="float" office:value="44904">
            <text:p>44904</text:p>
          </table:table-cell>
          <table:table-cell office:value-type="float" office:value="19141">
            <text:p>19141</text:p>
          </table:table-cell>
          <table:table-cell office:value-type="float" office:value="10928">
            <text:p>10928</text:p>
          </table:table-cell>
          <table:table-cell office:value-type="float" office:value="4745">
            <text:p>4745</text:p>
          </table:table-cell>
          <table:table-cell office:value-type="float" office:value="2950">
            <text:p>2950</text:p>
          </table:table-cell>
          <table:table-cell office:value-type="float" office:value="2398">
            <text:p>2398</text:p>
          </table:table-cell>
          <table:table-cell office:value-type="float" office:value="2214">
            <text:p>22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9236">
            <text:p>279236</text:p>
          </table:table-cell>
          <table:table-cell office:value-type="float" office:value="165115">
            <text:p>165115</text:p>
          </table:table-cell>
          <table:table-cell office:value-type="float" office:value="39728">
            <text:p>39728</text:p>
          </table:table-cell>
          <table:table-cell office:value-type="float" office:value="15904">
            <text:p>15904</text:p>
          </table:table-cell>
          <table:table-cell office:value-type="float" office:value="7876">
            <text:p>7876</text:p>
          </table:table-cell>
          <table:table-cell office:value-type="float" office:value="3828">
            <text:p>3828</text:p>
          </table:table-cell>
          <table:table-cell office:value-type="float" office:value="2380">
            <text:p>2380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32851">
            <text:p>332851</text:p>
          </table:table-cell>
          <table:table-cell office:value-type="float" office:value="270086">
            <text:p>270086</text:p>
          </table:table-cell>
          <table:table-cell office:value-type="float" office:value="153176">
            <text:p>153176</text:p>
          </table:table-cell>
          <table:table-cell office:value-type="float" office:value="32282">
            <text:p>32282</text:p>
          </table:table-cell>
          <table:table-cell office:value-type="float" office:value="13230">
            <text:p>13230</text:p>
          </table:table-cell>
          <table:table-cell office:value-type="float" office:value="5974">
            <text:p>5974</text:p>
          </table:table-cell>
          <table:table-cell office:value-type="float" office:value="2961">
            <text:p>2961</text:p>
          </table:table-cell>
          <table:table-cell office:value-type="float" office:value="1950">
            <text:p>195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76284">
            <text:p>376284</text:p>
          </table:table-cell>
          <table:table-cell office:value-type="float" office:value="284027">
            <text:p>284027</text:p>
          </table:table-cell>
          <table:table-cell office:value-type="float" office:value="234688">
            <text:p>234688</text:p>
          </table:table-cell>
          <table:table-cell office:value-type="float" office:value="115886">
            <text:p>115886</text:p>
          </table:table-cell>
          <table:table-cell office:value-type="float" office:value="21930">
            <text:p>21930</text:p>
          </table:table-cell>
          <table:table-cell office:value-type="float" office:value="9963">
            <text:p>9963</text:p>
          </table:table-cell>
          <table:table-cell office:value-type="float" office:value="4328">
            <text:p>4328</text:p>
          </table:table-cell>
          <table:table-cell office:value-type="float" office:value="2331">
            <text:p>2331</text:p>
          </table:table-cell>
        </table:table-row>
        <table:table-row table:style-name="ro2">
          <table:table-cell office:value-type="string">
            <text:p>LRU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748">
            <text:p>4748</text:p>
          </table:table-cell>
          <table:table-cell office:value-type="float" office:value="3080">
            <text:p>3080</text:p>
          </table:table-cell>
          <table:table-cell office:value-type="float" office:value="1660">
            <text:p>1660</text:p>
          </table:table-cell>
          <table:table-cell office:value-type="float" office:value="1163">
            <text:p>1163</text:p>
          </table:table-cell>
          <table:table-cell office:value-type="float" office:value="835">
            <text:p>835</text:p>
          </table:table-cell>
          <table:table-cell office:value-type="float" office:value="436">
            <text:p>4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903">
            <text:p>7903</text:p>
          </table:table-cell>
          <table:table-cell office:value-type="float" office:value="4128">
            <text:p>4128</text:p>
          </table:table-cell>
          <table:table-cell office:value-type="float" office:value="2585">
            <text:p>2585</text:p>
          </table:table-cell>
          <table:table-cell office:value-type="float" office:value="1317">
            <text:p>1317</text:p>
          </table:table-cell>
          <table:table-cell office:value-type="float" office:value="923">
            <text:p>923</text:p>
          </table:table-cell>
          <table:table-cell office:value-type="float" office:value="643">
            <text:p>643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1630">
            <text:p>41630</text:p>
          </table:table-cell>
          <table:table-cell office:value-type="float" office:value="7356">
            <text:p>7356</text:p>
          </table:table-cell>
          <table:table-cell office:value-type="float" office:value="3601">
            <text:p>3601</text:p>
          </table:table-cell>
          <table:table-cell office:value-type="float" office:value="2194">
            <text:p>2194</text:p>
          </table:table-cell>
          <table:table-cell office:value-type="float" office:value="1125">
            <text:p>1125</text:p>
          </table:table-cell>
          <table:table-cell office:value-type="float" office:value="777">
            <text:p>777</text:p>
          </table:table-cell>
          <table:table-cell office:value-type="float" office:value="487">
            <text:p>4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3997">
            <text:p>43997</text:p>
          </table:table-cell>
          <table:table-cell office:value-type="float" office:value="41220">
            <text:p>41220</text:p>
          </table:table-cell>
          <table:table-cell office:value-type="float" office:value="6539">
            <text:p>6539</text:p>
          </table:table-cell>
          <table:table-cell office:value-type="float" office:value="3002">
            <text:p>3002</text:p>
          </table:table-cell>
          <table:table-cell office:value-type="float" office:value="1665">
            <text:p>1665</text:p>
          </table:table-cell>
          <table:table-cell office:value-type="float" office:value="912">
            <text:p>912</text:p>
          </table:table-cell>
          <table:table-cell office:value-type="float" office:value="636">
            <text:p>636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5309">
            <text:p>45309</text:p>
          </table:table-cell>
          <table:table-cell office:value-type="float" office:value="43835">
            <text:p>43835</text:p>
          </table:table-cell>
          <table:table-cell office:value-type="float" office:value="40184">
            <text:p>40184</text:p>
          </table:table-cell>
          <table:table-cell office:value-type="float" office:value="4954">
            <text:p>4954</text:p>
          </table:table-cell>
          <table:table-cell office:value-type="float" office:value="2501">
            <text:p>2501</text:p>
          </table:table-cell>
          <table:table-cell office:value-type="float" office:value="1282">
            <text:p>1282</text:p>
          </table:table-cell>
          <table:table-cell office:value-type="float" office:value="725">
            <text:p>725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1640">
            <text:p>51640</text:p>
          </table:table-cell>
          <table:table-cell office:value-type="float" office:value="43993">
            <text:p>43993</text:p>
          </table:table-cell>
          <table:table-cell office:value-type="float" office:value="42763">
            <text:p>42763</text:p>
          </table:table-cell>
          <table:table-cell office:value-type="float" office:value="33029">
            <text:p>33029</text:p>
          </table:table-cell>
          <table:table-cell office:value-type="float" office:value="2907">
            <text:p>2907</text:p>
          </table:table-cell>
          <table:table-cell office:value-type="float" office:value="1799">
            <text:p>1799</text:p>
          </table:table-cell>
          <table:table-cell office:value-type="float" office:value="953">
            <text:p>953</text:p>
          </table:table-cell>
          <table:table-cell office:value-type="float" office:value="585">
            <text:p>585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389cm" svg:y="0.315cm" chart:style-name="ch2">
          <text:p>COMPILADOR RANDOM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4cm" svg:width="10.212cm" svg:height="4.678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91118">
                <text:p>91118</text:p>
              </table:table-cell>
              <table:table-cell office:value-type="float" office:value="63697">
                <text:p>63697</text:p>
              </table:table-cell>
              <table:table-cell office:value-type="float" office:value="41368">
                <text:p>41368</text:p>
              </table:table-cell>
              <table:table-cell office:value-type="float" office:value="22624">
                <text:p>22624</text:p>
              </table:table-cell>
              <table:table-cell office:value-type="float" office:value="10871">
                <text:p>10871</text:p>
              </table:table-cell>
              <table:table-cell office:value-type="float" office:value="5182">
                <text:p>5182</text:p>
              </table:table-cell>
              <table:table-cell office:value-type="float" office:value="3621">
                <text:p>3621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522">
                <text:p>106522</text:p>
              </table:table-cell>
              <table:table-cell office:value-type="float" office:value="75116">
                <text:p>75116</text:p>
              </table:table-cell>
              <table:table-cell office:value-type="float" office:value="51496">
                <text:p>51496</text:p>
              </table:table-cell>
              <table:table-cell office:value-type="float" office:value="32022">
                <text:p>32022</text:p>
              </table:table-cell>
              <table:table-cell office:value-type="float" office:value="16291">
                <text:p>16291</text:p>
              </table:table-cell>
              <table:table-cell office:value-type="float" office:value="7151">
                <text:p>7151</text:p>
              </table:table-cell>
              <table:table-cell office:value-type="float" office:value="3422">
                <text:p>3422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4007">
                <text:p>144007</text:p>
              </table:table-cell>
              <table:table-cell office:value-type="float" office:value="100470">
                <text:p>100470</text:p>
              </table:table-cell>
              <table:table-cell office:value-type="float" office:value="69677">
                <text:p>69677</text:p>
              </table:table-cell>
              <table:table-cell office:value-type="float" office:value="46247">
                <text:p>46247</text:p>
              </table:table-cell>
              <table:table-cell office:value-type="float" office:value="27178">
                <text:p>27178</text:p>
              </table:table-cell>
              <table:table-cell office:value-type="float" office:value="12605">
                <text:p>12605</text:p>
              </table:table-cell>
              <table:table-cell office:value-type="float" office:value="5123">
                <text:p>5123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0908">
                <text:p>200908</text:p>
              </table:table-cell>
              <table:table-cell office:value-type="float" office:value="134197">
                <text:p>134197</text:p>
              </table:table-cell>
              <table:table-cell office:value-type="float" office:value="91899">
                <text:p>91899</text:p>
              </table:table-cell>
              <table:table-cell office:value-type="float" office:value="61856">
                <text:p>61856</text:p>
              </table:table-cell>
              <table:table-cell office:value-type="float" office:value="39198">
                <text:p>39198</text:p>
              </table:table-cell>
              <table:table-cell office:value-type="float" office:value="20817">
                <text:p>20817</text:p>
              </table:table-cell>
              <table:table-cell office:value-type="float" office:value="8676">
                <text:p>8676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6743">
                <text:p>276743</text:p>
              </table:table-cell>
              <table:table-cell office:value-type="float" office:value="181763">
                <text:p>181763</text:p>
              </table:table-cell>
              <table:table-cell office:value-type="float" office:value="119875">
                <text:p>119875</text:p>
              </table:table-cell>
              <table:table-cell office:value-type="float" office:value="79584">
                <text:p>79584</text:p>
              </table:table-cell>
              <table:table-cell office:value-type="float" office:value="51441">
                <text:p>51441</text:p>
              </table:table-cell>
              <table:table-cell office:value-type="float" office:value="30893">
                <text:p>30893</text:p>
              </table:table-cell>
              <table:table-cell office:value-type="float" office:value="14673">
                <text:p>14673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78345">
                <text:p>378345</text:p>
              </table:table-cell>
              <table:table-cell office:value-type="float" office:value="239465">
                <text:p>239465</text:p>
              </table:table-cell>
              <table:table-cell office:value-type="float" office:value="156045">
                <text:p>156045</text:p>
              </table:table-cell>
              <table:table-cell office:value-type="float" office:value="102135">
                <text:p>102135</text:p>
              </table:table-cell>
              <table:table-cell office:value-type="float" office:value="66083">
                <text:p>66083</text:p>
              </table:table-cell>
              <table:table-cell office:value-type="float" office:value="41335">
                <text:p>41335</text:p>
              </table:table-cell>
              <table:table-cell office:value-type="float" office:value="23629">
                <text:p>23629</text:p>
              </table:table-cell>
              <table:table-cell office:value-type="float" office:value="10411">
                <text:p>1041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389cm" svg:y="0.315cm" chart:style-name="ch2">
          <text:p>COMPILADOR RANDOM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879">
                <text:p>8879</text:p>
              </table:table-cell>
              <table:table-cell office:value-type="float" office:value="6264">
                <text:p>6264</text:p>
              </table:table-cell>
              <table:table-cell office:value-type="float" office:value="4230">
                <text:p>4230</text:p>
              </table:table-cell>
              <table:table-cell office:value-type="float" office:value="2568">
                <text:p>2568</text:p>
              </table:table-cell>
              <table:table-cell office:value-type="float" office:value="1456">
                <text:p>1456</text:p>
              </table:table-cell>
              <table:table-cell office:value-type="float" office:value="739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46">
                <text:p>10646</text:p>
              </table:table-cell>
              <table:table-cell office:value-type="float" office:value="7437">
                <text:p>7437</text:p>
              </table:table-cell>
              <table:table-cell office:value-type="float" office:value="5085">
                <text:p>5085</text:p>
              </table:table-cell>
              <table:table-cell office:value-type="float" office:value="3357">
                <text:p>3357</text:p>
              </table:table-cell>
              <table:table-cell office:value-type="float" office:value="1891">
                <text:p>1891</text:p>
              </table:table-cell>
              <table:table-cell office:value-type="float" office:value="1000">
                <text:p>1000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207">
                <text:p>15207</text:p>
              </table:table-cell>
              <table:table-cell office:value-type="float" office:value="10316">
                <text:p>10316</text:p>
              </table:table-cell>
              <table:table-cell office:value-type="float" office:value="7038">
                <text:p>7038</text:p>
              </table:table-cell>
              <table:table-cell office:value-type="float" office:value="4781">
                <text:p>4781</text:p>
              </table:table-cell>
              <table:table-cell office:value-type="float" office:value="2989">
                <text:p>2989</text:p>
              </table:table-cell>
              <table:table-cell office:value-type="float" office:value="1587">
                <text:p>1587</text:p>
              </table:table-cell>
              <table:table-cell office:value-type="float" office:value="801">
                <text:p>80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126">
                <text:p>23126</text:p>
              </table:table-cell>
              <table:table-cell office:value-type="float" office:value="14370">
                <text:p>14370</text:p>
              </table:table-cell>
              <table:table-cell office:value-type="float" office:value="9623">
                <text:p>9623</text:p>
              </table:table-cell>
              <table:table-cell office:value-type="float" office:value="6493">
                <text:p>6493</text:p>
              </table:table-cell>
              <table:table-cell office:value-type="float" office:value="4167">
                <text:p>4167</text:p>
              </table:table-cell>
              <table:table-cell office:value-type="float" office:value="2435">
                <text:p>2435</text:p>
              </table:table-cell>
              <table:table-cell office:value-type="float" office:value="1179">
                <text:p>117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006">
                <text:p>35006</text:p>
              </table:table-cell>
              <table:table-cell office:value-type="float" office:value="20952">
                <text:p>20952</text:p>
              </table:table-cell>
              <table:table-cell office:value-type="float" office:value="12727">
                <text:p>12727</text:p>
              </table:table-cell>
              <table:table-cell office:value-type="float" office:value="8249">
                <text:p>8249</text:p>
              </table:table-cell>
              <table:table-cell office:value-type="float" office:value="5155">
                <text:p>5155</text:p>
              </table:table-cell>
              <table:table-cell office:value-type="float" office:value="3132">
                <text:p>3132</text:p>
              </table:table-cell>
              <table:table-cell office:value-type="float" office:value="1626">
                <text:p>162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6254">
                <text:p>56254</text:p>
              </table:table-cell>
              <table:table-cell office:value-type="float" office:value="32248">
                <text:p>32248</text:p>
              </table:table-cell>
              <table:table-cell office:value-type="float" office:value="18941">
                <text:p>18941</text:p>
              </table:table-cell>
              <table:table-cell office:value-type="float" office:value="11315">
                <text:p>11315</text:p>
              </table:table-cell>
              <table:table-cell office:value-type="float" office:value="7027">
                <text:p>7027</text:p>
              </table:table-cell>
              <table:table-cell office:value-type="float" office:value="4264">
                <text:p>4264</text:p>
              </table:table-cell>
              <table:table-cell office:value-type="float" office:value="2397">
                <text:p>2397</text:p>
              </table:table-cell>
              <table:table-cell office:value-type="float" office:value="1142">
                <text:p>114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COMPILAD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1118">
            <text:p>91118</text:p>
          </table:table-cell>
          <table:table-cell office:value-type="float" office:value="63697">
            <text:p>63697</text:p>
          </table:table-cell>
          <table:table-cell office:value-type="float" office:value="41368">
            <text:p>41368</text:p>
          </table:table-cell>
          <table:table-cell office:value-type="float" office:value="22624">
            <text:p>22624</text:p>
          </table:table-cell>
          <table:table-cell office:value-type="float" office:value="10871">
            <text:p>10871</text:p>
          </table:table-cell>
          <table:table-cell office:value-type="float" office:value="5182">
            <text:p>5182</text:p>
          </table:table-cell>
          <table:table-cell table:number-columns-repeated="2" office:value-type="float" office:value="3621">
            <text:p>362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6522">
            <text:p>106522</text:p>
          </table:table-cell>
          <table:table-cell office:value-type="float" office:value="75116">
            <text:p>75116</text:p>
          </table:table-cell>
          <table:table-cell office:value-type="float" office:value="51496">
            <text:p>51496</text:p>
          </table:table-cell>
          <table:table-cell office:value-type="float" office:value="32022">
            <text:p>32022</text:p>
          </table:table-cell>
          <table:table-cell office:value-type="float" office:value="16291">
            <text:p>16291</text:p>
          </table:table-cell>
          <table:table-cell office:value-type="float" office:value="7151">
            <text:p>7151</text:p>
          </table:table-cell>
          <table:table-cell office:value-type="float" office:value="3422">
            <text:p>3422</text:p>
          </table:table-cell>
          <table:table-cell office:value-type="float" office:value="2852">
            <text:p>285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4007">
            <text:p>144007</text:p>
          </table:table-cell>
          <table:table-cell office:value-type="float" office:value="100470">
            <text:p>100470</text:p>
          </table:table-cell>
          <table:table-cell office:value-type="float" office:value="69677">
            <text:p>69677</text:p>
          </table:table-cell>
          <table:table-cell office:value-type="float" office:value="46247">
            <text:p>46247</text:p>
          </table:table-cell>
          <table:table-cell office:value-type="float" office:value="27178">
            <text:p>27178</text:p>
          </table:table-cell>
          <table:table-cell office:value-type="float" office:value="12605">
            <text:p>12605</text:p>
          </table:table-cell>
          <table:table-cell office:value-type="float" office:value="5123">
            <text:p>5123</text:p>
          </table:table-cell>
          <table:table-cell office:value-type="float" office:value="2529">
            <text:p>252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908">
            <text:p>200908</text:p>
          </table:table-cell>
          <table:table-cell office:value-type="float" office:value="134197">
            <text:p>134197</text:p>
          </table:table-cell>
          <table:table-cell office:value-type="float" office:value="91899">
            <text:p>91899</text:p>
          </table:table-cell>
          <table:table-cell office:value-type="float" office:value="61856">
            <text:p>61856</text:p>
          </table:table-cell>
          <table:table-cell office:value-type="float" office:value="39198">
            <text:p>39198</text:p>
          </table:table-cell>
          <table:table-cell office:value-type="float" office:value="20817">
            <text:p>20817</text:p>
          </table:table-cell>
          <table:table-cell office:value-type="float" office:value="8676">
            <text:p>8676</text:p>
          </table:table-cell>
          <table:table-cell office:value-type="float" office:value="3441">
            <text:p>344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76743">
            <text:p>276743</text:p>
          </table:table-cell>
          <table:table-cell office:value-type="float" office:value="181763">
            <text:p>181763</text:p>
          </table:table-cell>
          <table:table-cell office:value-type="float" office:value="119875">
            <text:p>119875</text:p>
          </table:table-cell>
          <table:table-cell office:value-type="float" office:value="79584">
            <text:p>79584</text:p>
          </table:table-cell>
          <table:table-cell office:value-type="float" office:value="51441">
            <text:p>51441</text:p>
          </table:table-cell>
          <table:table-cell office:value-type="float" office:value="30893">
            <text:p>30893</text:p>
          </table:table-cell>
          <table:table-cell office:value-type="float" office:value="14673">
            <text:p>14673</text:p>
          </table:table-cell>
          <table:table-cell office:value-type="float" office:value="5545">
            <text:p>554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78345">
            <text:p>378345</text:p>
          </table:table-cell>
          <table:table-cell office:value-type="float" office:value="239465">
            <text:p>239465</text:p>
          </table:table-cell>
          <table:table-cell office:value-type="float" office:value="156045">
            <text:p>156045</text:p>
          </table:table-cell>
          <table:table-cell office:value-type="float" office:value="102135">
            <text:p>102135</text:p>
          </table:table-cell>
          <table:table-cell office:value-type="float" office:value="66083">
            <text:p>66083</text:p>
          </table:table-cell>
          <table:table-cell office:value-type="float" office:value="41335">
            <text:p>41335</text:p>
          </table:table-cell>
          <table:table-cell office:value-type="float" office:value="23629">
            <text:p>23629</text:p>
          </table:table-cell>
          <table:table-cell office:value-type="float" office:value="10411">
            <text:p>10411</text:p>
          </table:table-cell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879">
            <text:p>8879</text:p>
          </table:table-cell>
          <table:table-cell office:value-type="float" office:value="6264">
            <text:p>6264</text:p>
          </table:table-cell>
          <table:table-cell office:value-type="float" office:value="4230">
            <text:p>4230</text:p>
          </table:table-cell>
          <table:table-cell office:value-type="float" office:value="2568">
            <text:p>2568</text:p>
          </table:table-cell>
          <table:table-cell office:value-type="float" office:value="1456">
            <text:p>1456</text:p>
          </table:table-cell>
          <table:table-cell office:value-type="float" office:value="739">
            <text:p>7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646">
            <text:p>10646</text:p>
          </table:table-cell>
          <table:table-cell office:value-type="float" office:value="7437">
            <text:p>7437</text:p>
          </table:table-cell>
          <table:table-cell office:value-type="float" office:value="5085">
            <text:p>5085</text:p>
          </table:table-cell>
          <table:table-cell office:value-type="float" office:value="3357">
            <text:p>3357</text:p>
          </table:table-cell>
          <table:table-cell office:value-type="float" office:value="1891">
            <text:p>1891</text:p>
          </table:table-cell>
          <table:table-cell office:value-type="float" office:value="1000">
            <text:p>1000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207">
            <text:p>15207</text:p>
          </table:table-cell>
          <table:table-cell office:value-type="float" office:value="10316">
            <text:p>10316</text:p>
          </table:table-cell>
          <table:table-cell office:value-type="float" office:value="7038">
            <text:p>7038</text:p>
          </table:table-cell>
          <table:table-cell office:value-type="float" office:value="4781">
            <text:p>4781</text:p>
          </table:table-cell>
          <table:table-cell office:value-type="float" office:value="2989">
            <text:p>2989</text:p>
          </table:table-cell>
          <table:table-cell office:value-type="float" office:value="1587">
            <text:p>1587</text:p>
          </table:table-cell>
          <table:table-cell office:value-type="float" office:value="801">
            <text:p>801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126">
            <text:p>23126</text:p>
          </table:table-cell>
          <table:table-cell office:value-type="float" office:value="14370">
            <text:p>14370</text:p>
          </table:table-cell>
          <table:table-cell office:value-type="float" office:value="9623">
            <text:p>9623</text:p>
          </table:table-cell>
          <table:table-cell office:value-type="float" office:value="6493">
            <text:p>6493</text:p>
          </table:table-cell>
          <table:table-cell office:value-type="float" office:value="4167">
            <text:p>4167</text:p>
          </table:table-cell>
          <table:table-cell office:value-type="float" office:value="2435">
            <text:p>2435</text:p>
          </table:table-cell>
          <table:table-cell office:value-type="float" office:value="1179">
            <text:p>1179</text:p>
          </table:table-cell>
          <table:table-cell office:value-type="float" office:value="547">
            <text:p>54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5006">
            <text:p>35006</text:p>
          </table:table-cell>
          <table:table-cell office:value-type="float" office:value="20952">
            <text:p>20952</text:p>
          </table:table-cell>
          <table:table-cell office:value-type="float" office:value="12727">
            <text:p>12727</text:p>
          </table:table-cell>
          <table:table-cell office:value-type="float" office:value="8249">
            <text:p>8249</text:p>
          </table:table-cell>
          <table:table-cell office:value-type="float" office:value="5155">
            <text:p>5155</text:p>
          </table:table-cell>
          <table:table-cell office:value-type="float" office:value="3132">
            <text:p>3132</text:p>
          </table:table-cell>
          <table:table-cell office:value-type="float" office:value="1626">
            <text:p>1626</text:p>
          </table:table-cell>
          <table:table-cell office:value-type="float" office:value="765">
            <text:p>76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6254">
            <text:p>56254</text:p>
          </table:table-cell>
          <table:table-cell office:value-type="float" office:value="32248">
            <text:p>32248</text:p>
          </table:table-cell>
          <table:table-cell office:value-type="float" office:value="18941">
            <text:p>18941</text:p>
          </table:table-cell>
          <table:table-cell office:value-type="float" office:value="11315">
            <text:p>11315</text:p>
          </table:table-cell>
          <table:table-cell office:value-type="float" office:value="7027">
            <text:p>7027</text:p>
          </table:table-cell>
          <table:table-cell office:value-type="float" office:value="4264">
            <text:p>4264</text:p>
          </table:table-cell>
          <table:table-cell office:value-type="float" office:value="2397">
            <text:p>2397</text:p>
          </table:table-cell>
          <table:table-cell office:value-type="float" office:value="1142">
            <text:p>1142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61cm" svg:y="0.315cm" chart:style-name="ch2">
          <text:p>SIMULADOR RANDOM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62797">
                <text:p>62797</text:p>
              </table:table-cell>
              <table:table-cell office:value-type="float" office:value="36907">
                <text:p>36907</text:p>
              </table:table-cell>
              <table:table-cell office:value-type="float" office:value="21264">
                <text:p>21264</text:p>
              </table:table-cell>
              <table:table-cell office:value-type="float" office:value="12433">
                <text:p>12433</text:p>
              </table:table-cell>
              <table:table-cell office:value-type="float" office:value="8318">
                <text:p>8318</text:p>
              </table:table-cell>
              <table:table-cell office:value-type="float" office:value="6344">
                <text:p>6344</text:p>
              </table:table-cell>
              <table:table-cell office:value-type="float" office:value="5307">
                <text:p>5307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8596">
                <text:p>88596</text:p>
              </table:table-cell>
              <table:table-cell office:value-type="float" office:value="51830">
                <text:p>51830</text:p>
              </table:table-cell>
              <table:table-cell office:value-type="float" office:value="28950">
                <text:p>28950</text:p>
              </table:table-cell>
              <table:table-cell office:value-type="float" office:value="15779">
                <text:p>15779</text:p>
              </table:table-cell>
              <table:table-cell office:value-type="float" office:value="8952">
                <text:p>8952</text:p>
              </table:table-cell>
              <table:table-cell office:value-type="float" office:value="5913">
                <text:p>5913</text:p>
              </table:table-cell>
              <table:table-cell office:value-type="float" office:value="4515">
                <text:p>4515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6696">
                <text:p>136696</text:p>
              </table:table-cell>
              <table:table-cell office:value-type="float" office:value="80917">
                <text:p>80917</text:p>
              </table:table-cell>
              <table:table-cell office:value-type="float" office:value="45065">
                <text:p>45065</text:p>
              </table:table-cell>
              <table:table-cell office:value-type="float" office:value="23931">
                <text:p>23931</text:p>
              </table:table-cell>
              <table:table-cell office:value-type="float" office:value="12482">
                <text:p>12482</text:p>
              </table:table-cell>
              <table:table-cell office:value-type="float" office:value="7019">
                <text:p>7019</text:p>
              </table:table-cell>
              <table:table-cell office:value-type="float" office:value="4844">
                <text:p>4844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8203">
                <text:p>208203</text:p>
              </table:table-cell>
              <table:table-cell office:value-type="float" office:value="124207">
                <text:p>124207</text:p>
              </table:table-cell>
              <table:table-cell office:value-type="float" office:value="72655">
                <text:p>72655</text:p>
              </table:table-cell>
              <table:table-cell office:value-type="float" office:value="39849">
                <text:p>39849</text:p>
              </table:table-cell>
              <table:table-cell office:value-type="float" office:value="19729">
                <text:p>19729</text:p>
              </table:table-cell>
              <table:table-cell office:value-type="float" office:value="9995">
                <text:p>9995</text:p>
              </table:table-cell>
              <table:table-cell office:value-type="float" office:value="5711">
                <text:p>571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8326">
                <text:p>278326</text:p>
              </table:table-cell>
              <table:table-cell office:value-type="float" office:value="174522">
                <text:p>174522</text:p>
              </table:table-cell>
              <table:table-cell office:value-type="float" office:value="106342">
                <text:p>106342</text:p>
              </table:table-cell>
              <table:table-cell office:value-type="float" office:value="62165">
                <text:p>62165</text:p>
              </table:table-cell>
              <table:table-cell office:value-type="float" office:value="32736">
                <text:p>32736</text:p>
              </table:table-cell>
              <table:table-cell office:value-type="float" office:value="15131">
                <text:p>15131</text:p>
              </table:table-cell>
              <table:table-cell office:value-type="float" office:value="7354">
                <text:p>7354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33261">
                <text:p>433261</text:p>
              </table:table-cell>
              <table:table-cell office:value-type="float" office:value="252032">
                <text:p>252032</text:p>
              </table:table-cell>
              <table:table-cell office:value-type="float" office:value="152415">
                <text:p>152415</text:p>
              </table:table-cell>
              <table:table-cell office:value-type="float" office:value="85620">
                <text:p>85620</text:p>
              </table:table-cell>
              <table:table-cell office:value-type="float" office:value="46913">
                <text:p>46913</text:p>
              </table:table-cell>
              <table:table-cell office:value-type="float" office:value="21676">
                <text:p>21676</text:p>
              </table:table-cell>
              <table:table-cell office:value-type="float" office:value="8851">
                <text:p>8851</text:p>
              </table:table-cell>
              <table:table-cell office:value-type="float" office:value="4337">
                <text:p>433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61cm" svg:y="0.315cm" chart:style-name="ch2">
          <text:p>SIMULADOR RANDOM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1421">
                <text:p>11421</text:p>
              </table:table-cell>
              <table:table-cell office:value-type="float" office:value="7672">
                <text:p>7672</text:p>
              </table:table-cell>
              <table:table-cell office:value-type="float" office:value="5168">
                <text:p>5168</text:p>
              </table:table-cell>
              <table:table-cell office:value-type="float" office:value="3547">
                <text:p>3547</text:p>
              </table:table-cell>
              <table:table-cell office:value-type="float" office:value="2634">
                <text:p>2634</text:p>
              </table:table-cell>
              <table:table-cell office:value-type="float" office:value="1894">
                <text:p>1894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076">
                <text:p>15076</text:p>
              </table:table-cell>
              <table:table-cell office:value-type="float" office:value="9542">
                <text:p>9542</text:p>
              </table:table-cell>
              <table:table-cell office:value-type="float" office:value="6210">
                <text:p>6210</text:p>
              </table:table-cell>
              <table:table-cell office:value-type="float" office:value="3998">
                <text:p>3998</text:p>
              </table:table-cell>
              <table:table-cell office:value-type="float" office:value="2672">
                <text:p>2672</text:p>
              </table:table-cell>
              <table:table-cell office:value-type="float" office:value="1910">
                <text:p>1910</text:p>
              </table:table-cell>
              <table:table-cell office:value-type="float" office:value="1153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007">
                <text:p>24007</text:p>
              </table:table-cell>
              <table:table-cell office:value-type="float" office:value="14078">
                <text:p>14078</text:p>
              </table:table-cell>
              <table:table-cell office:value-type="float" office:value="8714">
                <text:p>8714</text:p>
              </table:table-cell>
              <table:table-cell office:value-type="float" office:value="5570">
                <text:p>5570</text:p>
              </table:table-cell>
              <table:table-cell office:value-type="float" office:value="3463">
                <text:p>3463</text:p>
              </table:table-cell>
              <table:table-cell office:value-type="float" office:value="2241">
                <text:p>2241</text:p>
              </table:table-cell>
              <table:table-cell office:value-type="float" office:value="1637">
                <text:p>1637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9494">
                <text:p>39494</text:p>
              </table:table-cell>
              <table:table-cell office:value-type="float" office:value="22237">
                <text:p>22237</text:p>
              </table:table-cell>
              <table:table-cell office:value-type="float" office:value="13083">
                <text:p>13083</text:p>
              </table:table-cell>
              <table:table-cell office:value-type="float" office:value="8044">
                <text:p>8044</text:p>
              </table:table-cell>
              <table:table-cell office:value-type="float" office:value="4875">
                <text:p>4875</text:p>
              </table:table-cell>
              <table:table-cell office:value-type="float" office:value="2917">
                <text:p>2917</text:p>
              </table:table-cell>
              <table:table-cell office:value-type="float" office:value="1929">
                <text:p>192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0252">
                <text:p>60252</text:p>
              </table:table-cell>
              <table:table-cell office:value-type="float" office:value="34437">
                <text:p>34437</text:p>
              </table:table-cell>
              <table:table-cell office:value-type="float" office:value="19380">
                <text:p>19380</text:p>
              </table:table-cell>
              <table:table-cell office:value-type="float" office:value="11222">
                <text:p>11222</text:p>
              </table:table-cell>
              <table:table-cell office:value-type="float" office:value="6699">
                <text:p>6699</text:p>
              </table:table-cell>
              <table:table-cell office:value-type="float" office:value="3826">
                <text:p>3826</text:p>
              </table:table-cell>
              <table:table-cell office:value-type="float" office:value="2266">
                <text:p>226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4754">
                <text:p>104754</text:p>
              </table:table-cell>
              <table:table-cell office:value-type="float" office:value="54580">
                <text:p>54580</text:p>
              </table:table-cell>
              <table:table-cell office:value-type="float" office:value="29027">
                <text:p>29027</text:p>
              </table:table-cell>
              <table:table-cell office:value-type="float" office:value="14744">
                <text:p>14744</text:p>
              </table:table-cell>
              <table:table-cell office:value-type="float" office:value="8020">
                <text:p>8020</text:p>
              </table:table-cell>
              <table:table-cell office:value-type="float" office:value="4367">
                <text:p>4367</text:p>
              </table:table-cell>
              <table:table-cell office:value-type="float" office:value="2367">
                <text:p>2367</text:p>
              </table:table-cell>
              <table:table-cell office:value-type="float" office:value="1406">
                <text:p>1406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7">
          <table:table-cell table:number-columns-repeated="9"/>
        </table:table-row>
        <table:table-row table:style-name="ro2">
          <table:table-cell office:value-type="string">
            <text:p>FIFO</text:p>
          </table:table-cell>
          <table:table-cell office:value-type="string">
            <text:p>PAGE FAUL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4419">
            <text:p>84419</text:p>
          </table:table-cell>
          <table:table-cell office:value-type="float" office:value="59035">
            <text:p>59035</text:p>
          </table:table-cell>
          <table:table-cell office:value-type="float" office:value="40341">
            <text:p>40341</text:p>
          </table:table-cell>
          <table:table-cell office:value-type="float" office:value="21639">
            <text:p>21639</text:p>
          </table:table-cell>
          <table:table-cell office:value-type="float" office:value="10190">
            <text:p>10190</text:p>
          </table:table-cell>
          <table:table-cell office:value-type="float" office:value="4849">
            <text:p>4849</text:p>
          </table:table-cell>
          <table:table-cell table:number-columns-repeated="2" office:value-type="float" office:value="3621">
            <text:p>362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8067">
            <text:p>98067</text:p>
          </table:table-cell>
          <table:table-cell office:value-type="float" office:value="70315">
            <text:p>70315</text:p>
          </table:table-cell>
          <table:table-cell office:value-type="float" office:value="48526">
            <text:p>48526</text:p>
          </table:table-cell>
          <table:table-cell office:value-type="float" office:value="31698">
            <text:p>31698</text:p>
          </table:table-cell>
          <table:table-cell office:value-type="float" office:value="15609">
            <text:p>15609</text:p>
          </table:table-cell>
          <table:table-cell office:value-type="float" office:value="6673">
            <text:p>6673</text:p>
          </table:table-cell>
          <table:table-cell office:value-type="float" office:value="3432">
            <text:p>3432</text:p>
          </table:table-cell>
          <table:table-cell office:value-type="float" office:value="2852">
            <text:p>285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2386">
            <text:p>132386</text:p>
          </table:table-cell>
          <table:table-cell office:value-type="float" office:value="92279">
            <text:p>92279</text:p>
          </table:table-cell>
          <table:table-cell office:value-type="float" office:value="65270">
            <text:p>65270</text:p>
          </table:table-cell>
          <table:table-cell office:value-type="float" office:value="44465">
            <text:p>44465</text:p>
          </table:table-cell>
          <table:table-cell office:value-type="float" office:value="26928">
            <text:p>26928</text:p>
          </table:table-cell>
          <table:table-cell office:value-type="float" office:value="11951">
            <text:p>11951</text:p>
          </table:table-cell>
          <table:table-cell office:value-type="float" office:value="4825">
            <text:p>4825</text:p>
          </table:table-cell>
          <table:table-cell office:value-type="float" office:value="2494">
            <text:p>249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9322">
            <text:p>189322</text:p>
          </table:table-cell>
          <table:table-cell office:value-type="float" office:value="123455">
            <text:p>123455</text:p>
          </table:table-cell>
          <table:table-cell office:value-type="float" office:value="83950">
            <text:p>83950</text:p>
          </table:table-cell>
          <table:table-cell office:value-type="float" office:value="57600">
            <text:p>57600</text:p>
          </table:table-cell>
          <table:table-cell office:value-type="float" office:value="38430">
            <text:p>38430</text:p>
          </table:table-cell>
          <table:table-cell office:value-type="float" office:value="21527">
            <text:p>21527</text:p>
          </table:table-cell>
          <table:table-cell office:value-type="float" office:value="8198">
            <text:p>8198</text:p>
          </table:table-cell>
          <table:table-cell office:value-type="float" office:value="3201">
            <text:p>320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3907">
            <text:p>263907</text:p>
          </table:table-cell>
          <table:table-cell office:value-type="float" office:value="170963">
            <text:p>170963</text:p>
          </table:table-cell>
          <table:table-cell office:value-type="float" office:value="109458">
            <text:p>109458</text:p>
          </table:table-cell>
          <table:table-cell office:value-type="float" office:value="72140">
            <text:p>72140</text:p>
          </table:table-cell>
          <table:table-cell office:value-type="float" office:value="47785">
            <text:p>47785</text:p>
          </table:table-cell>
          <table:table-cell office:value-type="float" office:value="30752">
            <text:p>30752</text:p>
          </table:table-cell>
          <table:table-cell office:value-type="float" office:value="14172">
            <text:p>14172</text:p>
          </table:table-cell>
          <table:table-cell office:value-type="float" office:value="5223">
            <text:p>522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70856">
            <text:p>370856</text:p>
          </table:table-cell>
          <table:table-cell office:value-type="float" office:value="227915">
            <text:p>227915</text:p>
          </table:table-cell>
          <table:table-cell office:value-type="float" office:value="147332">
            <text:p>147332</text:p>
          </table:table-cell>
          <table:table-cell office:value-type="float" office:value="93778">
            <text:p>93778</text:p>
          </table:table-cell>
          <table:table-cell office:value-type="float" office:value="60369">
            <text:p>60369</text:p>
          </table:table-cell>
          <table:table-cell office:value-type="float" office:value="38496">
            <text:p>38496</text:p>
          </table:table-cell>
          <table:table-cell office:value-type="float" office:value="22804">
            <text:p>22804</text:p>
          </table:table-cell>
          <table:table-cell office:value-type="float" office:value="9859">
            <text:p>9859</text:p>
          </table:table-cell>
        </table:table-row>
        <table:table-row table:style-name="ro2">
          <table:table-cell office:value-type="string">
            <text:p>FIFO</text:p>
          </table:table-cell>
          <table:table-cell office:value-type="string">
            <text:p>PAGINAS ESCRITAS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446">
            <text:p>8446</text:p>
          </table:table-cell>
          <table:table-cell office:value-type="float" office:value="5912">
            <text:p>5912</text:p>
          </table:table-cell>
          <table:table-cell office:value-type="float" office:value="4261">
            <text:p>4261</text:p>
          </table:table-cell>
          <table:table-cell office:value-type="float" office:value="2448">
            <text:p>2448</text:p>
          </table:table-cell>
          <table:table-cell office:value-type="float" office:value="1388">
            <text:p>1388</text:p>
          </table:table-cell>
          <table:table-cell office:value-type="float" office:value="779">
            <text:p>7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935">
            <text:p>9935</text:p>
          </table:table-cell>
          <table:table-cell office:value-type="float" office:value="7018">
            <text:p>7018</text:p>
          </table:table-cell>
          <table:table-cell office:value-type="float" office:value="4911">
            <text:p>4911</text:p>
          </table:table-cell>
          <table:table-cell office:value-type="float" office:value="3425">
            <text:p>3425</text:p>
          </table:table-cell>
          <table:table-cell office:value-type="float" office:value="1776">
            <text:p>1776</text:p>
          </table:table-cell>
          <table:table-cell office:value-type="float" office:value="959">
            <text:p>959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997">
            <text:p>13997</text:p>
          </table:table-cell>
          <table:table-cell office:value-type="float" office:value="9596">
            <text:p>9596</text:p>
          </table:table-cell>
          <table:table-cell office:value-type="float" office:value="6797">
            <text:p>6797</text:p>
          </table:table-cell>
          <table:table-cell office:value-type="float" office:value="4649">
            <text:p>4649</text:p>
          </table:table-cell>
          <table:table-cell office:value-type="float" office:value="2976">
            <text:p>2976</text:p>
          </table:table-cell>
          <table:table-cell office:value-type="float" office:value="1464">
            <text:p>1464</text:p>
          </table:table-cell>
          <table:table-cell office:value-type="float" office:value="757">
            <text:p>757</text:p>
          </table:table-cell>
          <table:table-cell office:value-type="float" office:value="389">
            <text:p>38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806">
            <text:p>21806</text:p>
          </table:table-cell>
          <table:table-cell office:value-type="float" office:value="13291">
            <text:p>13291</text:p>
          </table:table-cell>
          <table:table-cell office:value-type="float" office:value="8905">
            <text:p>8905</text:p>
          </table:table-cell>
          <table:table-cell office:value-type="float" office:value="6144">
            <text:p>6144</text:p>
          </table:table-cell>
          <table:table-cell office:value-type="float" office:value="4126">
            <text:p>4126</text:p>
          </table:table-cell>
          <table:table-cell office:value-type="float" office:value="2465">
            <text:p>2465</text:p>
          </table:table-cell>
          <table:table-cell office:value-type="float" office:value="1070">
            <text:p>1070</text:p>
          </table:table-cell>
          <table:table-cell office:value-type="float" office:value="555">
            <text:p>55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3417">
            <text:p>33417</text:p>
          </table:table-cell>
          <table:table-cell office:value-type="float" office:value="19598">
            <text:p>19598</text:p>
          </table:table-cell>
          <table:table-cell office:value-type="float" office:value="11706">
            <text:p>11706</text:p>
          </table:table-cell>
          <table:table-cell office:value-type="float" office:value="7566">
            <text:p>7566</text:p>
          </table:table-cell>
          <table:table-cell office:value-type="float" office:value="4876">
            <text:p>4876</text:p>
          </table:table-cell>
          <table:table-cell office:value-type="float" office:value="3142">
            <text:p>3142</text:p>
          </table:table-cell>
          <table:table-cell office:value-type="float" office:value="1579">
            <text:p>1579</text:p>
          </table:table-cell>
          <table:table-cell office:value-type="float" office:value="718">
            <text:p>71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5109">
            <text:p>55109</text:p>
          </table:table-cell>
          <table:table-cell office:value-type="float" office:value="30603">
            <text:p>30603</text:p>
          </table:table-cell>
          <table:table-cell office:value-type="float" office:value="17686">
            <text:p>17686</text:p>
          </table:table-cell>
          <table:table-cell office:value-type="float" office:value="10386">
            <text:p>10386</text:p>
          </table:table-cell>
          <table:table-cell office:value-type="float" office:value="6451">
            <text:p>6451</text:p>
          </table:table-cell>
          <table:table-cell office:value-type="float" office:value="3927">
            <text:p>3927</text:p>
          </table:table-cell>
          <table:table-cell office:value-type="float" office:value="2400">
            <text:p>2400</text:p>
          </table:table-cell>
          <table:table-cell office:value-type="float" office:value="1100">
            <text:p>110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SIMULAD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2797">
            <text:p>62797</text:p>
          </table:table-cell>
          <table:table-cell office:value-type="float" office:value="36907">
            <text:p>36907</text:p>
          </table:table-cell>
          <table:table-cell office:value-type="float" office:value="21264">
            <text:p>21264</text:p>
          </table:table-cell>
          <table:table-cell office:value-type="float" office:value="12433">
            <text:p>12433</text:p>
          </table:table-cell>
          <table:table-cell office:value-type="float" office:value="8318">
            <text:p>8318</text:p>
          </table:table-cell>
          <table:table-cell office:value-type="float" office:value="6344">
            <text:p>6344</text:p>
          </table:table-cell>
          <table:table-cell office:value-type="float" office:value="5307">
            <text:p>5307</text:p>
          </table:table-cell>
          <table:table-cell office:value-type="float" office:value="5144">
            <text:p>514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8596">
            <text:p>88596</text:p>
          </table:table-cell>
          <table:table-cell office:value-type="float" office:value="51830">
            <text:p>51830</text:p>
          </table:table-cell>
          <table:table-cell office:value-type="float" office:value="28950">
            <text:p>28950</text:p>
          </table:table-cell>
          <table:table-cell office:value-type="float" office:value="15779">
            <text:p>15779</text:p>
          </table:table-cell>
          <table:table-cell office:value-type="float" office:value="8952">
            <text:p>8952</text:p>
          </table:table-cell>
          <table:table-cell office:value-type="float" office:value="5913">
            <text:p>5913</text:p>
          </table:table-cell>
          <table:table-cell office:value-type="float" office:value="4515">
            <text:p>4515</text:p>
          </table:table-cell>
          <table:table-cell office:value-type="float" office:value="3890">
            <text:p>389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6696">
            <text:p>136696</text:p>
          </table:table-cell>
          <table:table-cell office:value-type="float" office:value="80917">
            <text:p>80917</text:p>
          </table:table-cell>
          <table:table-cell office:value-type="float" office:value="45065">
            <text:p>45065</text:p>
          </table:table-cell>
          <table:table-cell office:value-type="float" office:value="23931">
            <text:p>23931</text:p>
          </table:table-cell>
          <table:table-cell office:value-type="float" office:value="12482">
            <text:p>12482</text:p>
          </table:table-cell>
          <table:table-cell office:value-type="float" office:value="7019">
            <text:p>7019</text:p>
          </table:table-cell>
          <table:table-cell office:value-type="float" office:value="4844">
            <text:p>4844</text:p>
          </table:table-cell>
          <table:table-cell office:value-type="float" office:value="3756">
            <text:p>375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8203">
            <text:p>208203</text:p>
          </table:table-cell>
          <table:table-cell office:value-type="float" office:value="124207">
            <text:p>124207</text:p>
          </table:table-cell>
          <table:table-cell office:value-type="float" office:value="72655">
            <text:p>72655</text:p>
          </table:table-cell>
          <table:table-cell office:value-type="float" office:value="39849">
            <text:p>39849</text:p>
          </table:table-cell>
          <table:table-cell office:value-type="float" office:value="19729">
            <text:p>19729</text:p>
          </table:table-cell>
          <table:table-cell office:value-type="float" office:value="9995">
            <text:p>9995</text:p>
          </table:table-cell>
          <table:table-cell office:value-type="float" office:value="5711">
            <text:p>5711</text:p>
          </table:table-cell>
          <table:table-cell office:value-type="float" office:value="3960">
            <text:p>396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78326">
            <text:p>278326</text:p>
          </table:table-cell>
          <table:table-cell office:value-type="float" office:value="174522">
            <text:p>174522</text:p>
          </table:table-cell>
          <table:table-cell office:value-type="float" office:value="106342">
            <text:p>106342</text:p>
          </table:table-cell>
          <table:table-cell office:value-type="float" office:value="62165">
            <text:p>62165</text:p>
          </table:table-cell>
          <table:table-cell office:value-type="float" office:value="32736">
            <text:p>32736</text:p>
          </table:table-cell>
          <table:table-cell office:value-type="float" office:value="15131">
            <text:p>15131</text:p>
          </table:table-cell>
          <table:table-cell office:value-type="float" office:value="7354">
            <text:p>7354</text:p>
          </table:table-cell>
          <table:table-cell office:value-type="float" office:value="4302">
            <text:p>430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33261">
            <text:p>433261</text:p>
          </table:table-cell>
          <table:table-cell office:value-type="float" office:value="252032">
            <text:p>252032</text:p>
          </table:table-cell>
          <table:table-cell office:value-type="float" office:value="152415">
            <text:p>152415</text:p>
          </table:table-cell>
          <table:table-cell office:value-type="float" office:value="85620">
            <text:p>85620</text:p>
          </table:table-cell>
          <table:table-cell office:value-type="float" office:value="46913">
            <text:p>46913</text:p>
          </table:table-cell>
          <table:table-cell office:value-type="float" office:value="21676">
            <text:p>21676</text:p>
          </table:table-cell>
          <table:table-cell office:value-type="float" office:value="8851">
            <text:p>8851</text:p>
          </table:table-cell>
          <table:table-cell office:value-type="float" office:value="4337">
            <text:p>4337</text:p>
          </table:table-cell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421">
            <text:p>11421</text:p>
          </table:table-cell>
          <table:table-cell office:value-type="float" office:value="7672">
            <text:p>7672</text:p>
          </table:table-cell>
          <table:table-cell office:value-type="float" office:value="5168">
            <text:p>5168</text:p>
          </table:table-cell>
          <table:table-cell office:value-type="float" office:value="3547">
            <text:p>3547</text:p>
          </table:table-cell>
          <table:table-cell office:value-type="float" office:value="2634">
            <text:p>2634</text:p>
          </table:table-cell>
          <table:table-cell office:value-type="float" office:value="1894">
            <text:p>1894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076">
            <text:p>15076</text:p>
          </table:table-cell>
          <table:table-cell office:value-type="float" office:value="9542">
            <text:p>9542</text:p>
          </table:table-cell>
          <table:table-cell office:value-type="float" office:value="6210">
            <text:p>6210</text:p>
          </table:table-cell>
          <table:table-cell office:value-type="float" office:value="3998">
            <text:p>3998</text:p>
          </table:table-cell>
          <table:table-cell office:value-type="float" office:value="2672">
            <text:p>2672</text:p>
          </table:table-cell>
          <table:table-cell office:value-type="float" office:value="1910">
            <text:p>1910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007">
            <text:p>24007</text:p>
          </table:table-cell>
          <table:table-cell office:value-type="float" office:value="14078">
            <text:p>14078</text:p>
          </table:table-cell>
          <table:table-cell office:value-type="float" office:value="8714">
            <text:p>8714</text:p>
          </table:table-cell>
          <table:table-cell office:value-type="float" office:value="5570">
            <text:p>5570</text:p>
          </table:table-cell>
          <table:table-cell office:value-type="float" office:value="3463">
            <text:p>3463</text:p>
          </table:table-cell>
          <table:table-cell office:value-type="float" office:value="2241">
            <text:p>2241</text:p>
          </table:table-cell>
          <table:table-cell office:value-type="float" office:value="1637">
            <text:p>1637</text:p>
          </table:table-cell>
          <table:table-cell office:value-type="float" office:value="834">
            <text:p>83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9494">
            <text:p>39494</text:p>
          </table:table-cell>
          <table:table-cell office:value-type="float" office:value="22237">
            <text:p>22237</text:p>
          </table:table-cell>
          <table:table-cell office:value-type="float" office:value="13083">
            <text:p>13083</text:p>
          </table:table-cell>
          <table:table-cell office:value-type="float" office:value="8044">
            <text:p>8044</text:p>
          </table:table-cell>
          <table:table-cell office:value-type="float" office:value="4875">
            <text:p>4875</text:p>
          </table:table-cell>
          <table:table-cell office:value-type="float" office:value="2917">
            <text:p>2917</text:p>
          </table:table-cell>
          <table:table-cell office:value-type="float" office:value="1929">
            <text:p>1929</text:p>
          </table:table-cell>
          <table:table-cell office:value-type="float" office:value="1324">
            <text:p>132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0252">
            <text:p>60252</text:p>
          </table:table-cell>
          <table:table-cell office:value-type="float" office:value="34437">
            <text:p>34437</text:p>
          </table:table-cell>
          <table:table-cell office:value-type="float" office:value="19380">
            <text:p>19380</text:p>
          </table:table-cell>
          <table:table-cell office:value-type="float" office:value="11222">
            <text:p>11222</text:p>
          </table:table-cell>
          <table:table-cell office:value-type="float" office:value="6699">
            <text:p>6699</text:p>
          </table:table-cell>
          <table:table-cell office:value-type="float" office:value="3826">
            <text:p>3826</text:p>
          </table:table-cell>
          <table:table-cell office:value-type="float" office:value="2266">
            <text:p>2266</text:p>
          </table:table-cell>
          <table:table-cell office:value-type="float" office:value="1465">
            <text:p>146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4754">
            <text:p>104754</text:p>
          </table:table-cell>
          <table:table-cell office:value-type="float" office:value="54580">
            <text:p>54580</text:p>
          </table:table-cell>
          <table:table-cell office:value-type="float" office:value="29027">
            <text:p>29027</text:p>
          </table:table-cell>
          <table:table-cell office:value-type="float" office:value="14744">
            <text:p>14744</text:p>
          </table:table-cell>
          <table:table-cell office:value-type="float" office:value="8020">
            <text:p>8020</text:p>
          </table:table-cell>
          <table:table-cell office:value-type="float" office:value="4367">
            <text:p>4367</text:p>
          </table:table-cell>
          <table:table-cell office:value-type="float" office:value="2367">
            <text:p>2367</text:p>
          </table:table-cell>
          <table:table-cell office:value-type="float" office:value="1406">
            <text:p>1406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283cm" svg:y="0.315cm" chart:style-name="ch2">
          <text:p>COMPRESSOR RANDOM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2130">
                <text:p>2130</text:p>
              </table:table-cell>
              <table:table-cell office:value-type="float" office:value="1390">
                <text:p>1390</text:p>
              </table:table-cell>
              <table:table-cell office:value-type="float" office:value="742">
                <text:p>742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88">
                <text:p>2588</text:p>
              </table:table-cell>
              <table:table-cell office:value-type="float" office:value="1674">
                <text:p>1674</text:p>
              </table:table-cell>
              <table:table-cell office:value-type="float" office:value="899">
                <text:p>899</text:p>
              </table:table-cell>
              <table:table-cell office:value-type="float" office:value="399">
                <text:p>399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706">
                <text:p>3706</text:p>
              </table:table-cell>
              <table:table-cell office:value-type="float" office:value="2055">
                <text:p>2055</text:p>
              </table:table-cell>
              <table:table-cell office:value-type="float" office:value="1197">
                <text:p>1197</text:p>
              </table:table-cell>
              <table:table-cell office:value-type="float" office:value="661">
                <text:p>6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411">
                <text:p>9411</text:p>
              </table:table-cell>
              <table:table-cell office:value-type="float" office:value="3068">
                <text:p>3068</text:p>
              </table:table-cell>
              <table:table-cell office:value-type="float" office:value="1719">
                <text:p>1719</text:p>
              </table:table-cell>
              <table:table-cell office:value-type="float" office:value="975">
                <text:p>975</text:p>
              </table:table-cell>
              <table:table-cell office:value-type="float" office:value="457">
                <text:p>457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8509">
                <text:p>118509</text:p>
              </table:table-cell>
              <table:table-cell office:value-type="float" office:value="8701">
                <text:p>8701</text:p>
              </table:table-cell>
              <table:table-cell office:value-type="float" office:value="2586">
                <text:p>2586</text:p>
              </table:table-cell>
              <table:table-cell office:value-type="float" office:value="1328">
                <text:p>1328</text:p>
              </table:table-cell>
              <table:table-cell office:value-type="float" office:value="709">
                <text:p>709</text:p>
              </table:table-cell>
              <table:table-cell office:value-type="float" office:value="268">
                <text:p>268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27610">
                <text:p>227610</text:p>
              </table:table-cell>
              <table:table-cell office:value-type="float" office:value="109066">
                <text:p>109066</text:p>
              </table:table-cell>
              <table:table-cell office:value-type="float" office:value="8294">
                <text:p>8294</text:p>
              </table:table-cell>
              <table:table-cell office:value-type="float" office:value="2167">
                <text:p>2167</text:p>
              </table:table-cell>
              <table:table-cell office:value-type="float" office:value="1090">
                <text:p>1090</text:p>
              </table:table-cell>
              <table:table-cell office:value-type="float" office:value="475">
                <text:p>475</text:p>
              </table:table-cell>
              <table:table-cell office:value-type="float" office:value="138">
                <text:p>138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283cm" svg:y="0.315cm" chart:style-name="ch2">
          <text:p>COMPRESSOR RANDOM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331">
                <text:p>331</text:p>
              </table:table-cell>
              <table:table-cell office:value-type="float" office:value="244">
                <text:p>244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60">
                <text:p>360</text:p>
              </table:table-cell>
              <table:table-cell office:value-type="float" office:value="258">
                <text:p>258</text:p>
              </table:table-cell>
              <table:table-cell office:value-type="float" office:value="155">
                <text:p>15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57">
                <text:p>457</text:p>
              </table:table-cell>
              <table:table-cell office:value-type="float" office:value="278">
                <text:p>278</text:p>
              </table:table-cell>
              <table:table-cell office:value-type="float" office:value="183">
                <text:p>183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56">
                <text:p>956</text:p>
              </table:table-cell>
              <table:table-cell office:value-type="float" office:value="387">
                <text:p>387</text:p>
              </table:table-cell>
              <table:table-cell office:value-type="float" office:value="249">
                <text:p>249</text:p>
              </table:table-cell>
              <table:table-cell office:value-type="float" office:value="153">
                <text:p>153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339">
                <text:p>11339</text:p>
              </table:table-cell>
              <table:table-cell office:value-type="float" office:value="813">
                <text:p>813</text:p>
              </table:table-cell>
              <table:table-cell office:value-type="float" office:value="332">
                <text:p>332</text:p>
              </table:table-cell>
              <table:table-cell office:value-type="float" office:value="202">
                <text:p>202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0460">
                <text:p>30460</text:p>
              </table:table-cell>
              <table:table-cell office:value-type="float" office:value="10415">
                <text:p>10415</text:p>
              </table:table-cell>
              <table:table-cell office:value-type="float" office:value="811">
                <text:p>811</text:p>
              </table:table-cell>
              <table:table-cell office:value-type="float" office:value="295">
                <text:p>295</text:p>
              </table:table-cell>
              <table:table-cell office:value-type="float" office:value="176">
                <text:p>176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COMPRESS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130">
            <text:p>2130</text:p>
          </table:table-cell>
          <table:table-cell office:value-type="float" office:value="1390">
            <text:p>1390</text:p>
          </table:table-cell>
          <table:table-cell office:value-type="float" office:value="742">
            <text:p>742</text:p>
          </table:table-cell>
          <table:table-cell table:number-columns-repeated="5" office:value-type="float" office:value="419">
            <text:p>4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88">
            <text:p>2588</text:p>
          </table:table-cell>
          <table:table-cell office:value-type="float" office:value="1674">
            <text:p>1674</text:p>
          </table:table-cell>
          <table:table-cell office:value-type="float" office:value="899">
            <text:p>899</text:p>
          </table:table-cell>
          <table:table-cell office:value-type="float" office:value="399">
            <text:p>399</text:p>
          </table:table-cell>
          <table:table-cell table:number-columns-repeated="4" office:value-type="float" office:value="317">
            <text:p>3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06">
            <text:p>3706</text:p>
          </table:table-cell>
          <table:table-cell office:value-type="float" office:value="2055">
            <text:p>2055</text:p>
          </table:table-cell>
          <table:table-cell office:value-type="float" office:value="1197">
            <text:p>1197</text:p>
          </table:table-cell>
          <table:table-cell office:value-type="float" office:value="661">
            <text:p>661</text:p>
          </table:table-cell>
          <table:table-cell table:number-columns-repeated="4" office:value-type="float" office:value="255">
            <text:p>2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11">
            <text:p>9411</text:p>
          </table:table-cell>
          <table:table-cell office:value-type="float" office:value="3068">
            <text:p>3068</text:p>
          </table:table-cell>
          <table:table-cell office:value-type="float" office:value="1719">
            <text:p>1719</text:p>
          </table:table-cell>
          <table:table-cell office:value-type="float" office:value="975">
            <text:p>975</text:p>
          </table:table-cell>
          <table:table-cell office:value-type="float" office:value="457">
            <text:p>457</text:p>
          </table:table-cell>
          <table:table-cell table:number-columns-repeated="3" office:value-type="float" office:value="209">
            <text:p>20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8509">
            <text:p>118509</text:p>
          </table:table-cell>
          <table:table-cell office:value-type="float" office:value="8701">
            <text:p>8701</text:p>
          </table:table-cell>
          <table:table-cell office:value-type="float" office:value="2586">
            <text:p>2586</text:p>
          </table:table-cell>
          <table:table-cell office:value-type="float" office:value="1328">
            <text:p>1328</text:p>
          </table:table-cell>
          <table:table-cell office:value-type="float" office:value="709">
            <text:p>70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172">
            <text:p>17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27610">
            <text:p>227610</text:p>
          </table:table-cell>
          <table:table-cell office:value-type="float" office:value="109066">
            <text:p>109066</text:p>
          </table:table-cell>
          <table:table-cell office:value-type="float" office:value="8294">
            <text:p>8294</text:p>
          </table:table-cell>
          <table:table-cell office:value-type="float" office:value="2167">
            <text:p>2167</text:p>
          </table:table-cell>
          <table:table-cell office:value-type="float" office:value="1090">
            <text:p>1090</text:p>
          </table:table-cell>
          <table:table-cell office:value-type="float" office:value="475">
            <text:p>475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44">
            <text:p>244</text:p>
          </table:table-cell>
          <table:table-cell office:value-type="float" office:value="95">
            <text:p>9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258">
            <text:p>258</text:p>
          </table:table-cell>
          <table:table-cell office:value-type="float" office:value="155">
            <text:p>155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57">
            <text:p>457</text:p>
          </table:table-cell>
          <table:table-cell office:value-type="float" office:value="278">
            <text:p>278</text:p>
          </table:table-cell>
          <table:table-cell office:value-type="float" office:value="183">
            <text:p>183</text:p>
          </table:table-cell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56">
            <text:p>956</text:p>
          </table:table-cell>
          <table:table-cell office:value-type="float" office:value="387">
            <text:p>387</text:p>
          </table:table-cell>
          <table:table-cell office:value-type="float" office:value="249">
            <text:p>249</text:p>
          </table:table-cell>
          <table:table-cell office:value-type="float" office:value="153">
            <text:p>153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339">
            <text:p>11339</text:p>
          </table:table-cell>
          <table:table-cell office:value-type="float" office:value="813">
            <text:p>813</text:p>
          </table:table-cell>
          <table:table-cell office:value-type="float" office:value="332">
            <text:p>332</text:p>
          </table:table-cell>
          <table:table-cell office:value-type="float" office:value="202">
            <text:p>202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0460">
            <text:p>30460</text:p>
          </table:table-cell>
          <table:table-cell office:value-type="float" office:value="10415">
            <text:p>10415</text:p>
          </table:table-cell>
          <table:table-cell office:value-type="float" office:value="811">
            <text:p>811</text:p>
          </table:table-cell>
          <table:table-cell office:value-type="float" office:value="295">
            <text:p>295</text:p>
          </table:table-cell>
          <table:table-cell office:value-type="float" office:value="176">
            <text:p>176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5cm" svg:y="0.315cm" chart:style-name="ch2">
          <text:p>MATRIZ RANDOM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42167">
                <text:p>42167</text:p>
              </table:table-cell>
              <table:table-cell office:value-type="float" office:value="22496">
                <text:p>22496</text:p>
              </table:table-cell>
              <table:table-cell office:value-type="float" office:value="11899">
                <text:p>11899</text:p>
              </table:table-cell>
              <table:table-cell office:value-type="float" office:value="6647">
                <text:p>6647</text:p>
              </table:table-cell>
              <table:table-cell office:value-type="float" office:value="4370">
                <text:p>4370</text:p>
              </table:table-cell>
              <table:table-cell office:value-type="float" office:value="3291">
                <text:p>3291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3497">
                <text:p>83497</text:p>
              </table:table-cell>
              <table:table-cell office:value-type="float" office:value="35009">
                <text:p>35009</text:p>
              </table:table-cell>
              <table:table-cell office:value-type="float" office:value="18141">
                <text:p>18141</text:p>
              </table:table-cell>
              <table:table-cell office:value-type="float" office:value="9260">
                <text:p>9260</text:p>
              </table:table-cell>
              <table:table-cell office:value-type="float" office:value="5239">
                <text:p>5239</text:p>
              </table:table-cell>
              <table:table-cell office:value-type="float" office:value="3474">
                <text:p>3474</text:p>
              </table:table-cell>
              <table:table-cell office:value-type="float" office:value="2662">
                <text:p>2662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1914">
                <text:p>191914</text:p>
              </table:table-cell>
              <table:table-cell office:value-type="float" office:value="79045">
                <text:p>79045</text:p>
              </table:table-cell>
              <table:table-cell office:value-type="float" office:value="31949">
                <text:p>31949</text:p>
              </table:table-cell>
              <table:table-cell office:value-type="float" office:value="15523">
                <text:p>15523</text:p>
              </table:table-cell>
              <table:table-cell office:value-type="float" office:value="7742">
                <text:p>7742</text:p>
              </table:table-cell>
              <table:table-cell office:value-type="float" office:value="4333">
                <text:p>4333</text:p>
              </table:table-cell>
              <table:table-cell office:value-type="float" office:value="2928">
                <text:p>2928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3974">
                <text:p>313974</text:p>
              </table:table-cell>
              <table:table-cell office:value-type="float" office:value="185803">
                <text:p>185803</text:p>
              </table:table-cell>
              <table:table-cell office:value-type="float" office:value="72700">
                <text:p>72700</text:p>
              </table:table-cell>
              <table:table-cell office:value-type="float" office:value="26967">
                <text:p>26967</text:p>
              </table:table-cell>
              <table:table-cell office:value-type="float" office:value="12269">
                <text:p>12269</text:p>
              </table:table-cell>
              <table:table-cell office:value-type="float" office:value="5983">
                <text:p>5983</text:p>
              </table:table-cell>
              <table:table-cell office:value-type="float" office:value="3402">
                <text:p>3402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11959">
                <text:p>411959</text:p>
              </table:table-cell>
              <table:table-cell office:value-type="float" office:value="303148">
                <text:p>303148</text:p>
              </table:table-cell>
              <table:table-cell office:value-type="float" office:value="171706">
                <text:p>171706</text:p>
              </table:table-cell>
              <table:table-cell office:value-type="float" office:value="61009">
                <text:p>61009</text:p>
              </table:table-cell>
              <table:table-cell office:value-type="float" office:value="22545">
                <text:p>22545</text:p>
              </table:table-cell>
              <table:table-cell office:value-type="float" office:value="9900">
                <text:p>9900</text:p>
              </table:table-cell>
              <table:table-cell office:value-type="float" office:value="4679">
                <text:p>4679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8731">
                <text:p>478731</text:p>
              </table:table-cell>
              <table:table-cell office:value-type="float" office:value="357040">
                <text:p>357040</text:p>
              </table:table-cell>
              <table:table-cell office:value-type="float" office:value="257464">
                <text:p>257464</text:p>
              </table:table-cell>
              <table:table-cell office:value-type="float" office:value="131764">
                <text:p>131764</text:p>
              </table:table-cell>
              <table:table-cell office:value-type="float" office:value="42514">
                <text:p>42514</text:p>
              </table:table-cell>
              <table:table-cell office:value-type="float" office:value="16609">
                <text:p>16609</text:p>
              </table:table-cell>
              <table:table-cell office:value-type="float" office:value="7442">
                <text:p>7442</text:p>
              </table:table-cell>
              <table:table-cell office:value-type="float" office:value="3676">
                <text:p>367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5cm" svg:y="0.315cm" chart:style-name="ch2">
          <text:p>MATRIZ RANDOM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7293">
                <text:p>7293</text:p>
              </table:table-cell>
              <table:table-cell office:value-type="float" office:value="4009">
                <text:p>4009</text:p>
              </table:table-cell>
              <table:table-cell office:value-type="float" office:value="2340">
                <text:p>2340</text:p>
              </table:table-cell>
              <table:table-cell office:value-type="float" office:value="1473">
                <text:p>1473</text:p>
              </table:table-cell>
              <table:table-cell office:value-type="float" office:value="972">
                <text:p>972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554">
                <text:p>14554</text:p>
              </table:table-cell>
              <table:table-cell office:value-type="float" office:value="6223">
                <text:p>6223</text:p>
              </table:table-cell>
              <table:table-cell office:value-type="float" office:value="3410">
                <text:p>3410</text:p>
              </table:table-cell>
              <table:table-cell office:value-type="float" office:value="1866">
                <text:p>1866</text:p>
              </table:table-cell>
              <table:table-cell office:value-type="float" office:value="1142">
                <text:p>1142</text:p>
              </table:table-cell>
              <table:table-cell office:value-type="float" office:value="716">
                <text:p>71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2470">
                <text:p>32470</text:p>
              </table:table-cell>
              <table:table-cell office:value-type="float" office:value="13780">
                <text:p>13780</text:p>
              </table:table-cell>
              <table:table-cell office:value-type="float" office:value="5711">
                <text:p>5711</text:p>
              </table:table-cell>
              <table:table-cell office:value-type="float" office:value="2887">
                <text:p>2887</text:p>
              </table:table-cell>
              <table:table-cell office:value-type="float" office:value="1621">
                <text:p>1621</text:p>
              </table:table-cell>
              <table:table-cell office:value-type="float" office:value="985">
                <text:p>985</text:p>
              </table:table-cell>
              <table:table-cell office:value-type="float" office:value="586">
                <text:p>5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4677">
                <text:p>44677</text:p>
              </table:table-cell>
              <table:table-cell office:value-type="float" office:value="31740">
                <text:p>31740</text:p>
              </table:table-cell>
              <table:table-cell office:value-type="float" office:value="12828">
                <text:p>12828</text:p>
              </table:table-cell>
              <table:table-cell office:value-type="float" office:value="4829">
                <text:p>4829</text:p>
              </table:table-cell>
              <table:table-cell office:value-type="float" office:value="2390">
                <text:p>2390</text:p>
              </table:table-cell>
              <table:table-cell office:value-type="float" office:value="1307">
                <text:p>1307</text:p>
              </table:table-cell>
              <table:table-cell office:value-type="float" office:value="790">
                <text:p>79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8817">
                <text:p>48817</text:p>
              </table:table-cell>
              <table:table-cell office:value-type="float" office:value="44256">
                <text:p>44256</text:p>
              </table:table-cell>
              <table:table-cell office:value-type="float" office:value="29909">
                <text:p>29909</text:p>
              </table:table-cell>
              <table:table-cell office:value-type="float" office:value="10585">
                <text:p>10585</text:p>
              </table:table-cell>
              <table:table-cell office:value-type="float" office:value="3978">
                <text:p>3978</text:p>
              </table:table-cell>
              <table:table-cell office:value-type="float" office:value="1850">
                <text:p>1850</text:p>
              </table:table-cell>
              <table:table-cell office:value-type="float" office:value="1012">
                <text:p>101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2720">
                <text:p>52720</text:p>
              </table:table-cell>
              <table:table-cell office:value-type="float" office:value="47064">
                <text:p>47064</text:p>
              </table:table-cell>
              <table:table-cell office:value-type="float" office:value="41886">
                <text:p>41886</text:p>
              </table:table-cell>
              <table:table-cell office:value-type="float" office:value="24308">
                <text:p>24308</text:p>
              </table:table-cell>
              <table:table-cell office:value-type="float" office:value="7104">
                <text:p>7104</text:p>
              </table:table-cell>
              <table:table-cell office:value-type="float" office:value="2860">
                <text:p>2860</text:p>
              </table:table-cell>
              <table:table-cell office:value-type="float" office:value="1396">
                <text:p>1396</text:p>
              </table:table-cell>
              <table:table-cell office:value-type="float" office:value="799">
                <text:p>79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MATRIZ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167">
            <text:p>42167</text:p>
          </table:table-cell>
          <table:table-cell office:value-type="float" office:value="22496">
            <text:p>22496</text:p>
          </table:table-cell>
          <table:table-cell office:value-type="float" office:value="11899">
            <text:p>11899</text:p>
          </table:table-cell>
          <table:table-cell office:value-type="float" office:value="6647">
            <text:p>6647</text:p>
          </table:table-cell>
          <table:table-cell office:value-type="float" office:value="4370">
            <text:p>4370</text:p>
          </table:table-cell>
          <table:table-cell office:value-type="float" office:value="3291">
            <text:p>3291</text:p>
          </table:table-cell>
          <table:table-cell table:number-columns-repeated="2" office:value-type="float" office:value="2994">
            <text:p>29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3497">
            <text:p>83497</text:p>
          </table:table-cell>
          <table:table-cell office:value-type="float" office:value="35009">
            <text:p>35009</text:p>
          </table:table-cell>
          <table:table-cell office:value-type="float" office:value="18141">
            <text:p>18141</text:p>
          </table:table-cell>
          <table:table-cell office:value-type="float" office:value="9260">
            <text:p>9260</text:p>
          </table:table-cell>
          <table:table-cell office:value-type="float" office:value="5239">
            <text:p>5239</text:p>
          </table:table-cell>
          <table:table-cell office:value-type="float" office:value="3474">
            <text:p>3474</text:p>
          </table:table-cell>
          <table:table-cell office:value-type="float" office:value="2662">
            <text:p>2662</text:p>
          </table:table-cell>
          <table:table-cell office:value-type="float" office:value="2543">
            <text:p>254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1914">
            <text:p>191914</text:p>
          </table:table-cell>
          <table:table-cell office:value-type="float" office:value="79045">
            <text:p>79045</text:p>
          </table:table-cell>
          <table:table-cell office:value-type="float" office:value="31949">
            <text:p>31949</text:p>
          </table:table-cell>
          <table:table-cell office:value-type="float" office:value="15523">
            <text:p>15523</text:p>
          </table:table-cell>
          <table:table-cell office:value-type="float" office:value="7742">
            <text:p>7742</text:p>
          </table:table-cell>
          <table:table-cell office:value-type="float" office:value="4333">
            <text:p>4333</text:p>
          </table:table-cell>
          <table:table-cell office:value-type="float" office:value="2928">
            <text:p>2928</text:p>
          </table:table-cell>
          <table:table-cell office:value-type="float" office:value="2238">
            <text:p>223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13974">
            <text:p>313974</text:p>
          </table:table-cell>
          <table:table-cell office:value-type="float" office:value="185803">
            <text:p>185803</text:p>
          </table:table-cell>
          <table:table-cell office:value-type="float" office:value="72700">
            <text:p>72700</text:p>
          </table:table-cell>
          <table:table-cell office:value-type="float" office:value="26967">
            <text:p>26967</text:p>
          </table:table-cell>
          <table:table-cell office:value-type="float" office:value="12269">
            <text:p>12269</text:p>
          </table:table-cell>
          <table:table-cell office:value-type="float" office:value="5983">
            <text:p>5983</text:p>
          </table:table-cell>
          <table:table-cell office:value-type="float" office:value="3402">
            <text:p>3402</text:p>
          </table:table-cell>
          <table:table-cell office:value-type="float" office:value="2312">
            <text:p>231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11959">
            <text:p>411959</text:p>
          </table:table-cell>
          <table:table-cell office:value-type="float" office:value="303148">
            <text:p>303148</text:p>
          </table:table-cell>
          <table:table-cell office:value-type="float" office:value="171706">
            <text:p>171706</text:p>
          </table:table-cell>
          <table:table-cell office:value-type="float" office:value="61009">
            <text:p>61009</text:p>
          </table:table-cell>
          <table:table-cell office:value-type="float" office:value="22545">
            <text:p>22545</text:p>
          </table:table-cell>
          <table:table-cell office:value-type="float" office:value="9900">
            <text:p>9900</text:p>
          </table:table-cell>
          <table:table-cell office:value-type="float" office:value="4679">
            <text:p>4679</text:p>
          </table:table-cell>
          <table:table-cell office:value-type="float" office:value="2730">
            <text:p>273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78731">
            <text:p>478731</text:p>
          </table:table-cell>
          <table:table-cell office:value-type="float" office:value="357040">
            <text:p>357040</text:p>
          </table:table-cell>
          <table:table-cell office:value-type="float" office:value="257464">
            <text:p>257464</text:p>
          </table:table-cell>
          <table:table-cell office:value-type="float" office:value="131764">
            <text:p>131764</text:p>
          </table:table-cell>
          <table:table-cell office:value-type="float" office:value="42514">
            <text:p>42514</text:p>
          </table:table-cell>
          <table:table-cell office:value-type="float" office:value="16609">
            <text:p>16609</text:p>
          </table:table-cell>
          <table:table-cell office:value-type="float" office:value="7442">
            <text:p>7442</text:p>
          </table:table-cell>
          <table:table-cell office:value-type="float" office:value="3676">
            <text:p>3676</text:p>
          </table:table-cell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293">
            <text:p>7293</text:p>
          </table:table-cell>
          <table:table-cell office:value-type="float" office:value="4009">
            <text:p>4009</text:p>
          </table:table-cell>
          <table:table-cell office:value-type="float" office:value="2340">
            <text:p>2340</text:p>
          </table:table-cell>
          <table:table-cell office:value-type="float" office:value="1473">
            <text:p>1473</text:p>
          </table:table-cell>
          <table:table-cell office:value-type="float" office:value="972">
            <text:p>972</text:p>
          </table:table-cell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554">
            <text:p>14554</text:p>
          </table:table-cell>
          <table:table-cell office:value-type="float" office:value="6223">
            <text:p>6223</text:p>
          </table:table-cell>
          <table:table-cell office:value-type="float" office:value="3410">
            <text:p>3410</text:p>
          </table:table-cell>
          <table:table-cell office:value-type="float" office:value="1866">
            <text:p>1866</text:p>
          </table:table-cell>
          <table:table-cell office:value-type="float" office:value="1142">
            <text:p>1142</text:p>
          </table:table-cell>
          <table:table-cell office:value-type="float" office:value="716">
            <text:p>716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470">
            <text:p>32470</text:p>
          </table:table-cell>
          <table:table-cell office:value-type="float" office:value="13780">
            <text:p>13780</text:p>
          </table:table-cell>
          <table:table-cell office:value-type="float" office:value="5711">
            <text:p>5711</text:p>
          </table:table-cell>
          <table:table-cell office:value-type="float" office:value="2887">
            <text:p>2887</text:p>
          </table:table-cell>
          <table:table-cell office:value-type="float" office:value="1621">
            <text:p>1621</text:p>
          </table:table-cell>
          <table:table-cell office:value-type="float" office:value="985">
            <text:p>985</text:p>
          </table:table-cell>
          <table:table-cell office:value-type="float" office:value="586">
            <text:p>586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4677">
            <text:p>44677</text:p>
          </table:table-cell>
          <table:table-cell office:value-type="float" office:value="31740">
            <text:p>31740</text:p>
          </table:table-cell>
          <table:table-cell office:value-type="float" office:value="12828">
            <text:p>12828</text:p>
          </table:table-cell>
          <table:table-cell office:value-type="float" office:value="4829">
            <text:p>4829</text:p>
          </table:table-cell>
          <table:table-cell office:value-type="float" office:value="2390">
            <text:p>2390</text:p>
          </table:table-cell>
          <table:table-cell office:value-type="float" office:value="1307">
            <text:p>1307</text:p>
          </table:table-cell>
          <table:table-cell office:value-type="float" office:value="790">
            <text:p>790</text:p>
          </table:table-cell>
          <table:table-cell office:value-type="float" office:value="415">
            <text:p>41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8817">
            <text:p>48817</text:p>
          </table:table-cell>
          <table:table-cell office:value-type="float" office:value="44256">
            <text:p>44256</text:p>
          </table:table-cell>
          <table:table-cell office:value-type="float" office:value="29909">
            <text:p>29909</text:p>
          </table:table-cell>
          <table:table-cell office:value-type="float" office:value="10585">
            <text:p>10585</text:p>
          </table:table-cell>
          <table:table-cell office:value-type="float" office:value="3978">
            <text:p>3978</text:p>
          </table:table-cell>
          <table:table-cell office:value-type="float" office:value="1850">
            <text:p>1850</text:p>
          </table:table-cell>
          <table:table-cell office:value-type="float" office:value="1012">
            <text:p>1012</text:p>
          </table:table-cell>
          <table:table-cell office:value-type="float" office:value="621">
            <text:p>62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2720">
            <text:p>52720</text:p>
          </table:table-cell>
          <table:table-cell office:value-type="float" office:value="47064">
            <text:p>47064</text:p>
          </table:table-cell>
          <table:table-cell office:value-type="float" office:value="41886">
            <text:p>41886</text:p>
          </table:table-cell>
          <table:table-cell office:value-type="float" office:value="24308">
            <text:p>24308</text:p>
          </table:table-cell>
          <table:table-cell office:value-type="float" office:value="7104">
            <text:p>7104</text:p>
          </table:table-cell>
          <table:table-cell office:value-type="float" office:value="2860">
            <text:p>2860</text:p>
          </table:table-cell>
          <table:table-cell office:value-type="float" office:value="1396">
            <text:p>1396</text:p>
          </table:table-cell>
          <table:table-cell office:value-type="float" office:value="799">
            <text:p>799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SIMULADOR FIFO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59155">
                <text:p>59155</text:p>
              </table:table-cell>
              <table:table-cell office:value-type="float" office:value="34943">
                <text:p>34943</text:p>
              </table:table-cell>
              <table:table-cell office:value-type="float" office:value="20163">
                <text:p>20163</text:p>
              </table:table-cell>
              <table:table-cell office:value-type="float" office:value="11449">
                <text:p>11449</text:p>
              </table:table-cell>
              <table:table-cell office:value-type="float" office:value="7663">
                <text:p>7663</text:p>
              </table:table-cell>
              <table:table-cell office:value-type="float" office:value="6168">
                <text:p>6168</text:p>
              </table:table-cell>
              <table:table-cell office:value-type="float" office:value="5333">
                <text:p>5333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5283">
                <text:p>85283</text:p>
              </table:table-cell>
              <table:table-cell office:value-type="float" office:value="48301">
                <text:p>48301</text:p>
              </table:table-cell>
              <table:table-cell office:value-type="float" office:value="27778">
                <text:p>27778</text:p>
              </table:table-cell>
              <table:table-cell office:value-type="float" office:value="15440">
                <text:p>15440</text:p>
              </table:table-cell>
              <table:table-cell office:value-type="float" office:value="8089">
                <text:p>8089</text:p>
              </table:table-cell>
              <table:table-cell office:value-type="float" office:value="5492">
                <text:p>5492</text:p>
              </table:table-cell>
              <table:table-cell office:value-type="float" office:value="4314">
                <text:p>4314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1827">
                <text:p>131827</text:p>
              </table:table-cell>
              <table:table-cell office:value-type="float" office:value="78338">
                <text:p>78338</text:p>
              </table:table-cell>
              <table:table-cell office:value-type="float" office:value="42421">
                <text:p>42421</text:p>
              </table:table-cell>
              <table:table-cell office:value-type="float" office:value="22816">
                <text:p>22816</text:p>
              </table:table-cell>
              <table:table-cell office:value-type="float" office:value="11884">
                <text:p>11884</text:p>
              </table:table-cell>
              <table:table-cell office:value-type="float" office:value="6293">
                <text:p>6293</text:p>
              </table:table-cell>
              <table:table-cell office:value-type="float" office:value="4528">
                <text:p>4528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8367">
                <text:p>208367</text:p>
              </table:table-cell>
              <table:table-cell office:value-type="float" office:value="119307">
                <text:p>119307</text:p>
              </table:table-cell>
              <table:table-cell office:value-type="float" office:value="70724">
                <text:p>70724</text:p>
              </table:table-cell>
              <table:table-cell office:value-type="float" office:value="37606">
                <text:p>37606</text:p>
              </table:table-cell>
              <table:table-cell office:value-type="float" office:value="18800">
                <text:p>18800</text:p>
              </table:table-cell>
              <table:table-cell office:value-type="float" office:value="9188">
                <text:p>9188</text:p>
              </table:table-cell>
              <table:table-cell office:value-type="float" office:value="5108">
                <text:p>5108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4439">
                <text:p>274439</text:p>
              </table:table-cell>
              <table:table-cell office:value-type="float" office:value="174434">
                <text:p>174434</text:p>
              </table:table-cell>
              <table:table-cell office:value-type="float" office:value="101483">
                <text:p>101483</text:p>
              </table:table-cell>
              <table:table-cell office:value-type="float" office:value="60922">
                <text:p>60922</text:p>
              </table:table-cell>
              <table:table-cell office:value-type="float" office:value="31700">
                <text:p>31700</text:p>
              </table:table-cell>
              <table:table-cell office:value-type="float" office:value="14066">
                <text:p>14066</text:p>
              </table:table-cell>
              <table:table-cell office:value-type="float" office:value="6783">
                <text:p>6783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27573">
                <text:p>427573</text:p>
              </table:table-cell>
              <table:table-cell office:value-type="float" office:value="248262">
                <text:p>248262</text:p>
              </table:table-cell>
              <table:table-cell office:value-type="float" office:value="152352">
                <text:p>152352</text:p>
              </table:table-cell>
              <table:table-cell office:value-type="float" office:value="81506">
                <text:p>81506</text:p>
              </table:table-cell>
              <table:table-cell office:value-type="float" office:value="46770">
                <text:p>46770</text:p>
              </table:table-cell>
              <table:table-cell office:value-type="float" office:value="20809">
                <text:p>20809</text:p>
              </table:table-cell>
              <table:table-cell office:value-type="float" office:value="8367">
                <text:p>8367</text:p>
              </table:table-cell>
              <table:table-cell office:value-type="float" office:value="3934">
                <text:p>3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SIMULADOR FIFO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684cm" svg:y="8.018cm" chart:style-name="ch7">
              <text:p>Tamanho da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0541">
                <text:p>10541</text:p>
              </table:table-cell>
              <table:table-cell office:value-type="float" office:value="7236">
                <text:p>7236</text:p>
              </table:table-cell>
              <table:table-cell office:value-type="float" office:value="4955">
                <text:p>4955</text:p>
              </table:table-cell>
              <table:table-cell office:value-type="float" office:value="3373">
                <text:p>3373</text:p>
              </table:table-cell>
              <table:table-cell office:value-type="float" office:value="2539">
                <text:p>2539</text:p>
              </table:table-cell>
              <table:table-cell office:value-type="float" office:value="1972">
                <text:p>1972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301">
                <text:p>14301</text:p>
              </table:table-cell>
              <table:table-cell office:value-type="float" office:value="8831">
                <text:p>8831</text:p>
              </table:table-cell>
              <table:table-cell office:value-type="float" office:value="5936">
                <text:p>5936</text:p>
              </table:table-cell>
              <table:table-cell office:value-type="float" office:value="3886">
                <text:p>3886</text:p>
              </table:table-cell>
              <table:table-cell office:value-type="float" office:value="2444">
                <text:p>2444</text:p>
              </table:table-cell>
              <table:table-cell office:value-type="float" office:value="1832">
                <text:p>1832</text:p>
              </table:table-cell>
              <table:table-cell office:value-type="float" office:value="1314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870">
                <text:p>22870</text:p>
              </table:table-cell>
              <table:table-cell office:value-type="float" office:value="13446">
                <text:p>13446</text:p>
              </table:table-cell>
              <table:table-cell office:value-type="float" office:value="8218">
                <text:p>8218</text:p>
              </table:table-cell>
              <table:table-cell office:value-type="float" office:value="5239">
                <text:p>5239</text:p>
              </table:table-cell>
              <table:table-cell office:value-type="float" office:value="3276">
                <text:p>3276</text:p>
              </table:table-cell>
              <table:table-cell office:value-type="float" office:value="2095">
                <text:p>2095</text:p>
              </table:table-cell>
              <table:table-cell office:value-type="float" office:value="1571">
                <text:p>157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0255">
                <text:p>40255</text:p>
              </table:table-cell>
              <table:table-cell office:value-type="float" office:value="21270">
                <text:p>21270</text:p>
              </table:table-cell>
              <table:table-cell office:value-type="float" office:value="12439">
                <text:p>12439</text:p>
              </table:table-cell>
              <table:table-cell office:value-type="float" office:value="7570">
                <text:p>7570</text:p>
              </table:table-cell>
              <table:table-cell office:value-type="float" office:value="4532">
                <text:p>4532</text:p>
              </table:table-cell>
              <table:table-cell office:value-type="float" office:value="2797">
                <text:p>2797</text:p>
              </table:table-cell>
              <table:table-cell office:value-type="float" office:value="1792">
                <text:p>1792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9832">
                <text:p>59832</text:p>
              </table:table-cell>
              <table:table-cell office:value-type="float" office:value="35136">
                <text:p>35136</text:p>
              </table:table-cell>
              <table:table-cell office:value-type="float" office:value="18368">
                <text:p>18368</text:p>
              </table:table-cell>
              <table:table-cell office:value-type="float" office:value="10736">
                <text:p>10736</text:p>
              </table:table-cell>
              <table:table-cell office:value-type="float" office:value="6453">
                <text:p>6453</text:p>
              </table:table-cell>
              <table:table-cell office:value-type="float" office:value="3579">
                <text:p>3579</text:p>
              </table:table-cell>
              <table:table-cell office:value-type="float" office:value="2158">
                <text:p>2158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8697">
                <text:p>108697</text:p>
              </table:table-cell>
              <table:table-cell office:value-type="float" office:value="54149">
                <text:p>54149</text:p>
              </table:table-cell>
              <table:table-cell office:value-type="float" office:value="29779">
                <text:p>29779</text:p>
              </table:table-cell>
              <table:table-cell office:value-type="float" office:value="13968">
                <text:p>13968</text:p>
              </table:table-cell>
              <table:table-cell office:value-type="float" office:value="7517">
                <text:p>7517</text:p>
              </table:table-cell>
              <table:table-cell office:value-type="float" office:value="4152">
                <text:p>4152</text:p>
              </table:table-cell>
              <table:table-cell office:value-type="float" office:value="2267">
                <text:p>2267</text:p>
              </table:table-cell>
              <table:table-cell office:value-type="float" office:value="1331">
                <text:p>13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7">
          <table:table-cell table:number-columns-repeated="9"/>
        </table:table-row>
        <table:table-row table:style-name="ro2">
          <table:table-cell office:value-type="string">
            <text:p>FIFO</text:p>
          </table:table-cell>
          <table:table-cell office:value-type="string">
            <text:p>PAGE FAUL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9155">
            <text:p>59155</text:p>
          </table:table-cell>
          <table:table-cell office:value-type="float" office:value="34943">
            <text:p>34943</text:p>
          </table:table-cell>
          <table:table-cell office:value-type="float" office:value="20163">
            <text:p>20163</text:p>
          </table:table-cell>
          <table:table-cell office:value-type="float" office:value="11449">
            <text:p>11449</text:p>
          </table:table-cell>
          <table:table-cell office:value-type="float" office:value="7663">
            <text:p>7663</text:p>
          </table:table-cell>
          <table:table-cell office:value-type="float" office:value="6168">
            <text:p>6168</text:p>
          </table:table-cell>
          <table:table-cell office:value-type="float" office:value="5333">
            <text:p>5333</text:p>
          </table:table-cell>
          <table:table-cell office:value-type="float" office:value="5144">
            <text:p>514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5283">
            <text:p>85283</text:p>
          </table:table-cell>
          <table:table-cell office:value-type="float" office:value="48301">
            <text:p>48301</text:p>
          </table:table-cell>
          <table:table-cell office:value-type="float" office:value="27778">
            <text:p>27778</text:p>
          </table:table-cell>
          <table:table-cell office:value-type="float" office:value="15440">
            <text:p>15440</text:p>
          </table:table-cell>
          <table:table-cell office:value-type="float" office:value="8089">
            <text:p>8089</text:p>
          </table:table-cell>
          <table:table-cell office:value-type="float" office:value="5492">
            <text:p>5492</text:p>
          </table:table-cell>
          <table:table-cell office:value-type="float" office:value="4314">
            <text:p>4314</text:p>
          </table:table-cell>
          <table:table-cell office:value-type="float" office:value="3890">
            <text:p>389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1827">
            <text:p>131827</text:p>
          </table:table-cell>
          <table:table-cell office:value-type="float" office:value="78338">
            <text:p>78338</text:p>
          </table:table-cell>
          <table:table-cell office:value-type="float" office:value="42421">
            <text:p>42421</text:p>
          </table:table-cell>
          <table:table-cell office:value-type="float" office:value="22816">
            <text:p>22816</text:p>
          </table:table-cell>
          <table:table-cell office:value-type="float" office:value="11884">
            <text:p>11884</text:p>
          </table:table-cell>
          <table:table-cell office:value-type="float" office:value="6293">
            <text:p>6293</text:p>
          </table:table-cell>
          <table:table-cell office:value-type="float" office:value="4528">
            <text:p>4528</text:p>
          </table:table-cell>
          <table:table-cell office:value-type="float" office:value="3669">
            <text:p>366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8367">
            <text:p>208367</text:p>
          </table:table-cell>
          <table:table-cell office:value-type="float" office:value="119307">
            <text:p>119307</text:p>
          </table:table-cell>
          <table:table-cell office:value-type="float" office:value="70724">
            <text:p>70724</text:p>
          </table:table-cell>
          <table:table-cell office:value-type="float" office:value="37606">
            <text:p>37606</text:p>
          </table:table-cell>
          <table:table-cell office:value-type="float" office:value="18800">
            <text:p>18800</text:p>
          </table:table-cell>
          <table:table-cell office:value-type="float" office:value="9188">
            <text:p>9188</text:p>
          </table:table-cell>
          <table:table-cell office:value-type="float" office:value="5108">
            <text:p>5108</text:p>
          </table:table-cell>
          <table:table-cell office:value-type="float" office:value="3751">
            <text:p>375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74439">
            <text:p>274439</text:p>
          </table:table-cell>
          <table:table-cell office:value-type="float" office:value="174434">
            <text:p>174434</text:p>
          </table:table-cell>
          <table:table-cell office:value-type="float" office:value="101483">
            <text:p>101483</text:p>
          </table:table-cell>
          <table:table-cell office:value-type="float" office:value="60922">
            <text:p>60922</text:p>
          </table:table-cell>
          <table:table-cell office:value-type="float" office:value="31700">
            <text:p>31700</text:p>
          </table:table-cell>
          <table:table-cell office:value-type="float" office:value="14066">
            <text:p>14066</text:p>
          </table:table-cell>
          <table:table-cell office:value-type="float" office:value="6783">
            <text:p>6783</text:p>
          </table:table-cell>
          <table:table-cell office:value-type="float" office:value="3837">
            <text:p>383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27573">
            <text:p>427573</text:p>
          </table:table-cell>
          <table:table-cell office:value-type="float" office:value="248262">
            <text:p>248262</text:p>
          </table:table-cell>
          <table:table-cell office:value-type="float" office:value="152352">
            <text:p>152352</text:p>
          </table:table-cell>
          <table:table-cell office:value-type="float" office:value="81506">
            <text:p>81506</text:p>
          </table:table-cell>
          <table:table-cell office:value-type="float" office:value="46770">
            <text:p>46770</text:p>
          </table:table-cell>
          <table:table-cell office:value-type="float" office:value="20809">
            <text:p>20809</text:p>
          </table:table-cell>
          <table:table-cell office:value-type="float" office:value="8367">
            <text:p>8367</text:p>
          </table:table-cell>
          <table:table-cell office:value-type="float" office:value="3934">
            <text:p>3934</text:p>
          </table:table-cell>
        </table:table-row>
        <table:table-row table:style-name="ro2">
          <table:table-cell office:value-type="string">
            <text:p>FIFO</text:p>
          </table:table-cell>
          <table:table-cell office:value-type="string">
            <text:p>PAGINAS ESCRITAS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541">
            <text:p>10541</text:p>
          </table:table-cell>
          <table:table-cell office:value-type="float" office:value="7236">
            <text:p>7236</text:p>
          </table:table-cell>
          <table:table-cell office:value-type="float" office:value="4955">
            <text:p>4955</text:p>
          </table:table-cell>
          <table:table-cell office:value-type="float" office:value="3373">
            <text:p>3373</text:p>
          </table:table-cell>
          <table:table-cell office:value-type="float" office:value="2539">
            <text:p>2539</text:p>
          </table:table-cell>
          <table:table-cell office:value-type="float" office:value="1972">
            <text:p>1972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301">
            <text:p>14301</text:p>
          </table:table-cell>
          <table:table-cell office:value-type="float" office:value="8831">
            <text:p>8831</text:p>
          </table:table-cell>
          <table:table-cell office:value-type="float" office:value="5936">
            <text:p>5936</text:p>
          </table:table-cell>
          <table:table-cell office:value-type="float" office:value="3886">
            <text:p>3886</text:p>
          </table:table-cell>
          <table:table-cell office:value-type="float" office:value="2444">
            <text:p>2444</text:p>
          </table:table-cell>
          <table:table-cell office:value-type="float" office:value="1832">
            <text:p>1832</text:p>
          </table:table-cell>
          <table:table-cell office:value-type="float" office:value="1314">
            <text:p>13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870">
            <text:p>22870</text:p>
          </table:table-cell>
          <table:table-cell office:value-type="float" office:value="13446">
            <text:p>13446</text:p>
          </table:table-cell>
          <table:table-cell office:value-type="float" office:value="8218">
            <text:p>8218</text:p>
          </table:table-cell>
          <table:table-cell office:value-type="float" office:value="5239">
            <text:p>5239</text:p>
          </table:table-cell>
          <table:table-cell office:value-type="float" office:value="3276">
            <text:p>3276</text:p>
          </table:table-cell>
          <table:table-cell office:value-type="float" office:value="2095">
            <text:p>2095</text:p>
          </table:table-cell>
          <table:table-cell office:value-type="float" office:value="1571">
            <text:p>1571</text:p>
          </table:table-cell>
          <table:table-cell office:value-type="float" office:value="952">
            <text:p>95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255">
            <text:p>40255</text:p>
          </table:table-cell>
          <table:table-cell office:value-type="float" office:value="21270">
            <text:p>21270</text:p>
          </table:table-cell>
          <table:table-cell office:value-type="float" office:value="12439">
            <text:p>12439</text:p>
          </table:table-cell>
          <table:table-cell office:value-type="float" office:value="7570">
            <text:p>7570</text:p>
          </table:table-cell>
          <table:table-cell office:value-type="float" office:value="4532">
            <text:p>4532</text:p>
          </table:table-cell>
          <table:table-cell office:value-type="float" office:value="2797">
            <text:p>2797</text:p>
          </table:table-cell>
          <table:table-cell office:value-type="float" office:value="1792">
            <text:p>1792</text:p>
          </table:table-cell>
          <table:table-cell office:value-type="float" office:value="1319">
            <text:p>131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9832">
            <text:p>59832</text:p>
          </table:table-cell>
          <table:table-cell office:value-type="float" office:value="35136">
            <text:p>35136</text:p>
          </table:table-cell>
          <table:table-cell office:value-type="float" office:value="18368">
            <text:p>18368</text:p>
          </table:table-cell>
          <table:table-cell office:value-type="float" office:value="10736">
            <text:p>10736</text:p>
          </table:table-cell>
          <table:table-cell office:value-type="float" office:value="6453">
            <text:p>6453</text:p>
          </table:table-cell>
          <table:table-cell office:value-type="float" office:value="3579">
            <text:p>3579</text:p>
          </table:table-cell>
          <table:table-cell office:value-type="float" office:value="2158">
            <text:p>2158</text:p>
          </table:table-cell>
          <table:table-cell office:value-type="float" office:value="1370">
            <text:p>137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8697">
            <text:p>108697</text:p>
          </table:table-cell>
          <table:table-cell office:value-type="float" office:value="54149">
            <text:p>54149</text:p>
          </table:table-cell>
          <table:table-cell office:value-type="float" office:value="29779">
            <text:p>29779</text:p>
          </table:table-cell>
          <table:table-cell office:value-type="float" office:value="13968">
            <text:p>13968</text:p>
          </table:table-cell>
          <table:table-cell office:value-type="float" office:value="7517">
            <text:p>7517</text:p>
          </table:table-cell>
          <table:table-cell office:value-type="float" office:value="4152">
            <text:p>4152</text:p>
          </table:table-cell>
          <table:table-cell office:value-type="float" office:value="2267">
            <text:p>2267</text:p>
          </table:table-cell>
          <table:table-cell office:value-type="float" office:value="1331">
            <text:p>1331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cm" svg:y="0.315cm" chart:style-name="ch2">
          <text:p>Compressor FIFO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928">
                <text:p>1928</text:p>
              </table:table-cell>
              <table:table-cell office:value-type="float" office:value="1249">
                <text:p>1249</text:p>
              </table:table-cell>
              <table:table-cell office:value-type="float" office:value="772">
                <text:p>772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97">
                <text:p>2497</text:p>
              </table:table-cell>
              <table:table-cell office:value-type="float" office:value="1467">
                <text:p>1467</text:p>
              </table:table-cell>
              <table:table-cell office:value-type="float" office:value="891">
                <text:p>891</text:p>
              </table:table-cell>
              <table:table-cell office:value-type="float" office:value="511">
                <text:p>511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235">
                <text:p>3235</text:p>
              </table:table-cell>
              <table:table-cell office:value-type="float" office:value="1804">
                <text:p>1804</text:p>
              </table:table-cell>
              <table:table-cell office:value-type="float" office:value="1030">
                <text:p>1030</text:p>
              </table:table-cell>
              <table:table-cell office:value-type="float" office:value="570">
                <text:p>57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214">
                <text:p>11214</text:p>
              </table:table-cell>
              <table:table-cell office:value-type="float" office:value="2862">
                <text:p>2862</text:p>
              </table:table-cell>
              <table:table-cell office:value-type="float" office:value="1495">
                <text:p>1495</text:p>
              </table:table-cell>
              <table:table-cell office:value-type="float" office:value="850">
                <text:p>850</text:p>
              </table:table-cell>
              <table:table-cell office:value-type="float" office:value="430">
                <text:p>430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3347">
                <text:p>113347</text:p>
              </table:table-cell>
              <table:table-cell office:value-type="float" office:value="10640">
                <text:p>10640</text:p>
              </table:table-cell>
              <table:table-cell office:value-type="float" office:value="2234">
                <text:p>2234</text:p>
              </table:table-cell>
              <table:table-cell office:value-type="float" office:value="1119">
                <text:p>1119</text:p>
              </table:table-cell>
              <table:table-cell office:value-type="float" office:value="640">
                <text:p>640</text:p>
              </table:table-cell>
              <table:table-cell office:value-type="float" office:value="309">
                <text:p>309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16583">
                <text:p>216583</text:p>
              </table:table-cell>
              <table:table-cell office:value-type="float" office:value="104991">
                <text:p>104991</text:p>
              </table:table-cell>
              <table:table-cell office:value-type="float" office:value="10332">
                <text:p>10332</text:p>
              </table:table-cell>
              <table:table-cell office:value-type="float" office:value="1956">
                <text:p>1956</text:p>
              </table:table-cell>
              <table:table-cell office:value-type="float" office:value="890">
                <text:p>890</text:p>
              </table:table-cell>
              <table:table-cell office:value-type="float" office:value="444">
                <text:p>444</text:p>
              </table:table-cell>
              <table:table-cell office:value-type="float" office:value="155">
                <text:p>155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5.759cm" svg:y="0.315cm" chart:style-name="ch2">
          <text:p>COMPRESSOR FIFO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cm" svg:height="5.525cm">
          <chartooo:coordinate-region svg:x="2.507cm" svg:y="2.513cm" svg:width="10.396cm" svg:height="4.679cm"/>
          <chart:axis chart:dimension="x" chart:name="primary-x" chart:style-name="ch6" chartooo:axis-type="auto">
            <chartooo:date-scale/>
            <chart:title svg:x="5.922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24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314">
                <text:p>314</text:p>
              </table:table-cell>
              <table:table-cell office:value-type="float" office:value="242">
                <text:p>242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5">
                <text:p>335</text:p>
              </table:table-cell>
              <table:table-cell office:value-type="float" office:value="233">
                <text:p>233</text:p>
              </table:table-cell>
              <table:table-cell office:value-type="float" office:value="163">
                <text:p>163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87">
                <text:p>387</text:p>
              </table:table-cell>
              <table:table-cell office:value-type="float" office:value="260">
                <text:p>260</text:p>
              </table:table-cell>
              <table:table-cell office:value-type="float" office:value="186">
                <text:p>18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48">
                <text:p>948</text:p>
              </table:table-cell>
              <table:table-cell office:value-type="float" office:value="359">
                <text:p>359</text:p>
              </table:table-cell>
              <table:table-cell office:value-type="float" office:value="230">
                <text:p>230</text:p>
              </table:table-cell>
              <table:table-cell office:value-type="float" office:value="164">
                <text:p>164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827">
                <text:p>8827</text:p>
              </table:table-cell>
              <table:table-cell office:value-type="float" office:value="885">
                <text:p>885</text:p>
              </table:table-cell>
              <table:table-cell office:value-type="float" office:value="277">
                <text:p>277</text:p>
              </table:table-cell>
              <table:table-cell office:value-type="float" office:value="176">
                <text:p>176</text:p>
              </table:table-cell>
              <table:table-cell office:value-type="float" office:value="134">
                <text:p>13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1340">
                <text:p>31340</text:p>
              </table:table-cell>
              <table:table-cell office:value-type="float" office:value="5572">
                <text:p>5572</text:p>
              </table:table-cell>
              <table:table-cell office:value-type="float" office:value="867">
                <text:p>867</text:p>
              </table:table-cell>
              <table:table-cell office:value-type="float" office:value="254">
                <text:p>254</text:p>
              </table:table-cell>
              <table:table-cell office:value-type="float" office:value="149">
                <text:p>149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7">
          <table:table-cell table:number-columns-repeated="9"/>
        </table:table-row>
        <table:table-row table:style-name="ro2">
          <table:table-cell office:value-type="string">
            <text:p>FIFO</text:p>
          </table:table-cell>
          <table:table-cell office:value-type="string">
            <text:p>PAGE FAUL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28">
            <text:p>1928</text:p>
          </table:table-cell>
          <table:table-cell office:value-type="float" office:value="1249">
            <text:p>1249</text:p>
          </table:table-cell>
          <table:table-cell office:value-type="float" office:value="772">
            <text:p>772</text:p>
          </table:table-cell>
          <table:table-cell table:number-columns-repeated="5" office:value-type="float" office:value="419">
            <text:p>4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97">
            <text:p>2497</text:p>
          </table:table-cell>
          <table:table-cell office:value-type="float" office:value="1467">
            <text:p>1467</text:p>
          </table:table-cell>
          <table:table-cell office:value-type="float" office:value="891">
            <text:p>891</text:p>
          </table:table-cell>
          <table:table-cell office:value-type="float" office:value="511">
            <text:p>511</text:p>
          </table:table-cell>
          <table:table-cell table:number-columns-repeated="4" office:value-type="float" office:value="317">
            <text:p>3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35">
            <text:p>3235</text:p>
          </table:table-cell>
          <table:table-cell office:value-type="float" office:value="1804">
            <text:p>1804</text:p>
          </table:table-cell>
          <table:table-cell office:value-type="float" office:value="1030">
            <text:p>1030</text:p>
          </table:table-cell>
          <table:table-cell office:value-type="float" office:value="570">
            <text:p>570</text:p>
          </table:table-cell>
          <table:table-cell table:number-columns-repeated="4" office:value-type="float" office:value="255">
            <text:p>2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14">
            <text:p>11214</text:p>
          </table:table-cell>
          <table:table-cell office:value-type="float" office:value="2862">
            <text:p>2862</text:p>
          </table:table-cell>
          <table:table-cell office:value-type="float" office:value="1495">
            <text:p>1495</text:p>
          </table:table-cell>
          <table:table-cell office:value-type="float" office:value="850">
            <text:p>850</text:p>
          </table:table-cell>
          <table:table-cell office:value-type="float" office:value="430">
            <text:p>430</text:p>
          </table:table-cell>
          <table:table-cell table:number-columns-repeated="3" office:value-type="float" office:value="209">
            <text:p>20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3347">
            <text:p>113347</text:p>
          </table:table-cell>
          <table:table-cell office:value-type="float" office:value="10640">
            <text:p>10640</text:p>
          </table:table-cell>
          <table:table-cell office:value-type="float" office:value="2234">
            <text:p>2234</text:p>
          </table:table-cell>
          <table:table-cell office:value-type="float" office:value="1119">
            <text:p>1119</text:p>
          </table:table-cell>
          <table:table-cell office:value-type="float" office:value="640">
            <text:p>640</text:p>
          </table:table-cell>
          <table:table-cell office:value-type="float" office:value="309">
            <text:p>309</text:p>
          </table:table-cell>
          <table:table-cell table:number-columns-repeated="2" office:value-type="float" office:value="172">
            <text:p>17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16583">
            <text:p>216583</text:p>
          </table:table-cell>
          <table:table-cell office:value-type="float" office:value="104991">
            <text:p>104991</text:p>
          </table:table-cell>
          <table:table-cell office:value-type="float" office:value="10332">
            <text:p>10332</text:p>
          </table:table-cell>
          <table:table-cell office:value-type="float" office:value="1956">
            <text:p>1956</text:p>
          </table:table-cell>
          <table:table-cell office:value-type="float" office:value="890">
            <text:p>890</text:p>
          </table:table-cell>
          <table:table-cell office:value-type="float" office:value="444">
            <text:p>444</text:p>
          </table:table-cell>
          <table:table-cell office:value-type="float" office:value="155">
            <text:p>155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FIFO</text:p>
          </table:table-cell>
          <table:table-cell office:value-type="string">
            <text:p>PAGINAS ESCRITAS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42">
            <text:p>242</text:p>
          </table:table-cell>
          <table:table-cell office:value-type="float" office:value="123">
            <text:p>12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35">
            <text:p>335</text:p>
          </table:table-cell>
          <table:table-cell office:value-type="float" office:value="233">
            <text:p>233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87">
            <text:p>387</text:p>
          </table:table-cell>
          <table:table-cell office:value-type="float" office:value="260">
            <text:p>260</text:p>
          </table:table-cell>
          <table:table-cell office:value-type="float" office:value="186">
            <text:p>186</text:p>
          </table:table-cell>
          <table:table-cell office:value-type="float" office:value="98">
            <text:p>9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8">
            <text:p>948</text:p>
          </table:table-cell>
          <table:table-cell office:value-type="float" office:value="359">
            <text:p>359</text:p>
          </table:table-cell>
          <table:table-cell office:value-type="float" office:value="230">
            <text:p>230</text:p>
          </table:table-cell>
          <table:table-cell office:value-type="float" office:value="164">
            <text:p>164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827">
            <text:p>8827</text:p>
          </table:table-cell>
          <table:table-cell office:value-type="float" office:value="885">
            <text:p>885</text:p>
          </table:table-cell>
          <table:table-cell office:value-type="float" office:value="277">
            <text:p>277</text:p>
          </table:table-cell>
          <table:table-cell office:value-type="float" office:value="176">
            <text:p>176</text:p>
          </table:table-cell>
          <table:table-cell office:value-type="float" office:value="134">
            <text:p>134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1340">
            <text:p>31340</text:p>
          </table:table-cell>
          <table:table-cell office:value-type="float" office:value="5572">
            <text:p>5572</text:p>
          </table:table-cell>
          <table:table-cell office:value-type="float" office:value="867">
            <text:p>867</text:p>
          </table:table-cell>
          <table:table-cell office:value-type="float" office:value="254">
            <text:p>254</text:p>
          </table:table-cell>
          <table:table-cell office:value-type="float" office:value="149">
            <text:p>149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